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2B6000001612F105C93D08C0BC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3A1000001F8C97153FFE138E7F4.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9e29d"/>
    </style:style>
    <style:style style:name="P2"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4"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6" style:family="paragraph" style:parent-style-name="Standard">
      <style:text-properties style:font-name="DejaVu Sans1"/>
    </style:style>
    <style:style style:name="P7" style:family="paragraph" style:parent-style-name="Standard">
      <style:text-properties style:font-name="DejaVu Sans1" officeooo:rsid="0006a705" officeooo:paragraph-rsid="0006a705"/>
    </style:style>
    <style:style style:name="P8" style:family="paragraph" style:parent-style-name="Standard">
      <style:text-properties style:font-name="DejaVu Sans1" fo:font-size="28pt" officeooo:rsid="0006a705" officeooo:paragraph-rsid="0006a705" style:font-size-asian="28pt" style:font-size-complex="28pt"/>
    </style:style>
    <style:style style:name="P9" style:family="paragraph" style:parent-style-name="Standard">
      <style:text-properties style:font-name="DejaVu Sans1" fo:font-size="18pt" officeooo:rsid="0006a705" officeooo:paragraph-rsid="0006a705" style:font-size-asian="18pt" style:font-size-complex="18pt"/>
    </style:style>
    <style:style style:name="P10" style:family="paragraph" style:parent-style-name="Standard">
      <style:text-properties style:font-name="DejaVu Sans1" fo:font-size="12pt" officeooo:rsid="0006a705" officeooo:paragraph-rsid="0006a705" style:font-size-asian="10.5pt" style:font-size-complex="12pt"/>
    </style:style>
    <style:style style:name="P11"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2" style:family="paragraph" style:parent-style-name="Standard">
      <style:text-properties style:font-name="DejaVu Sans1" officeooo:paragraph-rsid="0019e29d"/>
    </style:style>
    <style:style style:name="P13" style:family="paragraph" style:parent-style-name="Standard">
      <style:text-properties style:font-name="DejaVu Sans1" officeooo:paragraph-rsid="0108e8c1"/>
    </style:style>
    <style:style style:name="P14" style:family="paragraph" style:parent-style-name="Standard">
      <style:text-properties style:font-name="DejaVu Sans1" officeooo:rsid="00e7e496" officeooo:paragraph-rsid="0108e8c1"/>
    </style:style>
    <style:style style:name="P15" style:family="paragraph" style:parent-style-name="Standard">
      <style:text-properties style:font-name="DejaVu Sans1" officeooo:paragraph-rsid="00fb80d7"/>
    </style:style>
    <style:style style:name="P16" style:family="paragraph" style:parent-style-name="Standard">
      <style:text-properties style:font-name="DejaVu Sans1" officeooo:paragraph-rsid="0088edcd"/>
    </style:style>
    <style:style style:name="P17" style:family="paragraph" style:parent-style-name="Standard">
      <style:text-properties style:font-name="DejaVu Sans1" officeooo:paragraph-rsid="007f1e10"/>
    </style:style>
    <style:style style:name="P18" style:family="paragraph" style:parent-style-name="Standard">
      <style:text-properties style:font-name="DejaVu Sans1" officeooo:paragraph-rsid="008e1dcb"/>
    </style:style>
    <style:style style:name="P19" style:family="paragraph" style:parent-style-name="Standard">
      <style:text-properties style:font-name="DejaVu Sans1" officeooo:rsid="0092cadf" officeooo:paragraph-rsid="011e4541"/>
    </style:style>
    <style:style style:name="P20" style:family="paragraph" style:parent-style-name="Standard">
      <style:text-properties style:font-name="DejaVu Sans1" officeooo:rsid="00bca977" officeooo:paragraph-rsid="00bca977"/>
    </style:style>
    <style:style style:name="P21" style:family="paragraph" style:parent-style-name="Standard">
      <style:text-properties style:font-name="DejaVu Sans1" officeooo:rsid="009c7c9b" officeooo:paragraph-rsid="0195bd32"/>
    </style:style>
    <style:style style:name="P22" style:family="paragraph" style:parent-style-name="Standard">
      <style:text-properties style:font-name="DejaVu Sans1" officeooo:rsid="009c7c9b" officeooo:paragraph-rsid="019912b2"/>
    </style:style>
    <style:style style:name="P23" style:family="paragraph" style:parent-style-name="Standard">
      <style:text-properties style:font-name="DejaVu Sans1" officeooo:rsid="009c7c9b" officeooo:paragraph-rsid="019de272"/>
    </style:style>
    <style:style style:name="P24" style:family="paragraph" style:parent-style-name="Standard">
      <style:text-properties style:font-name="DejaVu Sans1" fo:font-size="8pt" officeooo:rsid="019b432a" officeooo:paragraph-rsid="019b432a" style:font-size-asian="8pt" style:font-size-complex="8pt"/>
    </style:style>
    <style:style style:name="P25" style:family="paragraph" style:parent-style-name="Standard">
      <style:text-properties style:font-name="DejaVu Sans1" fo:font-size="8pt" officeooo:rsid="019912b2" officeooo:paragraph-rsid="019de272" style:font-size-asian="8pt" style:font-size-complex="8pt"/>
    </style:style>
    <style:style style:name="P26" style:family="paragraph" style:parent-style-name="Standard">
      <style:text-properties style:font-name="DejaVu Sans1" fo:font-size="9pt" officeooo:rsid="019b432a" officeooo:paragraph-rsid="019de272" style:font-size-asian="9pt" style:font-size-complex="9pt"/>
    </style:style>
    <style:style style:name="P27" style:family="paragraph" style:parent-style-name="Standard">
      <style:text-properties style:font-name="DejaVu Sans1" officeooo:rsid="00608ab4" officeooo:paragraph-rsid="01b604aa"/>
    </style:style>
    <style:style style:name="P28" style:family="paragraph" style:parent-style-name="Standard">
      <style:text-properties style:font-name="DejaVu Sans1" fo:font-size="10pt" style:font-size-asian="10pt" style:font-size-complex="10pt"/>
    </style:style>
    <style:style style:name="P29" style:family="paragraph" style:parent-style-name="Standard">
      <style:text-properties style:font-name="DejaVu Sans1" officeooo:paragraph-rsid="01c2b052"/>
    </style:style>
    <style:style style:name="P30" style:family="paragraph" style:parent-style-name="Text_20_body">
      <style:text-properties officeooo:paragraph-rsid="0020b2b3"/>
    </style:style>
    <style:style style:name="P31" style:family="paragraph" style:parent-style-name="Text_20_body">
      <style:text-properties officeooo:rsid="002dd261" officeooo:paragraph-rsid="002dd261"/>
    </style:style>
    <style:style style:name="P32"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3"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4"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5"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6"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0fb1a6" officeooo:paragraph-rsid="019de272"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0fb1a6" officeooo:paragraph-rsid="01f32e28"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rsid="00526500" officeooo:paragraph-rsid="01b012f5"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074298d" officeooo:paragraph-rsid="01a39c2a"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4"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55"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56" style:family="paragraph" style:parent-style-name="Text_20_body">
      <style:text-properties fo:font-variant="normal" fo:text-transform="none" fo:color="#303030" style:font-name="DejaVu Sans1" fo:font-size="11pt" fo:letter-spacing="normal" fo:font-style="normal" fo:font-weight="normal" officeooo:rsid="002328bb" officeooo:paragraph-rsid="01afdf09" style:font-size-asian="11pt" style:font-size-complex="11pt"/>
    </style:style>
    <style:style style:name="P57"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58" style:family="paragraph" style:parent-style-name="Text_20_body">
      <style:text-properties fo:font-variant="normal" fo:text-transform="none" fo:color="#303030" style:font-name="DejaVu Sans1" fo:font-size="11pt" fo:letter-spacing="normal" fo:font-style="normal" fo:font-weight="normal" officeooo:rsid="01b8e91c" officeooo:paragraph-rsid="01b8e91c" style:font-size-asian="11pt" style:font-size-complex="11pt"/>
    </style:style>
    <style:style style:name="P59" style:family="paragraph" style:parent-style-name="Text_20_body">
      <style:text-properties fo:font-variant="normal" fo:text-transform="none" fo:color="#303030" style:font-name="DejaVu Sans1" fo:font-size="11pt" fo:letter-spacing="normal" fo:font-style="normal" fo:font-weight="normal" officeooo:rsid="01d16a81" officeooo:paragraph-rsid="01d16a81" style:font-size-asian="11pt" style:font-size-complex="11pt"/>
    </style:style>
    <style:style style:name="P60" style:family="paragraph" style:parent-style-name="Text_20_body">
      <style:text-properties fo:font-variant="normal" fo:text-transform="none" fo:color="#303030" style:font-name="DejaVu Sans1" fo:font-size="11pt" fo:letter-spacing="normal" fo:font-style="normal" fo:font-weight="normal" officeooo:rsid="01f39b25" officeooo:paragraph-rsid="01f39b25" style:font-size-asian="11pt" style:font-size-complex="11pt"/>
    </style:style>
    <style:style style:name="P61"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1" fo:font-size="11pt" fo:letter-spacing="normal" fo:font-style="normal" fo:font-weight="normal" officeooo:rsid="002328bb" officeooo:paragraph-rsid="01afdf09" style:font-size-asian="11pt" style:font-weight-asian="normal" style:font-size-complex="11pt" style:font-weight-complex="normal"/>
    </style:style>
    <style:style style:name="P69"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70" style:family="paragraph" style:parent-style-name="Text_20_body">
      <style:text-properties fo:font-variant="normal" fo:text-transform="none" fo:color="#303030" style:font-name="DejaVu Sans1" fo:font-size="11pt" fo:letter-spacing="normal" fo:font-style="italic" fo:font-weight="normal" officeooo:rsid="0023e997" officeooo:paragraph-rsid="01afdf09" style:font-size-asian="11pt" style:font-style-asian="italic" style:font-size-complex="11pt" style:font-style-complex="italic"/>
    </style:style>
    <style:style style:name="P71"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72"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73"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74"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75"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76"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77" style:family="paragraph" style:parent-style-name="Text_20_body">
      <style:text-properties officeooo:rsid="0036c436" officeooo:paragraph-rsid="0036c436"/>
    </style:style>
    <style:style style:name="P78" style:family="paragraph" style:parent-style-name="Text_20_body">
      <style:text-properties officeooo:rsid="004b8e2a" officeooo:paragraph-rsid="004b8e2a"/>
    </style:style>
    <style:style style:name="P79" style:family="paragraph" style:parent-style-name="Text_20_body">
      <style:text-properties officeooo:paragraph-rsid="004d7f69"/>
    </style:style>
    <style:style style:name="P80" style:family="paragraph" style:parent-style-name="Text_20_body">
      <style:text-properties officeooo:rsid="00608ab4" officeooo:paragraph-rsid="00608ab4"/>
    </style:style>
    <style:style style:name="P81" style:family="paragraph" style:parent-style-name="Text_20_body">
      <style:text-properties officeooo:paragraph-rsid="006d6c81"/>
    </style:style>
    <style:style style:name="P82" style:family="paragraph" style:parent-style-name="Text_20_body">
      <style:text-properties officeooo:rsid="0077cec4" officeooo:paragraph-rsid="0077cec4"/>
    </style:style>
    <style:style style:name="P83" style:family="paragraph" style:parent-style-name="Text_20_body">
      <style:text-properties officeooo:paragraph-rsid="00c6bda3"/>
    </style:style>
    <style:style style:name="P84" style:family="paragraph" style:parent-style-name="Text_20_body">
      <style:text-properties style:font-name="DejaVu Sans1"/>
    </style:style>
    <style:style style:name="P85" style:family="paragraph" style:parent-style-name="Text_20_body">
      <style:text-properties style:font-name="DejaVu Sans1" officeooo:rsid="00081f8a" officeooo:paragraph-rsid="000937d7"/>
    </style:style>
    <style:style style:name="P86" style:family="paragraph" style:parent-style-name="Text_20_body">
      <style:text-properties style:font-name="DejaVu Sans1" officeooo:rsid="00081f8a" officeooo:paragraph-rsid="00081f8a"/>
    </style:style>
    <style:style style:name="P87" style:family="paragraph" style:parent-style-name="Text_20_body">
      <style:text-properties style:font-name="DejaVu Sans1" officeooo:rsid="000937d7" officeooo:paragraph-rsid="000937d7"/>
    </style:style>
    <style:style style:name="P88" style:family="paragraph" style:parent-style-name="Text_20_body">
      <style:text-properties style:font-name="DejaVu Sans1" officeooo:rsid="000af495" officeooo:paragraph-rsid="000af495"/>
    </style:style>
    <style:style style:name="P89" style:family="paragraph" style:parent-style-name="Text_20_body">
      <style:text-properties style:font-name="DejaVu Sans1" officeooo:rsid="000780b3" officeooo:paragraph-rsid="000780b3"/>
    </style:style>
    <style:style style:name="P90" style:family="paragraph" style:parent-style-name="Text_20_body">
      <style:text-properties style:font-name="DejaVu Sans1" officeooo:rsid="00a36cc2" officeooo:paragraph-rsid="00a36cc2"/>
    </style:style>
    <style:style style:name="P91" style:family="paragraph" style:parent-style-name="Text_20_body">
      <style:text-properties style:font-name="DejaVu Sans1" officeooo:rsid="000c9427" officeooo:paragraph-rsid="000c9427"/>
    </style:style>
    <style:style style:name="P92" style:family="paragraph" style:parent-style-name="Text_20_body">
      <style:text-properties style:font-name="DejaVu Sans1" officeooo:rsid="009f257b" officeooo:paragraph-rsid="009f257b"/>
    </style:style>
    <style:style style:name="P93"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94" style:family="paragraph" style:parent-style-name="Text_20_body">
      <style:text-properties style:font-name="DejaVu Sans1" fo:font-style="italic" officeooo:rsid="009f257b" officeooo:paragraph-rsid="009f257b" style:font-style-asian="italic" style:font-style-complex="italic"/>
    </style:style>
    <style:style style:name="P95" style:family="paragraph" style:parent-style-name="Text_20_body">
      <style:text-properties style:font-name="DejaVu Sans1" fo:font-style="italic" officeooo:rsid="0023e997" officeooo:paragraph-rsid="0064600a" style:font-style-asian="italic" style:font-style-complex="italic"/>
    </style:style>
    <style:style style:name="P96" style:family="paragraph" style:parent-style-name="Text_20_body">
      <style:text-properties style:font-name="DejaVu Sans1" fo:font-style="italic" officeooo:rsid="00bf2f3b" officeooo:paragraph-rsid="00bf2f3b" style:font-style-asian="italic" style:font-style-complex="italic"/>
    </style:style>
    <style:style style:name="P97" style:family="paragraph" style:parent-style-name="Text_20_body">
      <style:text-properties style:font-name="DejaVu Sans1" fo:font-style="italic" officeooo:rsid="00bf2f3b" officeooo:paragraph-rsid="01b18156" style:font-style-asian="italic" style:font-style-complex="italic"/>
    </style:style>
    <style:style style:name="P98" style:family="paragraph" style:parent-style-name="Text_20_body">
      <style:text-properties style:font-name="DejaVu Sans1" fo:font-style="italic" officeooo:rsid="0036c436" officeooo:paragraph-rsid="00bfe6d0" style:font-style-asian="italic" style:font-style-complex="italic"/>
    </style:style>
    <style:style style:name="P99" style:family="paragraph" style:parent-style-name="Text_20_body">
      <style:text-properties style:font-name="DejaVu Sans1" fo:font-style="italic" officeooo:rsid="0036c436" officeooo:paragraph-rsid="00c02741" style:font-style-asian="italic" style:font-style-complex="italic"/>
    </style:style>
    <style:style style:name="P100" style:family="paragraph" style:parent-style-name="Text_20_body">
      <style:text-properties style:font-name="DejaVu Sans1" fo:font-style="italic" officeooo:rsid="0036c436" officeooo:paragraph-rsid="00c23842" style:font-style-asian="italic" style:font-style-complex="italic"/>
    </style:style>
    <style:style style:name="P101" style:family="paragraph" style:parent-style-name="Text_20_body">
      <style:text-properties style:font-name="DejaVu Sans1" fo:font-style="italic" officeooo:rsid="0036c436" officeooo:paragraph-rsid="00c35e00" style:font-style-asian="italic" style:font-style-complex="italic"/>
    </style:style>
    <style:style style:name="P102" style:family="paragraph" style:parent-style-name="Text_20_body">
      <style:text-properties style:font-name="DejaVu Sans1" fo:font-style="italic" officeooo:rsid="00ceaea8" officeooo:paragraph-rsid="01254df9" style:font-style-asian="italic" style:font-style-complex="italic"/>
    </style:style>
    <style:style style:name="P103" style:family="paragraph" style:parent-style-name="Text_20_body">
      <style:text-properties style:font-name="DejaVu Sans1" fo:font-style="italic" officeooo:rsid="00ceaea8" officeooo:paragraph-rsid="012771c2" style:font-style-asian="italic" style:font-style-complex="italic"/>
    </style:style>
    <style:style style:name="P104" style:family="paragraph" style:parent-style-name="Text_20_body">
      <style:text-properties style:font-name="DejaVu Sans1" fo:font-style="italic" officeooo:rsid="00ceaea8" officeooo:paragraph-rsid="012a2243" style:font-style-asian="italic" style:font-style-complex="italic"/>
    </style:style>
    <style:style style:name="P105" style:family="paragraph" style:parent-style-name="Text_20_body">
      <style:text-properties style:font-name="DejaVu Sans1" fo:font-style="italic" officeooo:rsid="00ceaea8" officeooo:paragraph-rsid="012be1dd" style:font-style-asian="italic" style:font-style-complex="italic"/>
    </style:style>
    <style:style style:name="P106" style:family="paragraph" style:parent-style-name="Text_20_body">
      <style:text-properties style:font-name="DejaVu Sans1" fo:font-style="italic" officeooo:rsid="00ceaea8" officeooo:paragraph-rsid="01263e94" style:font-style-asian="italic" style:font-style-complex="italic"/>
    </style:style>
    <style:style style:name="P107" style:family="paragraph" style:parent-style-name="Text_20_body">
      <style:text-properties style:font-name="DejaVu Sans1" fo:font-style="italic" officeooo:rsid="000af88d" officeooo:paragraph-rsid="0124b270" style:font-style-asian="italic" style:font-style-complex="italic"/>
    </style:style>
    <style:style style:name="P108" style:family="paragraph" style:parent-style-name="Text_20_body">
      <style:text-properties style:font-name="DejaVu Sans1" fo:font-style="italic" officeooo:rsid="01226af7" officeooo:paragraph-rsid="01226af7" style:font-style-asian="italic" style:font-style-complex="italic"/>
    </style:style>
    <style:style style:name="P109" style:family="paragraph" style:parent-style-name="Text_20_body">
      <style:text-properties style:font-name="DejaVu Sans1" fo:font-style="italic" officeooo:rsid="019912b2" officeooo:paragraph-rsid="019de272" style:font-style-asian="italic" style:font-style-complex="italic"/>
    </style:style>
    <style:style style:name="P110" style:family="paragraph" style:parent-style-name="Text_20_body">
      <style:text-properties style:font-name="DejaVu Sans1" fo:font-style="italic" officeooo:rsid="019912b2" officeooo:paragraph-rsid="01f8691f" style:font-style-asian="italic" style:font-style-complex="italic"/>
    </style:style>
    <style:style style:name="P111" style:family="paragraph" style:parent-style-name="Text_20_body">
      <style:text-properties style:font-name="DejaVu Sans1" officeooo:rsid="009ff225" officeooo:paragraph-rsid="009ff225"/>
    </style:style>
    <style:style style:name="P112" style:family="paragraph" style:parent-style-name="Text_20_body">
      <style:text-properties style:font-name="DejaVu Sans1" officeooo:rsid="014e8517" officeooo:paragraph-rsid="014e8517"/>
    </style:style>
    <style:style style:name="P113" style:family="paragraph" style:parent-style-name="Text_20_body">
      <style:text-properties style:font-name="DejaVu Sans1" officeooo:paragraph-rsid="00dafd2a"/>
    </style:style>
    <style:style style:name="P114" style:family="paragraph" style:parent-style-name="Text_20_body">
      <style:text-properties style:font-name="DejaVu Sans1" officeooo:rsid="002fc419" officeooo:paragraph-rsid="002fc419"/>
    </style:style>
    <style:style style:name="P115" style:family="paragraph" style:parent-style-name="Text_20_body">
      <style:text-properties style:font-name="DejaVu Sans1" officeooo:rsid="002fc419" officeooo:paragraph-rsid="01ec7391"/>
    </style:style>
    <style:style style:name="P116" style:family="paragraph" style:parent-style-name="Text_20_body">
      <style:text-properties style:font-name="DejaVu Sans1" officeooo:rsid="00a5e383" officeooo:paragraph-rsid="00a5e383"/>
    </style:style>
    <style:style style:name="P117" style:family="paragraph" style:parent-style-name="Text_20_body">
      <style:text-properties style:font-name="DejaVu Sans1" officeooo:rsid="00a5e383" officeooo:paragraph-rsid="01ec7391"/>
    </style:style>
    <style:style style:name="P118" style:family="paragraph" style:parent-style-name="Text_20_body">
      <style:text-properties style:font-name="DejaVu Sans1" officeooo:rsid="00a77b7c" officeooo:paragraph-rsid="00a77b7c"/>
    </style:style>
    <style:style style:name="P119" style:family="paragraph" style:parent-style-name="Text_20_body">
      <style:text-properties style:font-name="DejaVu Sans1" officeooo:rsid="004b8e2a" officeooo:paragraph-rsid="01b604aa"/>
    </style:style>
    <style:style style:name="P120" style:family="paragraph" style:parent-style-name="Text_20_body">
      <style:text-properties style:font-name="DejaVu Sans1" officeooo:rsid="004b8e2a" officeooo:paragraph-rsid="004b8e2a"/>
    </style:style>
    <style:style style:name="P121" style:family="paragraph" style:parent-style-name="Text_20_body">
      <style:text-properties style:font-name="DejaVu Sans1" officeooo:rsid="000fa604" officeooo:paragraph-rsid="00b32e30"/>
    </style:style>
    <style:style style:name="P122" style:family="paragraph" style:parent-style-name="Text_20_body">
      <style:text-properties style:font-name="DejaVu Sans1" officeooo:rsid="000fa604" officeooo:paragraph-rsid="00b132db"/>
    </style:style>
    <style:style style:name="P123" style:family="paragraph" style:parent-style-name="Text_20_body">
      <style:text-properties style:font-name="DejaVu Sans1" officeooo:paragraph-rsid="0152813e"/>
    </style:style>
    <style:style style:name="P124" style:family="paragraph" style:parent-style-name="Text_20_body">
      <style:text-properties style:font-name="DejaVu Sans1" officeooo:rsid="00174d0c" officeooo:paragraph-rsid="00174d0c"/>
    </style:style>
    <style:style style:name="P125" style:family="paragraph" style:parent-style-name="Text_20_body">
      <style:text-properties style:font-name="DejaVu Sans1" officeooo:rsid="0059a60b" officeooo:paragraph-rsid="0059a60b"/>
    </style:style>
    <style:style style:name="P126" style:family="paragraph" style:parent-style-name="Text_20_body">
      <style:text-properties style:font-name="DejaVu Sans1" officeooo:rsid="000af88d" officeooo:paragraph-rsid="002198cc"/>
    </style:style>
    <style:style style:name="P127" style:family="paragraph" style:parent-style-name="Text_20_body">
      <style:text-properties style:font-name="DejaVu Sans1" officeooo:rsid="000af88d" officeooo:paragraph-rsid="00513b80"/>
    </style:style>
    <style:style style:name="P128" style:family="paragraph" style:parent-style-name="Text_20_body">
      <style:text-properties style:font-name="DejaVu Sans1" fo:font-weight="normal" style:font-weight-asian="normal" style:font-weight-complex="normal"/>
    </style:style>
    <style:style style:name="P129" style:family="paragraph" style:parent-style-name="Text_20_body">
      <style:text-properties style:font-name="DejaVu Sans1" fo:font-weight="normal" officeooo:rsid="002328bb" officeooo:paragraph-rsid="002328bb" style:font-weight-asian="normal" style:font-weight-complex="normal"/>
    </style:style>
    <style:style style:name="P130" style:family="paragraph" style:parent-style-name="Text_20_body">
      <style:text-properties style:font-name="DejaVu Sans1" fo:font-weight="normal" officeooo:rsid="0023e997" officeooo:paragraph-rsid="0023e997" style:font-weight-asian="normal" style:font-weight-complex="normal"/>
    </style:style>
    <style:style style:name="P131" style:family="paragraph" style:parent-style-name="Text_20_body">
      <style:text-properties style:font-name="DejaVu Sans1" fo:font-weight="normal" officeooo:rsid="0023e997" officeooo:paragraph-rsid="01afdf09" style:font-weight-asian="normal" style:font-weight-complex="normal"/>
    </style:style>
    <style:style style:name="P132" style:family="paragraph" style:parent-style-name="Text_20_body">
      <style:text-properties style:font-name="DejaVu Sans1" fo:font-weight="normal" officeooo:rsid="00254a64" officeooo:paragraph-rsid="00254a64" style:font-weight-asian="normal" style:font-weight-complex="normal"/>
    </style:style>
    <style:style style:name="P133" style:family="paragraph" style:parent-style-name="Text_20_body">
      <style:text-properties style:font-name="DejaVu Sans1" fo:font-weight="normal" officeooo:rsid="01afdf09" officeooo:paragraph-rsid="01afdf09" style:font-weight-asian="normal" style:font-weight-complex="normal"/>
    </style:style>
    <style:style style:name="P134" style:family="paragraph" style:parent-style-name="Text_20_body">
      <style:text-properties style:font-name="DejaVu Sans1" officeooo:rsid="00581f36" officeooo:paragraph-rsid="00581f36"/>
    </style:style>
    <style:style style:name="P135" style:family="paragraph" style:parent-style-name="Text_20_body">
      <style:text-properties style:font-name="DejaVu Sans1" officeooo:rsid="00608ab4" officeooo:paragraph-rsid="00608ab4"/>
    </style:style>
    <style:style style:name="P136" style:family="paragraph" style:parent-style-name="Text_20_body">
      <style:text-properties style:font-name="DejaVu Sans1" officeooo:rsid="0036c436" officeooo:paragraph-rsid="0036c436"/>
    </style:style>
    <style:style style:name="P137" style:family="paragraph" style:parent-style-name="Text_20_body">
      <style:text-properties style:font-name="DejaVu Sans1" officeooo:rsid="004631a1" officeooo:paragraph-rsid="004631a1"/>
    </style:style>
    <style:style style:name="P138" style:family="paragraph" style:parent-style-name="Text_20_body">
      <style:text-properties style:font-name="DejaVu Sans1" officeooo:paragraph-rsid="00d15b1b"/>
    </style:style>
    <style:style style:name="P139" style:family="paragraph" style:parent-style-name="Text_20_body">
      <style:text-properties style:font-name="DejaVu Sans1" officeooo:paragraph-rsid="0041538e"/>
    </style:style>
    <style:style style:name="P140" style:family="paragraph" style:parent-style-name="Text_20_body">
      <style:text-properties style:font-name="DejaVu Sans1" officeooo:rsid="004361aa" officeooo:paragraph-rsid="004361aa"/>
    </style:style>
    <style:style style:name="P141" style:family="paragraph" style:parent-style-name="Text_20_body">
      <style:text-properties style:font-name="DejaVu Sans1" officeooo:rsid="003e968d" officeooo:paragraph-rsid="00e277b4"/>
    </style:style>
    <style:style style:name="P142" style:family="paragraph" style:parent-style-name="Text_20_body">
      <style:text-properties style:font-name="DejaVu Sans1" officeooo:rsid="003e968d" officeooo:paragraph-rsid="0108e8c1"/>
    </style:style>
    <style:style style:name="P143" style:family="paragraph" style:parent-style-name="Text_20_body">
      <style:text-properties style:font-name="DejaVu Sans1" officeooo:rsid="003e968d" officeooo:paragraph-rsid="0106ddf7"/>
    </style:style>
    <style:style style:name="P144" style:family="paragraph" style:parent-style-name="Text_20_body">
      <style:text-properties style:font-name="DejaVu Sans1" officeooo:rsid="0043de58" officeooo:paragraph-rsid="0043de58"/>
    </style:style>
    <style:style style:name="P145" style:family="paragraph" style:parent-style-name="Text_20_body">
      <style:text-properties style:font-name="DejaVu Sans1" officeooo:paragraph-rsid="00e0f38b"/>
    </style:style>
    <style:style style:name="P146" style:family="paragraph" style:parent-style-name="Text_20_body">
      <style:text-properties style:font-name="DejaVu Sans1" officeooo:rsid="0077cec4" officeooo:paragraph-rsid="0077cec4"/>
    </style:style>
    <style:style style:name="P147" style:family="paragraph" style:parent-style-name="Text_20_body">
      <style:text-properties style:font-name="DejaVu Sans1" officeooo:rsid="0077cec4" officeooo:paragraph-rsid="007a5afb"/>
    </style:style>
    <style:style style:name="P148" style:family="paragraph" style:parent-style-name="Text_20_body">
      <style:text-properties style:font-name="DejaVu Sans1" officeooo:rsid="00f36cde" officeooo:paragraph-rsid="00f36cde"/>
    </style:style>
    <style:style style:name="P149" style:family="paragraph" style:parent-style-name="Text_20_body">
      <style:text-properties style:font-name="DejaVu Sans1" officeooo:rsid="007e58ac" officeooo:paragraph-rsid="012771c2"/>
    </style:style>
    <style:style style:name="P150" style:family="paragraph" style:parent-style-name="Text_20_body">
      <style:text-properties style:font-name="DejaVu Sans1" officeooo:rsid="007e58ac" officeooo:paragraph-rsid="012932ff"/>
    </style:style>
    <style:style style:name="P151" style:family="paragraph" style:parent-style-name="Text_20_body">
      <style:text-properties style:font-name="DejaVu Sans1" officeooo:rsid="007e58ac" officeooo:paragraph-rsid="012be1dd"/>
    </style:style>
    <style:style style:name="P152" style:family="paragraph" style:parent-style-name="Text_20_body">
      <style:text-properties style:font-name="DejaVu Sans1" officeooo:rsid="007e58ac" officeooo:paragraph-rsid="01d19310"/>
    </style:style>
    <style:style style:name="P153" style:family="paragraph" style:parent-style-name="Text_20_body">
      <style:text-properties style:font-name="DejaVu Sans1" officeooo:paragraph-rsid="014bdd88"/>
    </style:style>
    <style:style style:name="P154" style:family="paragraph" style:parent-style-name="Text_20_body">
      <style:text-properties style:font-name="DejaVu Sans1" officeooo:rsid="0088edcd" officeooo:paragraph-rsid="0088edcd"/>
    </style:style>
    <style:style style:name="P155" style:family="paragraph" style:parent-style-name="Text_20_body">
      <style:text-properties style:font-name="DejaVu Sans1" officeooo:rsid="0159cac8" officeooo:paragraph-rsid="0159cac8"/>
    </style:style>
    <style:style style:name="P156" style:family="paragraph" style:parent-style-name="Text_20_body">
      <style:text-properties style:font-name="DejaVu Sans1" officeooo:paragraph-rsid="0155f5f3"/>
    </style:style>
    <style:style style:name="P157" style:family="paragraph" style:parent-style-name="Text_20_body">
      <style:text-properties style:font-name="DejaVu Sans1" officeooo:rsid="008e1dcb" officeooo:paragraph-rsid="008e1dcb"/>
    </style:style>
    <style:style style:name="P158" style:family="paragraph" style:parent-style-name="Text_20_body">
      <style:text-properties style:font-name="DejaVu Sans1" officeooo:paragraph-rsid="008fdb5f"/>
    </style:style>
    <style:style style:name="P159" style:family="paragraph" style:parent-style-name="Text_20_body">
      <style:text-properties style:font-name="DejaVu Sans1" officeooo:rsid="008ec557" officeooo:paragraph-rsid="00984019"/>
    </style:style>
    <style:style style:name="P160" style:family="paragraph" style:parent-style-name="Text_20_body">
      <style:text-properties style:font-name="DejaVu Sans1" officeooo:rsid="008ec557" officeooo:paragraph-rsid="008ec557"/>
    </style:style>
    <style:style style:name="P161" style:family="paragraph" style:parent-style-name="Text_20_body">
      <style:text-properties style:font-name="DejaVu Sans1" officeooo:rsid="00922417" officeooo:paragraph-rsid="00922417"/>
    </style:style>
    <style:style style:name="P162" style:family="paragraph" style:parent-style-name="Text_20_body">
      <style:text-properties style:font-name="DejaVu Sans1" officeooo:rsid="011f959a" officeooo:paragraph-rsid="011f959a"/>
    </style:style>
    <style:style style:name="P163" style:family="paragraph" style:parent-style-name="Text_20_body">
      <style:text-properties style:font-name="DejaVu Sans1" fo:font-size="11pt" style:font-size-asian="11pt" style:font-size-complex="11pt"/>
    </style:style>
    <style:style style:name="P164" style:family="paragraph" style:parent-style-name="Text_20_body">
      <style:text-properties style:font-name="DejaVu Sans1" officeooo:rsid="01701744" officeooo:paragraph-rsid="01701744"/>
    </style:style>
    <style:style style:name="P165" style:family="paragraph" style:parent-style-name="Text_20_body">
      <style:text-properties style:font-name="DejaVu Sans1" officeooo:rsid="01702b9b" officeooo:paragraph-rsid="01702b9b"/>
    </style:style>
    <style:style style:name="P166" style:family="paragraph" style:parent-style-name="Text_20_body">
      <style:text-properties style:font-name="DejaVu Sans1" officeooo:rsid="01711050" officeooo:paragraph-rsid="01711050"/>
    </style:style>
    <style:style style:name="P167" style:family="paragraph" style:parent-style-name="Text_20_body">
      <style:text-properties style:font-name="DejaVu Sans1" officeooo:rsid="0176472e" officeooo:paragraph-rsid="0176472e"/>
    </style:style>
    <style:style style:name="P168" style:family="paragraph" style:parent-style-name="Text_20_body">
      <style:text-properties style:font-name="DejaVu Sans1" officeooo:rsid="0176e6ba" officeooo:paragraph-rsid="0176e6ba"/>
    </style:style>
    <style:style style:name="P169" style:family="paragraph" style:parent-style-name="Text_20_body">
      <style:text-properties style:font-name="DejaVu Sans1" officeooo:rsid="00ceaea8" officeooo:paragraph-rsid="00ceaea8"/>
    </style:style>
    <style:style style:name="P170" style:family="paragraph" style:parent-style-name="Text_20_body">
      <style:text-properties style:font-name="DejaVu Sans1" officeooo:paragraph-rsid="018d4b34"/>
    </style:style>
    <style:style style:name="P171" style:family="paragraph" style:parent-style-name="Text_20_body">
      <style:text-properties style:font-name="DejaVu Sans1" officeooo:rsid="018e4428" officeooo:paragraph-rsid="018e4428"/>
    </style:style>
    <style:style style:name="P172" style:family="paragraph" style:parent-style-name="Text_20_body">
      <style:text-properties style:font-name="DejaVu Sans1" officeooo:paragraph-rsid="018fa14a"/>
    </style:style>
    <style:style style:name="P173" style:family="paragraph" style:parent-style-name="Text_20_body">
      <style:text-properties style:font-name="DejaVu Sans1" officeooo:rsid="0094d0d1" officeooo:paragraph-rsid="0194f5c2"/>
    </style:style>
    <style:style style:name="P174" style:family="paragraph" style:parent-style-name="Text_20_body">
      <style:text-properties style:font-name="DejaVu Sans1" officeooo:rsid="01980758" officeooo:paragraph-rsid="01980758"/>
    </style:style>
    <style:style style:name="P175" style:family="paragraph" style:parent-style-name="Text_20_body">
      <style:text-properties style:font-name="DejaVu Sans1" officeooo:rsid="019912b2" officeooo:paragraph-rsid="019912b2"/>
    </style:style>
    <style:style style:name="P176" style:family="paragraph" style:parent-style-name="Text_20_body">
      <style:text-properties style:font-name="DejaVu Sans1" officeooo:rsid="019912b2" officeooo:paragraph-rsid="01ba9b64"/>
    </style:style>
    <style:style style:name="P177" style:family="paragraph" style:parent-style-name="Text_20_body">
      <style:text-properties style:font-name="DejaVu Sans1" officeooo:rsid="019a0ba1" officeooo:paragraph-rsid="019a0ba1"/>
    </style:style>
    <style:style style:name="P178" style:family="paragraph" style:parent-style-name="Text_20_body">
      <style:text-properties style:font-name="DejaVu Sans1" fo:font-size="8pt" officeooo:rsid="019912b2" officeooo:paragraph-rsid="019de272" style:font-size-asian="8pt" style:font-size-complex="8pt"/>
    </style:style>
    <style:style style:name="P179" style:family="paragraph" style:parent-style-name="Text_20_body">
      <style:text-properties style:font-name="DejaVu Sans1" officeooo:rsid="019ae976" officeooo:paragraph-rsid="019b432a"/>
    </style:style>
    <style:style style:name="P180" style:family="paragraph" style:parent-style-name="Text_20_body">
      <style:text-properties style:font-name="DejaVu Sans1" officeooo:rsid="019b432a" officeooo:paragraph-rsid="019b432a"/>
    </style:style>
    <style:style style:name="P181" style:family="paragraph" style:parent-style-name="Text_20_body">
      <style:text-properties style:font-name="DejaVu Sans1" officeooo:rsid="019b432a" officeooo:paragraph-rsid="019de272"/>
    </style:style>
    <style:style style:name="P182" style:family="paragraph" style:parent-style-name="Text_20_body">
      <style:text-properties style:font-name="DejaVu Sans1" officeooo:rsid="019b432a" officeooo:paragraph-rsid="019c6891"/>
    </style:style>
    <style:style style:name="P183" style:family="paragraph" style:parent-style-name="Text_20_body">
      <style:text-properties style:font-name="DejaVu Sans1" officeooo:rsid="019b432a" officeooo:paragraph-rsid="01e9a10b"/>
    </style:style>
    <style:style style:name="P184" style:family="paragraph" style:parent-style-name="Text_20_body">
      <style:text-properties style:font-name="DejaVu Sans1" officeooo:rsid="019b432a" officeooo:paragraph-rsid="01ec7391"/>
    </style:style>
    <style:style style:name="P185" style:family="paragraph" style:parent-style-name="Text_20_body">
      <style:text-properties style:font-name="DejaVu Sans1" officeooo:rsid="019de272" officeooo:paragraph-rsid="019de272"/>
    </style:style>
    <style:style style:name="P186" style:family="paragraph" style:parent-style-name="Text_20_body">
      <style:text-properties style:font-name="DejaVu Sans1" officeooo:rsid="01a39c2a" officeooo:paragraph-rsid="01a39c2a"/>
    </style:style>
    <style:style style:name="P187" style:family="paragraph" style:parent-style-name="Text_20_body">
      <style:text-properties style:font-name="DejaVu Sans1" officeooo:rsid="01d19310" officeooo:paragraph-rsid="01d19310"/>
    </style:style>
    <style:style style:name="P188" style:family="paragraph" style:parent-style-name="Text_20_body">
      <style:text-properties style:font-name="DejaVu Sans1" officeooo:rsid="01d4ab9a" officeooo:paragraph-rsid="01d4ab9a"/>
    </style:style>
    <style:style style:name="P189" style:family="paragraph" style:parent-style-name="Text_20_body">
      <style:text-properties style:font-name="DejaVu Sans1" officeooo:rsid="00786397" officeooo:paragraph-rsid="00786397"/>
    </style:style>
    <style:style style:name="P190" style:family="paragraph" style:parent-style-name="Text_20_body">
      <style:text-properties style:font-name="DejaVu Sans1" officeooo:rsid="01d983ec" officeooo:paragraph-rsid="01dd835c"/>
    </style:style>
    <style:style style:name="P191" style:family="paragraph" style:parent-style-name="Text_20_body">
      <style:text-properties style:font-name="DejaVu Sans1" officeooo:rsid="009a9309" officeooo:paragraph-rsid="01d983ec"/>
    </style:style>
    <style:style style:name="P192" style:family="paragraph" style:parent-style-name="Text_20_body">
      <style:text-properties style:font-name="DejaVu Sans1" officeooo:rsid="01daf2b5" officeooo:paragraph-rsid="01dc23f5"/>
    </style:style>
    <style:style style:name="P193" style:family="paragraph" style:parent-style-name="Text_20_body">
      <style:text-properties style:font-name="DejaVu Sans1" officeooo:rsid="01db61ff" officeooo:paragraph-rsid="01db61ff"/>
    </style:style>
    <style:style style:name="P194" style:family="paragraph" style:parent-style-name="Text_20_body">
      <style:text-properties style:font-name="DejaVu Sans1" officeooo:rsid="01ed4d82" officeooo:paragraph-rsid="01ed4d82"/>
    </style:style>
    <style:style style:name="P195" style:family="paragraph" style:parent-style-name="Text_20_body">
      <style:text-properties style:font-name="DejaVu Sans1" officeooo:paragraph-rsid="000fa604"/>
    </style:style>
    <style:style style:name="P196" style:family="paragraph" style:parent-style-name="Text_20_body">
      <style:text-properties fo:font-size="11pt" officeooo:rsid="015d46f0" officeooo:paragraph-rsid="015d46f0" style:font-size-asian="11pt" style:font-size-complex="11pt"/>
    </style:style>
    <style:style style:name="P197" style:family="paragraph" style:parent-style-name="Text_20_body">
      <style:text-properties officeooo:paragraph-rsid="00756c34"/>
    </style:style>
    <style:style style:name="P198" style:family="paragraph" style:parent-style-name="Text_20_body">
      <style:text-properties officeooo:paragraph-rsid="016531fd"/>
    </style:style>
    <style:style style:name="P199" style:family="paragraph" style:parent-style-name="Text_20_body">
      <style:text-properties officeooo:rsid="00081f8a" officeooo:paragraph-rsid="00081f8a"/>
    </style:style>
    <style:style style:name="P200" style:family="paragraph" style:parent-style-name="Text_20_body">
      <style:text-properties officeooo:paragraph-rsid="0189381a"/>
    </style:style>
    <style:style style:name="P201" style:family="paragraph" style:parent-style-name="Text_20_body">
      <style:text-properties officeooo:paragraph-rsid="018b989a"/>
    </style:style>
    <style:style style:name="P202" style:family="paragraph" style:parent-style-name="Text_20_body">
      <style:text-properties officeooo:paragraph-rsid="018d4b34"/>
    </style:style>
    <style:style style:name="P203" style:family="paragraph" style:parent-style-name="Text_20_body">
      <style:text-properties officeooo:paragraph-rsid="01930c40"/>
    </style:style>
    <style:style style:name="P204" style:family="paragraph" style:parent-style-name="Text_20_body">
      <style:text-properties officeooo:paragraph-rsid="01a55080"/>
    </style:style>
    <style:style style:name="P205" style:family="paragraph" style:parent-style-name="Text_20_body">
      <style:text-properties officeooo:rsid="01ec7391" officeooo:paragraph-rsid="01ec7391"/>
    </style:style>
    <style:style style:name="P206" style:family="paragraph" style:parent-style-name="Text_20_body">
      <style:text-properties officeooo:paragraph-rsid="012ed0bd"/>
    </style:style>
    <style:style style:name="P207"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8"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209"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210"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211"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212"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213"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214"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15"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16"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17"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218"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219"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220"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221"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222"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223"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224"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225"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226"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227"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28"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29"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30" style:family="paragraph" style:parent-style-name="Table_20_Contents">
      <style:text-properties style:font-name="DejaVu Sans1"/>
    </style:style>
    <style:style style:name="P231" style:family="paragraph" style:parent-style-name="Table_20_Contents">
      <style:text-properties style:font-name="DejaVu Sans1" officeooo:rsid="00c6bda3" officeooo:paragraph-rsid="00c6bda3"/>
    </style:style>
    <style:style style:name="P232" style:family="paragraph" style:parent-style-name="Table_20_Contents">
      <style:text-properties style:font-name="DejaVu Sans1" fo:font-style="italic" officeooo:rsid="00c6bda3" officeooo:paragraph-rsid="00c6bda3" style:font-style-asian="italic" style:font-style-complex="italic"/>
    </style:style>
    <style:style style:name="P233" style:family="paragraph" style:parent-style-name="Table_20_Contents">
      <style:text-properties style:font-name="DejaVu Sans1" officeooo:rsid="014e8517" officeooo:paragraph-rsid="014e8517"/>
    </style:style>
    <style:style style:name="P234" style:family="paragraph" style:parent-style-name="Table_20_Contents">
      <style:text-properties style:font-name="DejaVu Sans1" officeooo:rsid="00c58a14" officeooo:paragraph-rsid="00c58a14"/>
    </style:style>
    <style:style style:name="P235" style:family="paragraph" style:parent-style-name="Table_20_Contents">
      <style:text-properties style:font-name="DejaVu Sans1" fo:font-size="11pt" officeooo:rsid="000780b3" officeooo:paragraph-rsid="000780b3" style:font-size-asian="11pt" style:font-size-complex="11pt"/>
    </style:style>
    <style:style style:name="P236" style:family="paragraph" style:parent-style-name="Table_20_Contents">
      <style:text-properties style:font-name="DejaVu Sans1" fo:font-size="11pt" officeooo:rsid="000780b3" officeooo:paragraph-rsid="000fa604" style:font-size-asian="11pt" style:font-size-complex="11pt"/>
    </style:style>
    <style:style style:name="P237" style:family="paragraph" style:parent-style-name="Table_20_Contents">
      <style:text-properties style:font-name="DejaVu Sans1" fo:font-size="11pt" officeooo:rsid="000780b3" officeooo:paragraph-rsid="000fb1a6" style:font-size-asian="11pt" style:font-size-complex="11pt"/>
    </style:style>
    <style:style style:name="P238" style:family="paragraph" style:parent-style-name="Table_20_Contents">
      <style:text-properties style:font-name="DejaVu Sans1" fo:font-size="11pt" officeooo:rsid="000fa604" officeooo:paragraph-rsid="000fa604" style:font-size-asian="11pt" style:font-size-complex="11pt"/>
    </style:style>
    <style:style style:name="P239" style:family="paragraph" style:parent-style-name="Table_20_Contents">
      <style:text-properties style:font-name="DejaVu Sans1" fo:font-size="11pt" officeooo:rsid="000fa604" officeooo:paragraph-rsid="000fb1a6" style:font-size-asian="11pt" style:font-size-complex="11pt"/>
    </style:style>
    <style:style style:name="P240" style:family="paragraph" style:parent-style-name="Table_20_Contents">
      <style:text-properties style:font-name="DejaVu Sans1" officeooo:rsid="000780b3" officeooo:paragraph-rsid="00112e4e"/>
    </style:style>
    <style:style style:name="P241" style:family="paragraph" style:parent-style-name="Table_20_Contents">
      <style:text-properties style:font-name="DejaVu Sans1" officeooo:rsid="000780b3" officeooo:paragraph-rsid="00128ee4"/>
    </style:style>
    <style:style style:name="P242" style:family="paragraph" style:parent-style-name="Table_20_Contents">
      <style:text-properties style:font-name="DejaVu Sans1" officeooo:rsid="000780b3" officeooo:paragraph-rsid="0016493f"/>
    </style:style>
    <style:style style:name="P243" style:family="paragraph" style:parent-style-name="Table_20_Contents">
      <style:text-properties style:font-name="DejaVu Sans1" officeooo:rsid="000780b3" officeooo:paragraph-rsid="00174d0c"/>
    </style:style>
    <style:style style:name="P244" style:family="paragraph" style:parent-style-name="Table_20_Contents">
      <style:text-properties style:font-name="DejaVu Sans1" officeooo:rsid="000780b3" officeooo:paragraph-rsid="0019e29d"/>
    </style:style>
    <style:style style:name="P245" style:family="paragraph" style:parent-style-name="Table_20_Contents">
      <style:text-properties style:font-name="DejaVu Sans1" officeooo:rsid="000780b3" officeooo:paragraph-rsid="001ee1a1"/>
    </style:style>
    <style:style style:name="P246" style:family="paragraph" style:parent-style-name="Table_20_Contents">
      <style:text-properties style:font-name="DejaVu Sans1" officeooo:rsid="000780b3" officeooo:paragraph-rsid="0020b2b3"/>
    </style:style>
    <style:style style:name="P247" style:family="paragraph" style:parent-style-name="Table_20_Contents">
      <style:text-properties style:font-name="DejaVu Sans1" officeooo:rsid="000780b3" officeooo:paragraph-rsid="002198cc"/>
    </style:style>
    <style:style style:name="P248" style:family="paragraph" style:parent-style-name="Table_20_Contents">
      <style:text-properties style:font-name="DejaVu Sans1" officeooo:rsid="000780b3" officeooo:paragraph-rsid="002328bb"/>
    </style:style>
    <style:style style:name="P249" style:family="paragraph" style:parent-style-name="Table_20_Contents">
      <style:text-properties style:font-name="DejaVu Sans1" officeooo:rsid="000780b3" officeooo:paragraph-rsid="00254a64"/>
    </style:style>
    <style:style style:name="P250" style:family="paragraph" style:parent-style-name="Table_20_Contents">
      <style:text-properties style:font-name="DejaVu Sans1" officeooo:rsid="000780b3" officeooo:paragraph-rsid="002997a4"/>
    </style:style>
    <style:style style:name="P251" style:family="paragraph" style:parent-style-name="Table_20_Contents">
      <style:text-properties style:font-name="DejaVu Sans1" officeooo:rsid="000780b3" officeooo:paragraph-rsid="0036c436"/>
    </style:style>
    <style:style style:name="P252" style:family="paragraph" style:parent-style-name="Table_20_Contents">
      <style:text-properties style:font-name="DejaVu Sans1" officeooo:rsid="000780b3" officeooo:paragraph-rsid="003a1872"/>
    </style:style>
    <style:style style:name="P253" style:family="paragraph" style:parent-style-name="Table_20_Contents">
      <style:text-properties style:font-name="DejaVu Sans1" officeooo:rsid="000780b3" officeooo:paragraph-rsid="003ca4b0"/>
    </style:style>
    <style:style style:name="P254" style:family="paragraph" style:parent-style-name="Table_20_Contents">
      <style:text-properties style:font-name="DejaVu Sans1" officeooo:rsid="000780b3" officeooo:paragraph-rsid="003e968d"/>
    </style:style>
    <style:style style:name="P255" style:family="paragraph" style:parent-style-name="Table_20_Contents">
      <style:text-properties style:font-name="DejaVu Sans1" officeooo:rsid="000780b3" officeooo:paragraph-rsid="0041538e"/>
    </style:style>
    <style:style style:name="P256" style:family="paragraph" style:parent-style-name="Table_20_Contents">
      <style:text-properties style:font-name="DejaVu Sans1" officeooo:rsid="000780b3" officeooo:paragraph-rsid="0108e8c1"/>
    </style:style>
    <style:style style:name="P257" style:family="paragraph" style:parent-style-name="Table_20_Contents">
      <style:text-properties style:font-name="DejaVu Sans1" officeooo:rsid="000780b3" officeooo:paragraph-rsid="00fb80d7"/>
    </style:style>
    <style:style style:name="P258" style:family="paragraph" style:parent-style-name="Table_20_Contents">
      <style:text-properties style:font-name="DejaVu Sans1" officeooo:rsid="000780b3" officeooo:paragraph-rsid="0088edcd"/>
    </style:style>
    <style:style style:name="P259" style:family="paragraph" style:parent-style-name="Table_20_Contents">
      <style:text-properties style:font-name="DejaVu Sans1" officeooo:rsid="000780b3" officeooo:paragraph-rsid="0077cec4"/>
    </style:style>
    <style:style style:name="P260" style:family="paragraph" style:parent-style-name="Table_20_Contents">
      <style:text-properties style:font-name="DejaVu Sans1" officeooo:rsid="000780b3" officeooo:paragraph-rsid="007f1e10"/>
    </style:style>
    <style:style style:name="P261" style:family="paragraph" style:parent-style-name="Table_20_Contents">
      <style:text-properties style:font-name="DejaVu Sans1" officeooo:rsid="000780b3" officeooo:paragraph-rsid="008e1dcb"/>
    </style:style>
    <style:style style:name="P262" style:family="paragraph" style:parent-style-name="Table_20_Contents">
      <style:text-properties style:font-name="DejaVu Sans1" officeooo:rsid="000780b3" officeooo:paragraph-rsid="011e4541"/>
    </style:style>
    <style:style style:name="P263" style:family="paragraph" style:parent-style-name="Table_20_Contents">
      <style:text-properties style:font-name="DejaVu Sans1" officeooo:rsid="000780b3" officeooo:paragraph-rsid="0093f7cc"/>
    </style:style>
    <style:style style:name="P264" style:family="paragraph" style:parent-style-name="Table_20_Contents">
      <style:text-properties style:font-name="DejaVu Sans1" officeooo:rsid="000780b3" officeooo:paragraph-rsid="018a3068"/>
    </style:style>
    <style:style style:name="P265" style:family="paragraph" style:parent-style-name="Table_20_Contents">
      <style:text-properties style:font-name="DejaVu Sans1" officeooo:rsid="000780b3" officeooo:paragraph-rsid="01afdf09"/>
    </style:style>
    <style:style style:name="P266" style:family="paragraph" style:parent-style-name="Table_20_Contents">
      <style:text-properties style:font-name="DejaVu Sans1" officeooo:rsid="000fa604" officeooo:paragraph-rsid="00112e4e"/>
    </style:style>
    <style:style style:name="P267" style:family="paragraph" style:parent-style-name="Table_20_Contents">
      <style:text-properties style:font-name="DejaVu Sans1" officeooo:rsid="000fa604" officeooo:paragraph-rsid="00128ee4"/>
    </style:style>
    <style:style style:name="P268" style:family="paragraph" style:parent-style-name="Table_20_Contents">
      <style:text-properties style:font-name="DejaVu Sans1" officeooo:rsid="000fa604" officeooo:paragraph-rsid="0016493f"/>
    </style:style>
    <style:style style:name="P269" style:family="paragraph" style:parent-style-name="Table_20_Contents">
      <style:text-properties style:font-name="DejaVu Sans1" officeooo:rsid="000fa604" officeooo:paragraph-rsid="00174d0c"/>
    </style:style>
    <style:style style:name="P270" style:family="paragraph" style:parent-style-name="Table_20_Contents">
      <style:text-properties style:font-name="DejaVu Sans1" officeooo:rsid="000fa604" officeooo:paragraph-rsid="0019e29d"/>
    </style:style>
    <style:style style:name="P271" style:family="paragraph" style:parent-style-name="Table_20_Contents">
      <style:text-properties style:font-name="DejaVu Sans1" officeooo:rsid="000fa604" officeooo:paragraph-rsid="001ee1a1"/>
    </style:style>
    <style:style style:name="P272" style:family="paragraph" style:parent-style-name="Table_20_Contents">
      <style:text-properties style:font-name="DejaVu Sans1" officeooo:rsid="000fa604" officeooo:paragraph-rsid="0020b2b3"/>
    </style:style>
    <style:style style:name="P273" style:family="paragraph" style:parent-style-name="Table_20_Contents">
      <style:text-properties style:font-name="DejaVu Sans1" officeooo:rsid="000fa604" officeooo:paragraph-rsid="002198cc"/>
    </style:style>
    <style:style style:name="P274" style:family="paragraph" style:parent-style-name="Table_20_Contents">
      <style:text-properties style:font-name="DejaVu Sans1" officeooo:rsid="000fa604" officeooo:paragraph-rsid="002328bb"/>
    </style:style>
    <style:style style:name="P275" style:family="paragraph" style:parent-style-name="Table_20_Contents">
      <style:text-properties style:font-name="DejaVu Sans1" officeooo:rsid="000fa604" officeooo:paragraph-rsid="00254a64"/>
    </style:style>
    <style:style style:name="P276" style:family="paragraph" style:parent-style-name="Table_20_Contents">
      <style:text-properties style:font-name="DejaVu Sans1" officeooo:rsid="000fa604" officeooo:paragraph-rsid="002997a4"/>
    </style:style>
    <style:style style:name="P277" style:family="paragraph" style:parent-style-name="Table_20_Contents">
      <style:text-properties style:font-name="DejaVu Sans1" officeooo:rsid="000fa604" officeooo:paragraph-rsid="0036c436"/>
    </style:style>
    <style:style style:name="P278" style:family="paragraph" style:parent-style-name="Table_20_Contents">
      <style:text-properties style:font-name="DejaVu Sans1" officeooo:rsid="000fa604" officeooo:paragraph-rsid="003a1872"/>
    </style:style>
    <style:style style:name="P279" style:family="paragraph" style:parent-style-name="Table_20_Contents">
      <style:text-properties style:font-name="DejaVu Sans1" officeooo:rsid="000fa604" officeooo:paragraph-rsid="003ca4b0"/>
    </style:style>
    <style:style style:name="P280" style:family="paragraph" style:parent-style-name="Table_20_Contents">
      <style:text-properties style:font-name="DejaVu Sans1" officeooo:rsid="000fa604" officeooo:paragraph-rsid="003e968d"/>
    </style:style>
    <style:style style:name="P281" style:family="paragraph" style:parent-style-name="Table_20_Contents">
      <style:text-properties style:font-name="DejaVu Sans1" officeooo:rsid="000fa604" officeooo:paragraph-rsid="0041538e"/>
    </style:style>
    <style:style style:name="P282" style:family="paragraph" style:parent-style-name="Table_20_Contents">
      <style:text-properties style:font-name="DejaVu Sans1" officeooo:rsid="000fa604" officeooo:paragraph-rsid="0108e8c1"/>
    </style:style>
    <style:style style:name="P283" style:family="paragraph" style:parent-style-name="Table_20_Contents">
      <style:text-properties style:font-name="DejaVu Sans1" officeooo:rsid="000fa604" officeooo:paragraph-rsid="00fb80d7"/>
    </style:style>
    <style:style style:name="P284" style:family="paragraph" style:parent-style-name="Table_20_Contents">
      <style:text-properties style:font-name="DejaVu Sans1" officeooo:rsid="000fa604" officeooo:paragraph-rsid="0088edcd"/>
    </style:style>
    <style:style style:name="P285" style:family="paragraph" style:parent-style-name="Table_20_Contents">
      <style:text-properties style:font-name="DejaVu Sans1" officeooo:rsid="000fa604" officeooo:paragraph-rsid="0077cec4"/>
    </style:style>
    <style:style style:name="P286" style:family="paragraph" style:parent-style-name="Table_20_Contents">
      <style:text-properties style:font-name="DejaVu Sans1" officeooo:rsid="000fa604" officeooo:paragraph-rsid="007f1e10"/>
    </style:style>
    <style:style style:name="P287" style:family="paragraph" style:parent-style-name="Table_20_Contents">
      <style:text-properties style:font-name="DejaVu Sans1" officeooo:rsid="000fa604" officeooo:paragraph-rsid="008e1dcb"/>
    </style:style>
    <style:style style:name="P288" style:family="paragraph" style:parent-style-name="Table_20_Contents">
      <style:text-properties style:font-name="DejaVu Sans1" officeooo:rsid="000fa604" officeooo:paragraph-rsid="011e4541"/>
    </style:style>
    <style:style style:name="P289" style:family="paragraph" style:parent-style-name="Table_20_Contents">
      <style:text-properties style:font-name="DejaVu Sans1" officeooo:rsid="000fa604" officeooo:paragraph-rsid="0093f7cc"/>
    </style:style>
    <style:style style:name="P290" style:family="paragraph" style:parent-style-name="Table_20_Contents">
      <style:text-properties style:font-name="DejaVu Sans1" officeooo:rsid="000fa604" officeooo:paragraph-rsid="018a3068"/>
    </style:style>
    <style:style style:name="P291" style:family="paragraph" style:parent-style-name="Table_20_Contents">
      <style:text-properties style:font-name="DejaVu Sans1" officeooo:rsid="000fa604" officeooo:paragraph-rsid="01afdf09"/>
    </style:style>
    <style:style style:name="P292" style:family="paragraph" style:parent-style-name="Table_20_Contents">
      <style:text-properties style:font-name="DejaVu Sans1" officeooo:rsid="00174d0c" officeooo:paragraph-rsid="00174d0c"/>
    </style:style>
    <style:style style:name="P293" style:family="paragraph" style:parent-style-name="Table_20_Contents">
      <style:text-properties style:font-name="DejaVu Sans1" officeooo:rsid="0019e29d" officeooo:paragraph-rsid="0019e29d"/>
    </style:style>
    <style:style style:name="P294" style:family="paragraph" style:parent-style-name="Table_20_Contents">
      <style:text-properties style:font-name="DejaVu Sans1" officeooo:rsid="0019e29d" officeooo:paragraph-rsid="001ee1a1"/>
    </style:style>
    <style:style style:name="P295" style:family="paragraph" style:parent-style-name="Table_20_Contents">
      <style:text-properties style:font-name="DejaVu Sans1" officeooo:rsid="0019e29d" officeooo:paragraph-rsid="0020b2b3"/>
    </style:style>
    <style:style style:name="P296" style:family="paragraph" style:parent-style-name="Table_20_Contents">
      <style:text-properties style:font-name="DejaVu Sans1" officeooo:rsid="002328bb" officeooo:paragraph-rsid="002328bb"/>
    </style:style>
    <style:style style:name="P297" style:family="paragraph" style:parent-style-name="Table_20_Contents">
      <style:text-properties style:font-name="DejaVu Sans1" officeooo:rsid="002328bb" officeooo:paragraph-rsid="00254a64"/>
    </style:style>
    <style:style style:name="P298" style:family="paragraph" style:parent-style-name="Table_20_Contents">
      <style:text-properties style:font-name="DejaVu Sans1" officeooo:rsid="002328bb" officeooo:paragraph-rsid="01afdf09"/>
    </style:style>
    <style:style style:name="P299" style:family="paragraph" style:parent-style-name="Table_20_Contents">
      <style:text-properties style:font-name="DejaVu Sans1" officeooo:rsid="0036c436" officeooo:paragraph-rsid="0036c436"/>
    </style:style>
    <style:style style:name="P300" style:family="paragraph" style:parent-style-name="Table_20_Contents">
      <style:text-properties style:font-name="DejaVu Sans1" officeooo:rsid="0036c436" officeooo:paragraph-rsid="003a1872"/>
    </style:style>
    <style:style style:name="P301" style:family="paragraph" style:parent-style-name="Table_20_Contents">
      <style:text-properties style:font-name="DejaVu Sans1" officeooo:rsid="0036c436" officeooo:paragraph-rsid="003ca4b0"/>
    </style:style>
    <style:style style:name="P302" style:family="paragraph" style:parent-style-name="Table_20_Contents">
      <style:text-properties style:font-name="DejaVu Sans1" officeooo:rsid="0036c436" officeooo:paragraph-rsid="003e968d"/>
    </style:style>
    <style:style style:name="P303" style:family="paragraph" style:parent-style-name="Table_20_Contents">
      <style:text-properties style:font-name="DejaVu Sans1" officeooo:rsid="0037c578" officeooo:paragraph-rsid="0037c578"/>
    </style:style>
    <style:style style:name="P304" style:family="paragraph" style:parent-style-name="Table_20_Contents">
      <style:text-properties style:font-name="DejaVu Sans1" officeooo:paragraph-rsid="00ca6f47"/>
    </style:style>
    <style:style style:name="P305" style:family="paragraph" style:parent-style-name="Table_20_Contents">
      <style:text-properties style:font-name="DejaVu Sans1" officeooo:rsid="0041538e" officeooo:paragraph-rsid="0041538e"/>
    </style:style>
    <style:style style:name="P306" style:family="paragraph" style:parent-style-name="Table_20_Contents">
      <style:text-properties style:font-name="DejaVu Sans1" officeooo:rsid="0041538e" officeooo:paragraph-rsid="0108e8c1"/>
    </style:style>
    <style:style style:name="P307" style:family="paragraph" style:parent-style-name="Table_20_Contents">
      <style:text-properties style:font-name="DejaVu Sans1" officeooo:rsid="0041538e" officeooo:paragraph-rsid="00fb80d7"/>
    </style:style>
    <style:style style:name="P308" style:family="paragraph" style:parent-style-name="Table_20_Contents">
      <style:text-properties style:font-name="DejaVu Sans1" officeooo:rsid="0041538e" officeooo:paragraph-rsid="0088edcd"/>
    </style:style>
    <style:style style:name="P309" style:family="paragraph" style:parent-style-name="Table_20_Contents">
      <style:text-properties style:font-name="DejaVu Sans1" officeooo:rsid="0041538e" officeooo:paragraph-rsid="007e58ac"/>
    </style:style>
    <style:style style:name="P310" style:family="paragraph" style:parent-style-name="Table_20_Contents">
      <style:text-properties style:font-name="DejaVu Sans1" officeooo:paragraph-rsid="0041538e"/>
    </style:style>
    <style:style style:name="P311" style:family="paragraph" style:parent-style-name="Table_20_Contents">
      <style:paragraph-properties fo:text-align="start" style:justify-single-word="false"/>
      <style:text-properties style:font-name="DejaVu Sans1"/>
    </style:style>
    <style:style style:name="P312" style:family="paragraph" style:parent-style-name="Table_20_Contents">
      <style:paragraph-properties fo:text-align="start" style:justify-single-word="false"/>
      <style:text-properties style:font-name="DejaVu Sans1" officeooo:paragraph-rsid="01c2b052"/>
    </style:style>
    <style:style style:name="P313" style:family="paragraph" style:parent-style-name="Table_20_Contents">
      <style:text-properties style:font-name="DejaVu Sans1" officeooo:rsid="016709ed" officeooo:paragraph-rsid="016709ed"/>
    </style:style>
    <style:style style:name="P314" style:family="paragraph" style:parent-style-name="Table_20_Contents">
      <style:text-properties style:font-name="DejaVu Sans1" officeooo:rsid="016709ed" officeooo:paragraph-rsid="018a3068"/>
    </style:style>
    <style:style style:name="P315" style:family="paragraph" style:parent-style-name="Table_20_Contents">
      <style:text-properties style:font-name="DejaVu Sans1" officeooo:rsid="01711050" officeooo:paragraph-rsid="01711050"/>
    </style:style>
    <style:style style:name="P316" style:family="paragraph" style:parent-style-name="Table_20_Contents">
      <style:paragraph-properties fo:text-align="start" style:justify-single-word="false"/>
      <style:text-properties style:font-name="DejaVu Sans1" officeooo:rsid="01b903ad" officeooo:paragraph-rsid="01b903ad"/>
    </style:style>
    <style:style style:name="P317" style:family="paragraph" style:parent-style-name="Table_20_Contents">
      <style:paragraph-properties fo:text-align="start" style:justify-single-word="false"/>
      <style:text-properties style:font-name="DejaVu Sans1" officeooo:rsid="01466a21" officeooo:paragraph-rsid="00fb80d7"/>
    </style:style>
    <style:style style:name="P318" style:family="paragraph" style:parent-style-name="Table_20_Contents">
      <style:text-properties style:font-name="DejaVu Sans1" officeooo:rsid="01f46dc4" officeooo:paragraph-rsid="01f46dc4"/>
    </style:style>
    <style:style style:name="P319" style:family="paragraph" style:parent-style-name="Table_20_Contents">
      <style:text-properties officeooo:paragraph-rsid="01701744"/>
    </style:style>
    <style:style style:name="P320" style:family="paragraph" style:parent-style-name="Table_20_Contents">
      <style:text-properties officeooo:paragraph-rsid="01702b9b"/>
    </style:style>
    <style:style style:name="P321" style:family="paragraph" style:parent-style-name="Text_20_body">
      <style:paragraph-properties fo:break-before="page"/>
      <style:text-properties officeooo:paragraph-rsid="0088edcd"/>
    </style:style>
    <style:style style:name="P322" style:family="paragraph" style:parent-style-name="Text_20_body">
      <style:paragraph-properties fo:break-before="page"/>
      <style:text-properties style:font-name="DejaVu Sans1"/>
    </style:style>
    <style:style style:name="P323" style:family="paragraph" style:parent-style-name="Text_20_body">
      <style:paragraph-properties fo:break-before="page"/>
      <style:text-properties style:font-name="DejaVu Sans1" officeooo:paragraph-rsid="0108e8c1"/>
    </style:style>
    <style:style style:name="P324" style:family="paragraph" style:parent-style-name="Text_20_body">
      <style:paragraph-properties fo:break-before="page"/>
      <style:text-properties style:font-name="DejaVu Sans1" fo:font-weight="normal" style:font-weight-asian="normal" style:font-weight-complex="normal"/>
    </style:style>
    <style:style style:name="P325"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326"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327" style:family="paragraph" style:parent-style-name="Text_20_body">
      <style:paragraph-properties fo:break-before="page"/>
      <style:text-properties style:font-name="DejaVu Sans1" officeooo:paragraph-rsid="00fb80d7"/>
    </style:style>
    <style:style style:name="P328" style:family="paragraph" style:parent-style-name="Text_20_body">
      <style:paragraph-properties fo:break-before="page"/>
      <style:text-properties style:font-name="DejaVu Sans1" officeooo:paragraph-rsid="0088edcd"/>
    </style:style>
    <style:style style:name="P329" style:family="paragraph" style:parent-style-name="Preformatted_20_Text">
      <style:paragraph-properties fo:break-before="page"/>
      <style:text-properties style:font-name="DejaVu Sans1" officeooo:paragraph-rsid="0088edcd"/>
    </style:style>
    <style:style style:name="P330" style:family="paragraph" style:parent-style-name="Preformatted_20_Text">
      <style:paragraph-properties fo:break-before="page"/>
      <style:text-properties style:font-name="DejaVu Sans1" officeooo:rsid="008ec557" officeooo:paragraph-rsid="008ec557"/>
    </style:style>
    <style:style style:name="P331" style:family="paragraph" style:parent-style-name="Preformatted_20_Text">
      <style:paragraph-properties fo:break-before="page"/>
      <style:text-properties style:font-name="DejaVu Sans1" officeooo:paragraph-rsid="008ec557"/>
    </style:style>
    <style:style style:name="P332" style:family="paragraph" style:parent-style-name="Preformatted_20_Text">
      <style:paragraph-properties fo:break-before="page"/>
      <style:text-properties style:font-name="DejaVu Sans1" officeooo:rsid="011f959a" officeooo:paragraph-rsid="011f959a"/>
    </style:style>
    <style:style style:name="P333" style:family="paragraph" style:parent-style-name="Preformatted_20_Text">
      <style:paragraph-properties fo:break-before="page"/>
      <style:text-properties style:font-name="DejaVu Sans1" officeooo:rsid="009c7c9b" officeooo:paragraph-rsid="009c7c9b"/>
    </style:style>
    <style:style style:name="P334" style:family="paragraph" style:parent-style-name="Preformatted_20_Text">
      <style:paragraph-properties fo:break-before="page"/>
      <style:text-properties style:font-name="DejaVu Sans1" officeooo:rsid="009d7378" officeooo:paragraph-rsid="009d7378"/>
    </style:style>
    <style:style style:name="P335" style:family="paragraph" style:parent-style-name="Preformatted_20_Text">
      <style:paragraph-properties fo:break-before="page"/>
      <style:text-properties style:font-name="DejaVu Sans1" officeooo:rsid="009d7378" officeooo:paragraph-rsid="019912b2"/>
    </style:style>
    <style:style style:name="P336" style:family="paragraph" style:parent-style-name="Preformatted_20_Text">
      <style:paragraph-properties fo:break-before="page"/>
      <style:text-properties style:font-name="DejaVu Sans1" officeooo:rsid="009d7378" officeooo:paragraph-rsid="019de272"/>
    </style:style>
    <style:style style:name="P337" style:family="paragraph" style:parent-style-name="Preformatted_20_Text">
      <style:paragraph-properties fo:break-before="page"/>
      <style:text-properties style:font-name="DejaVu Sans1" officeooo:rsid="01980758" officeooo:paragraph-rsid="01980758"/>
    </style:style>
    <style:style style:name="P338" style:family="paragraph" style:parent-style-name="Preformatted_20_Text">
      <style:paragraph-properties fo:break-before="page"/>
      <style:text-properties style:font-name="DejaVu Sans1" officeooo:rsid="019912b2" officeooo:paragraph-rsid="019912b2"/>
    </style:style>
    <style:style style:name="P339" style:family="paragraph" style:parent-style-name="Preformatted_20_Text">
      <style:paragraph-properties fo:break-before="page"/>
      <style:text-properties style:font-name="DejaVu Sans1" officeooo:rsid="019a0ba1" officeooo:paragraph-rsid="019a0ba1"/>
    </style:style>
    <style:style style:name="P340" style:family="paragraph" style:parent-style-name="Preformatted_20_Text">
      <style:paragraph-properties fo:break-before="page"/>
      <style:text-properties style:font-name="DejaVu Sans1" officeooo:rsid="019de272" officeooo:paragraph-rsid="019de272"/>
    </style:style>
    <style:style style:name="P341" style:family="paragraph" style:parent-style-name="Standard">
      <style:paragraph-properties fo:break-before="page"/>
      <style:text-properties style:font-name="DejaVu Sans1" officeooo:rsid="019ae976" officeooo:paragraph-rsid="019ae976"/>
    </style:style>
    <style:style style:name="P342" style:family="paragraph" style:parent-style-name="Contents_20_Heading">
      <style:paragraph-properties fo:break-before="page"/>
    </style:style>
    <style:style style:name="P343" style:family="paragraph" style:parent-style-name="Preformatted_20_Text">
      <style:text-properties style:font-name="DejaVu Sans1"/>
    </style:style>
    <style:style style:name="P344" style:family="paragraph" style:parent-style-name="Preformatted_20_Text">
      <style:text-properties style:font-name="DejaVu Sans1" officeooo:rsid="005582ec" officeooo:paragraph-rsid="005582ec"/>
    </style:style>
    <style:style style:name="P345" style:family="paragraph" style:parent-style-name="Illustration">
      <style:text-properties style:font-name="DejaVu Sans1"/>
    </style:style>
    <style:style style:name="P346" style:family="paragraph" style:parent-style-name="Illustration">
      <style:text-properties style:font-name="DejaVu Sans1" officeooo:rsid="004b6850"/>
    </style:style>
    <style:style style:name="P347" style:family="paragraph" style:parent-style-name="Illustration">
      <style:text-properties style:font-name="DejaVu Sans1" officeooo:rsid="004b6850" officeooo:paragraph-rsid="01efcaec"/>
    </style:style>
    <style:style style:name="P348" style:family="paragraph" style:parent-style-name="Illustration">
      <style:text-properties style:font-name="DejaVu Sans1" officeooo:paragraph-rsid="00d54fb5"/>
    </style:style>
    <style:style style:name="P349" style:family="paragraph" style:parent-style-name="Contents_20_1">
      <style:paragraph-properties>
        <style:tab-stops>
          <style:tab-stop style:position="6.9252in" style:type="right" style:leader-style="dotted" style:leader-text="."/>
        </style:tab-stops>
      </style:paragraph-properties>
    </style:style>
    <style:style style:name="P350" style:family="paragraph" style:parent-style-name="Contents_20_3">
      <style:paragraph-properties>
        <style:tab-stops>
          <style:tab-stop style:position="6.9252in" style:type="right" style:leader-style="dotted" style:leader-text="."/>
        </style:tab-stops>
      </style:paragraph-properties>
    </style:style>
    <style:style style:name="P351" style:family="paragraph" style:parent-style-name="Contents_20_2">
      <style:paragraph-properties>
        <style:tab-stops>
          <style:tab-stop style:position="6.9252in" style:type="right" style:leader-style="dotted" style:leader-text="."/>
        </style:tab-stops>
      </style:paragraph-properties>
    </style:style>
    <style:style style:name="P352" style:family="paragraph" style:parent-style-name="Standard" style:list-style-name="L3">
      <style:text-properties style:font-name="DejaVu Sans1" officeooo:rsid="00ddcf40" officeooo:paragraph-rsid="00ddcf40"/>
    </style:style>
    <style:style style:name="P353" style:family="paragraph" style:parent-style-name="Standard" style:list-style-name="L3">
      <style:text-properties style:font-name="DejaVu Sans1" officeooo:paragraph-rsid="00d78b67"/>
    </style:style>
    <style:style style:name="P354" style:family="paragraph" style:parent-style-name="Standard" style:list-style-name="L3">
      <style:text-properties style:font-name="DejaVu Sans1" officeooo:rsid="01ab172f" officeooo:paragraph-rsid="01ab172f"/>
    </style:style>
    <style:style style:name="P355" style:family="paragraph" style:parent-style-name="Standard" style:list-style-name="L3">
      <style:text-properties style:font-name="DejaVu Sans1" officeooo:rsid="01cd23e1" officeooo:paragraph-rsid="01fa4e3c"/>
    </style:style>
    <style:style style:name="P356" style:family="paragraph" style:parent-style-name="Standard" style:list-style-name="L7">
      <style:text-properties style:font-name="DejaVu Sans1"/>
    </style:style>
    <style:style style:name="P357" style:family="paragraph" style:parent-style-name="Standard" style:list-style-name="L8">
      <style:text-properties style:font-name="DejaVu Sans1"/>
    </style:style>
    <style:style style:name="P358" style:family="paragraph" style:parent-style-name="Standard" style:list-style-name="L9">
      <style:text-properties style:font-name="DejaVu Sans1"/>
    </style:style>
    <style:style style:name="P359" style:family="paragraph" style:parent-style-name="Standard" style:list-style-name="L3">
      <style:text-properties style:font-name="DejaVu Sans1" officeooo:rsid="01fa4e3c" officeooo:paragraph-rsid="01fa4e3c"/>
    </style:style>
    <style:style style:name="P360" style:family="paragraph" style:parent-style-name="Text_20_body" style:list-style-name="L3">
      <style:text-properties style:font-name="DejaVu Sans1" officeooo:rsid="00a36cc2" officeooo:paragraph-rsid="00a36cc2"/>
    </style:style>
    <style:style style:name="P361" style:family="paragraph" style:parent-style-name="Text_20_body">
      <style:text-properties style:font-name="DejaVu Sans1" officeooo:rsid="00a36cc2" officeooo:paragraph-rsid="00a36cc2"/>
    </style:style>
    <style:style style:name="P362" style:family="paragraph" style:parent-style-name="Text_20_body" style:list-style-name="">
      <style:text-properties style:font-name="DejaVu Sans1" officeooo:rsid="005582ec" officeooo:paragraph-rsid="005582ec"/>
    </style:style>
    <style:style style:name="P363" style:family="paragraph" style:parent-style-name="Text_20_body" style:list-style-name="L8">
      <style:text-properties style:font-name="DejaVu Sans1" fo:font-size="12pt" officeooo:rsid="0025c680" officeooo:paragraph-rsid="0025c680" style:font-size-asian="12pt" style:font-size-complex="12pt"/>
    </style:style>
    <style:style style:name="P364" style:family="paragraph" style:parent-style-name="Text_20_body" style:list-style-name="L9">
      <style:text-properties style:font-name="DejaVu Sans1" officeooo:rsid="004631a1" officeooo:paragraph-rsid="004631a1"/>
    </style:style>
    <style:style style:name="P365" style:family="paragraph" style:parent-style-name="Text_20_body" style:list-style-name="L11">
      <style:text-properties style:font-name="DejaVu Sans1" officeooo:rsid="00965b00" officeooo:paragraph-rsid="00965b00"/>
    </style:style>
    <style:style style:name="P366" style:family="paragraph" style:parent-style-name="Text_20_body" style:list-style-name="L4">
      <style:paragraph-properties fo:line-height="100%"/>
      <style:text-properties officeooo:rsid="000c9427" officeooo:paragraph-rsid="01fa4e3c"/>
    </style:style>
    <style:style style:name="P367" style:family="paragraph" style:parent-style-name="Text_20_body" style:list-style-name="L5">
      <style:text-properties officeooo:paragraph-rsid="00526500"/>
    </style:style>
    <style:style style:name="P368" style:family="paragraph" style:parent-style-name="Text_20_body" style:list-style-name="L6">
      <style:text-properties officeooo:paragraph-rsid="01b012f5"/>
    </style:style>
    <style:style style:name="P369" style:family="paragraph" style:parent-style-name="Text_20_body" style:list-style-name="L4">
      <style:paragraph-properties fo:line-height="100%"/>
      <style:text-properties style:font-name="DejaVu Sans2" officeooo:rsid="000c9427" officeooo:paragraph-rsid="000c9427"/>
    </style:style>
    <style:style style:name="P370"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71"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72" style:family="paragraph" style:parent-style-name="Text_20_body" style:list-style-name="L1">
      <style:paragraph-properties fo:margin-top="0in" fo:margin-bottom="0in" loext:contextual-spacing="false" fo:line-height="100%"/>
      <style:text-properties style:font-name="DejaVu Sans1" officeooo:rsid="000da8e1" officeooo:paragraph-rsid="00df8426"/>
    </style:style>
    <style:style style:name="P373" style:family="paragraph" style:parent-style-name="Text_20_body">
      <style:paragraph-properties fo:margin-top="0in" fo:margin-bottom="0in" loext:contextual-spacing="false" fo:line-height="100%"/>
      <style:text-properties style:font-name="DejaVu Sans1" officeooo:rsid="000ddb4f" officeooo:paragraph-rsid="000ddb4f"/>
    </style:style>
    <style:style style:name="P374" style:family="paragraph" style:parent-style-name="Text_20_body" style:list-style-name="L2">
      <style:paragraph-properties fo:margin-top="0in" fo:margin-bottom="0in" loext:contextual-spacing="false" fo:line-height="100%"/>
      <style:text-properties style:font-name="DejaVu Sans1" officeooo:rsid="000ddb4f" officeooo:paragraph-rsid="00de4d4c"/>
    </style:style>
    <style:style style:name="P375" style:family="paragraph" style:parent-style-name="Text_20_body" style:list-style-name="L2">
      <style:paragraph-properties fo:margin-top="0in" fo:margin-bottom="0in" loext:contextual-spacing="false" fo:line-height="100%"/>
      <style:text-properties style:font-name="DejaVu Sans1" officeooo:rsid="01ab172f" officeooo:paragraph-rsid="01ab172f"/>
    </style:style>
    <style:style style:name="P376" style:family="paragraph" style:parent-style-name="Text_20_body" style:list-style-name="L2">
      <style:paragraph-properties fo:margin-top="0in" fo:margin-bottom="0in" loext:contextual-spacing="false" fo:line-height="100%"/>
      <style:text-properties style:font-name="DejaVu Sans1" officeooo:rsid="01cd23e1" officeooo:paragraph-rsid="01fa4e3c"/>
    </style:style>
    <style:style style:name="P377" style:family="paragraph" style:parent-style-name="Text_20_body" style:list-style-name="L2">
      <style:paragraph-properties fo:margin-top="0in" fo:margin-bottom="0in" loext:contextual-spacing="false" fo:line-height="100%"/>
      <style:text-properties style:font-name="DejaVu Sans1" officeooo:rsid="01fa4e3c" officeooo:paragraph-rsid="01fa4e3c"/>
    </style:style>
    <style:style style:name="P378" style:family="paragraph" style:parent-style-name="Footer">
      <style:paragraph-properties fo:text-align="end" style:justify-single-word="false"/>
      <style:text-properties style:font-name="DejaVu Sans2" fo:font-size="8pt" officeooo:rsid="0006a705" officeooo:paragraph-rsid="0006a705" style:font-size-asian="8pt" style:font-size-complex="8pt"/>
    </style:style>
    <style:style style:name="P379" style:family="paragraph" style:parent-style-name="Heading_20_1">
      <style:text-properties style:font-name="DejaVu Sans1"/>
    </style:style>
    <style:style style:name="P380" style:family="paragraph" style:parent-style-name="Heading_20_1" style:list-style-name="">
      <style:text-properties style:font-name="DejaVu Sans1" officeooo:rsid="009ec0e7" officeooo:paragraph-rsid="009ec0e7"/>
    </style:style>
    <style:style style:name="P381" style:family="paragraph" style:parent-style-name="Heading_20_1" style:list-style-name="">
      <style:text-properties style:font-name="DejaVu Sans1" officeooo:rsid="005582ec" officeooo:paragraph-rsid="005582ec"/>
    </style:style>
    <style:style style:name="P382" style:family="paragraph" style:parent-style-name="Heading_20_1">
      <style:paragraph-properties fo:break-before="page"/>
      <style:text-properties style:font-name="DejaVu Sans1"/>
    </style:style>
    <style:style style:name="P383" style:family="paragraph" style:parent-style-name="Heading_20_1">
      <style:paragraph-properties fo:break-before="page"/>
      <style:text-properties style:font-name="DejaVu Sans1" officeooo:paragraph-rsid="01ec7391"/>
    </style:style>
    <style:style style:name="P384" style:family="paragraph" style:parent-style-name="Heading_20_2">
      <style:text-properties style:font-name="DejaVu Sans1"/>
    </style:style>
    <style:style style:name="P385" style:family="paragraph" style:parent-style-name="Heading_20_2">
      <style:text-properties style:font-name="DejaVu Sans1" officeooo:rsid="00726589" officeooo:paragraph-rsid="00726589"/>
    </style:style>
    <style:style style:name="P386" style:family="paragraph" style:parent-style-name="Heading_20_2" style:list-style-name="">
      <style:text-properties style:font-name="DejaVu Sans1"/>
    </style:style>
    <style:style style:name="P387" style:family="paragraph" style:parent-style-name="Heading_20_2">
      <style:text-properties style:font-name="DejaVu Sans1" officeooo:rsid="01ec7391" officeooo:paragraph-rsid="01ec7391"/>
    </style:style>
    <style:style style:name="P388" style:family="paragraph" style:parent-style-name="Heading_20_2">
      <style:paragraph-properties fo:break-before="page"/>
      <style:text-properties style:font-name="DejaVu Sans1"/>
    </style:style>
    <style:style style:name="P389" style:family="paragraph" style:parent-style-name="Heading_20_2">
      <style:paragraph-properties fo:break-before="page"/>
      <style:text-properties style:font-name="DejaVu Sans1" officeooo:rsid="0083b56e" officeooo:paragraph-rsid="0083b56e"/>
    </style:style>
    <style:style style:name="P390" style:family="paragraph" style:parent-style-name="Heading_20_2">
      <style:paragraph-properties fo:break-before="page"/>
      <style:text-properties officeooo:paragraph-rsid="01f8691f"/>
    </style:style>
    <style:style style:name="P391" style:family="paragraph" style:parent-style-name="Heading_20_3">
      <style:text-properties style:font-name="DejaVu Sans1"/>
    </style:style>
    <style:style style:name="P392" style:family="paragraph" style:parent-style-name="Heading_20_3">
      <style:text-properties style:font-name="DejaVu Sans1" officeooo:rsid="000fa604" officeooo:paragraph-rsid="00183dd9"/>
    </style:style>
    <style:style style:name="P393" style:family="paragraph" style:parent-style-name="Heading_20_3">
      <style:text-properties style:font-name="DejaVu Sans1" officeooo:rsid="000fa604" officeooo:paragraph-rsid="002198cc"/>
    </style:style>
    <style:style style:name="P394" style:family="paragraph" style:parent-style-name="Heading_20_3">
      <style:text-properties style:font-name="DejaVu Sans1" officeooo:rsid="000af88d"/>
    </style:style>
    <style:style style:name="P395" style:family="paragraph" style:parent-style-name="Heading_20_3">
      <style:text-properties style:font-name="DejaVu Sans1" officeooo:rsid="000af88d" officeooo:paragraph-rsid="002198cc"/>
    </style:style>
    <style:style style:name="P396" style:family="paragraph" style:parent-style-name="Heading_20_3" style:list-style-name="">
      <style:text-properties style:font-name="DejaVu Sans1" officeooo:rsid="000af88d" officeooo:paragraph-rsid="002997a4"/>
    </style:style>
    <style:style style:name="P397" style:family="paragraph" style:parent-style-name="Heading_20_3" style:list-style-name="">
      <style:text-properties style:font-name="DejaVu Sans1" officeooo:rsid="000af88d" officeooo:paragraph-rsid="0036c436"/>
    </style:style>
    <style:style style:name="P398" style:family="paragraph" style:parent-style-name="Heading_20_3" style:list-style-name="">
      <style:text-properties style:font-name="DejaVu Sans1" officeooo:rsid="000af88d" officeooo:paragraph-rsid="003a1872"/>
    </style:style>
    <style:style style:name="P399" style:family="paragraph" style:parent-style-name="Heading_20_3" style:list-style-name="">
      <style:text-properties style:font-name="DejaVu Sans1" officeooo:rsid="000af88d" officeooo:paragraph-rsid="003d30b8"/>
    </style:style>
    <style:style style:name="P400" style:family="paragraph" style:parent-style-name="Heading_20_3" style:list-style-name="">
      <style:text-properties style:font-name="DejaVu Sans1" officeooo:rsid="000af88d" officeooo:paragraph-rsid="0049d7e3"/>
    </style:style>
    <style:style style:name="P401" style:family="paragraph" style:parent-style-name="Heading_20_3">
      <style:text-properties style:font-name="DejaVu Sans1" officeooo:rsid="000af88d" officeooo:paragraph-rsid="003ca4b0"/>
    </style:style>
    <style:style style:name="P402" style:family="paragraph" style:parent-style-name="Heading_20_3">
      <style:text-properties style:font-name="DejaVu Sans1" officeooo:rsid="000af88d" officeooo:paragraph-rsid="003e968d"/>
    </style:style>
    <style:style style:name="P403" style:family="paragraph" style:parent-style-name="Heading_20_3">
      <style:text-properties style:font-name="DejaVu Sans1" officeooo:paragraph-rsid="002198cc"/>
    </style:style>
    <style:style style:name="P404" style:family="paragraph" style:parent-style-name="Heading_20_3">
      <style:text-properties style:font-name="DejaVu Sans1" officeooo:paragraph-rsid="0108e8c1"/>
    </style:style>
    <style:style style:name="P405" style:family="paragraph" style:parent-style-name="Heading_20_3">
      <style:text-properties style:font-name="DejaVu Sans1" officeooo:paragraph-rsid="00fb80d7"/>
    </style:style>
    <style:style style:name="P406" style:family="paragraph" style:parent-style-name="Heading_20_3">
      <style:text-properties style:font-name="DejaVu Sans1" officeooo:paragraph-rsid="0088edcd"/>
    </style:style>
    <style:style style:name="P407" style:family="paragraph" style:parent-style-name="Heading_20_3">
      <style:text-properties style:font-name="DejaVu Sans1" officeooo:paragraph-rsid="007f1e10"/>
    </style:style>
    <style:style style:name="P408" style:family="paragraph" style:parent-style-name="Heading_20_3">
      <style:text-properties style:font-name="DejaVu Sans1" officeooo:rsid="0094d0d1" officeooo:paragraph-rsid="01a21c31"/>
    </style:style>
    <style:style style:name="P409" style:family="paragraph" style:parent-style-name="Heading_20_3" style:list-style-name="">
      <style:text-properties style:font-name="DejaVu Sans1" officeooo:paragraph-rsid="019912b2"/>
    </style:style>
    <style:style style:name="P410" style:family="paragraph" style:parent-style-name="Heading_20_3">
      <style:text-properties officeooo:paragraph-rsid="01782ea3"/>
    </style:style>
    <style:style style:name="P411" style:family="paragraph" style:parent-style-name="Heading_20_3">
      <style:text-properties officeooo:paragraph-rsid="019912b2"/>
    </style:style>
    <style:style style:name="P412" style:family="paragraph" style:parent-style-name="Heading_20_3">
      <style:text-properties officeooo:paragraph-rsid="019de272"/>
    </style:style>
    <style:style style:name="P413" style:family="paragraph" style:parent-style-name="Heading_20_3">
      <style:paragraph-properties fo:break-before="page"/>
      <style:text-properties style:font-name="DejaVu Sans1" officeooo:rsid="000af88d" officeooo:paragraph-rsid="002198cc"/>
    </style:style>
    <style:style style:name="P414" style:family="paragraph" style:parent-style-name="Heading_20_3">
      <style:paragraph-properties fo:break-before="page"/>
      <style:text-properties style:font-name="DejaVu Sans1" officeooo:rsid="000af88d" officeooo:paragraph-rsid="002997a4"/>
    </style:style>
    <style:style style:name="P415" style:family="paragraph" style:parent-style-name="Heading_20_3">
      <style:paragraph-properties fo:break-before="page"/>
      <style:text-properties style:font-name="DejaVu Sans1" officeooo:rsid="000af88d" officeooo:paragraph-rsid="0036c436"/>
    </style:style>
    <style:style style:name="P416" style:family="paragraph" style:parent-style-name="Heading_20_3">
      <style:paragraph-properties fo:break-before="page"/>
      <style:text-properties style:font-name="DejaVu Sans1" officeooo:rsid="000af88d" officeooo:paragraph-rsid="003a1872"/>
    </style:style>
    <style:style style:name="P417" style:family="paragraph" style:parent-style-name="Heading_20_3">
      <style:paragraph-properties fo:break-before="page"/>
      <style:text-properties style:font-name="DejaVu Sans1" officeooo:rsid="000af88d" officeooo:paragraph-rsid="003d30b8"/>
    </style:style>
    <style:style style:name="P418" style:family="paragraph" style:parent-style-name="Heading_20_3">
      <style:paragraph-properties fo:break-before="page"/>
      <style:text-properties style:font-name="DejaVu Sans1" officeooo:rsid="000af88d" officeooo:paragraph-rsid="0049d7e3"/>
    </style:style>
    <style:style style:name="P419" style:family="paragraph" style:parent-style-name="Heading_20_3">
      <style:paragraph-properties fo:break-before="page"/>
      <style:text-properties style:font-name="DejaVu Sans1" officeooo:rsid="000af88d" officeooo:paragraph-rsid="0108e8c1"/>
    </style:style>
    <style:style style:name="P420" style:family="paragraph" style:parent-style-name="Heading_20_3">
      <style:paragraph-properties fo:break-before="page"/>
      <style:text-properties style:font-name="DejaVu Sans1" officeooo:rsid="000af88d" officeooo:paragraph-rsid="00fb80d7"/>
    </style:style>
    <style:style style:name="P421" style:family="paragraph" style:parent-style-name="Heading_20_3">
      <style:paragraph-properties fo:break-before="page"/>
      <style:text-properties style:font-name="DejaVu Sans1" officeooo:rsid="000af88d" officeooo:paragraph-rsid="0088edcd"/>
    </style:style>
    <style:style style:name="P422" style:family="paragraph" style:parent-style-name="Heading_20_3">
      <style:paragraph-properties fo:break-before="page"/>
      <style:text-properties style:font-name="DejaVu Sans1" officeooo:rsid="000af88d" officeooo:paragraph-rsid="00823273"/>
    </style:style>
    <style:style style:name="P423" style:family="paragraph" style:parent-style-name="Heading_20_3">
      <style:paragraph-properties fo:break-before="page"/>
      <style:text-properties style:font-name="DejaVu Sans1" officeooo:paragraph-rsid="008e1dcb"/>
    </style:style>
    <style:style style:name="P424" style:family="paragraph" style:parent-style-name="Heading_20_3">
      <style:paragraph-properties fo:break-before="page"/>
      <style:text-properties style:font-name="DejaVu Sans1" officeooo:paragraph-rsid="00922417"/>
    </style:style>
    <style:style style:name="P425" style:family="paragraph" style:parent-style-name="Heading_20_3">
      <style:paragraph-properties fo:break-before="page"/>
      <style:text-properties officeooo:paragraph-rsid="019912b2"/>
    </style:style>
    <style:style style:name="P426" style:family="paragraph" style:parent-style-name="Heading_20_3">
      <style:paragraph-properties fo:break-before="page"/>
      <style:text-properties officeooo:paragraph-rsid="019de272"/>
    </style:style>
    <style:style style:name="P427" style:family="paragraph">
      <loext:graphic-properties draw:fill-color="#ffffff"/>
      <style:paragraph-properties fo:text-align="start"/>
      <style:text-properties style:font-name="DejaVu Sans1" fo:font-size="12pt" style:font-size-asian="10pt" style:font-size-complex="10pt"/>
    </style:style>
    <style:style style:name="P428" style:family="paragraph">
      <loext:graphic-properties draw:fill-color="#ffffff"/>
      <style:paragraph-properties fo:text-align="start"/>
      <style:text-properties fo:font-size="12pt" style:font-size-asian="10pt" style:font-size-complex="10pt"/>
    </style:style>
    <style:style style:name="P429" style:family="paragraph">
      <style:paragraph-properties fo:text-align="start"/>
    </style:style>
    <style:style style:name="P430" style:family="paragraph">
      <loext:graphic-properties draw:fill-color="#ffffff"/>
      <style:paragraph-properties fo:text-align="start"/>
      <style:text-properties style:font-name="DejaVu Sans1" fo:font-size="10pt" style:font-size-asian="10pt" style:font-size-complex="10pt"/>
    </style:style>
    <style:style style:name="P431" style:family="paragraph">
      <style:paragraph-properties fo:text-align="center"/>
    </style:style>
    <style:style style:name="P432" style:family="paragraph">
      <loext:graphic-properties draw:fill-color="#ffffff"/>
      <style:paragraph-properties fo:text-align="center"/>
      <style:text-properties style:font-name="DejaVu Sans1" fo:font-size="10pt" style:font-size-asian="10pt" style:font-size-complex="10pt"/>
    </style:style>
    <style:style style:name="P433" style:family="paragraph">
      <loext:graphic-properties draw:fill-color="#dddddd"/>
    </style:style>
    <style:style style:name="P434" style:family="paragraph">
      <style:paragraph-properties fo:text-align="end"/>
    </style:style>
    <style:style style:name="P435" style:family="paragraph">
      <loext:graphic-properties draw:fill-color="#ffffff"/>
      <style:paragraph-properties fo:text-align="end"/>
      <style:text-properties style:font-name="DejaVu Sans1"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1" fo:font-size="11pt" fo:letter-spacing="normal" fo:font-style="normal" fo:font-weight="normal"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1"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1" fo:font-size="11.25pt" fo:letter-spacing="normal" fo:font-style="normal" fo:font-weight="normal"/>
    </style:style>
    <style:style style:name="T79" style:family="text">
      <style:text-properties fo:font-variant="normal" fo:text-transform="none" fo:color="#303030" style:font-name="DejaVu Sans1" fo:font-size="11.25pt" fo:letter-spacing="normal" fo:font-style="normal" fo:font-weight="normal" officeooo:rsid="0019e29d"/>
    </style:style>
    <style:style style:name="T80" style:family="text">
      <style:text-properties fo:font-variant="normal" fo:text-transform="none" fo:color="#303030" style:font-name="DejaVu Sans1" fo:font-size="11.25pt" fo:letter-spacing="normal" fo:font-style="normal" fo:font-weight="normal" officeooo:rsid="004b8e2a"/>
    </style:style>
    <style:style style:name="T81" style:family="text">
      <style:text-properties fo:font-variant="normal" fo:text-transform="none" fo:color="#303030" style:font-name="DejaVu Sans1" fo:font-size="11.25pt" fo:letter-spacing="normal" fo:font-style="normal" fo:font-weight="normal" officeooo:rsid="005e738f"/>
    </style:style>
    <style:style style:name="T82" style:family="text">
      <style:text-properties fo:font-variant="normal" fo:text-transform="none" fo:color="#303030" style:font-name="DejaVu Sans1" fo:font-size="11.25pt" fo:letter-spacing="normal" fo:font-style="normal" fo:font-weight="normal" officeooo:rsid="004361aa"/>
    </style:style>
    <style:style style:name="T83" style:family="text">
      <style:text-properties fo:font-variant="normal" fo:text-transform="none" fo:color="#303030" style:font-name="DejaVu Sans1" fo:font-size="11.25pt" fo:letter-spacing="normal" fo:font-style="normal" fo:font-weight="normal" officeooo:rsid="006bbdbb"/>
    </style:style>
    <style:style style:name="T84" style:family="text">
      <style:text-properties fo:font-variant="normal" fo:text-transform="none" fo:color="#303030" style:font-name="DejaVu Sans1" fo:font-size="11.25pt" fo:letter-spacing="normal" fo:font-style="normal" fo:font-weight="normal" officeooo:rsid="006d6c81"/>
    </style:style>
    <style:style style:name="T85" style:family="text">
      <style:text-properties fo:font-variant="normal" fo:text-transform="none" fo:color="#303030" style:font-name="DejaVu Sans1" fo:font-size="11.25pt" fo:letter-spacing="normal" fo:font-style="normal" fo:font-weight="normal" officeooo:rsid="003a1872"/>
    </style:style>
    <style:style style:name="T86" style:family="text">
      <style:text-properties fo:font-variant="normal" fo:text-transform="none" fo:color="#303030" style:font-name="DejaVu Sans1" fo:font-size="11.25pt" fo:letter-spacing="normal" fo:font-style="normal" fo:font-weight="normal" officeooo:rsid="003ca4b0"/>
    </style:style>
    <style:style style:name="T87" style:family="text">
      <style:text-properties fo:font-variant="normal" fo:text-transform="none" fo:color="#303030" style:font-name="DejaVu Sans1" fo:font-size="11.25pt" fo:letter-spacing="normal" fo:font-style="normal" fo:font-weight="normal" officeooo:rsid="00fb80d7"/>
    </style:style>
    <style:style style:name="T88" style:family="text">
      <style:text-properties fo:font-variant="normal" fo:text-transform="none" fo:color="#303030" style:font-name="DejaVu Sans1" fo:font-size="11.25pt" fo:letter-spacing="normal" fo:font-style="normal" fo:font-weight="normal" officeooo:rsid="0160cb80"/>
    </style:style>
    <style:style style:name="T89" style:family="text">
      <style:text-properties fo:font-variant="normal" fo:text-transform="none" fo:color="#303030" style:font-name="DejaVu Sans1" fo:font-size="11.25pt" fo:letter-spacing="normal" fo:font-style="normal" fo:font-weight="normal" officeooo:rsid="00662fed"/>
    </style:style>
    <style:style style:name="T90" style:family="text">
      <style:text-properties fo:font-variant="normal" fo:text-transform="none" fo:color="#303030" style:font-name="DejaVu Sans1" fo:font-size="11.25pt" fo:letter-spacing="normal" fo:font-style="normal" fo:font-weight="normal" officeooo:rsid="01701744"/>
    </style:style>
    <style:style style:name="T91" style:family="text">
      <style:text-properties fo:font-variant="normal" fo:text-transform="none" fo:color="#303030" style:font-name="DejaVu Sans1" fo:font-size="11.25pt" fo:letter-spacing="normal" fo:font-style="normal" fo:font-weight="normal" officeooo:rsid="01702b9b"/>
    </style:style>
    <style:style style:name="T92" style:family="text">
      <style:text-properties fo:font-variant="normal" fo:text-transform="none" fo:color="#303030" style:font-name="DejaVu Sans1" fo:font-size="11.25pt" fo:letter-spacing="normal" fo:font-style="normal" fo:font-weight="normal" officeooo:rsid="01704eb5"/>
    </style:style>
    <style:style style:name="T93" style:family="text">
      <style:text-properties fo:font-variant="normal" fo:text-transform="none" fo:color="#303030" style:font-name="DejaVu Sans1" fo:font-size="11.25pt" fo:letter-spacing="normal" fo:font-style="normal" fo:font-weight="normal" officeooo:rsid="01a55080"/>
    </style:style>
    <style:style style:name="T94"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1" fo:letter-spacing="normal" fo:font-style="normal" fo:font-weight="normal"/>
    </style:style>
    <style:style style:name="T96" style:family="text">
      <style:text-properties fo:font-variant="normal" fo:text-transform="none" fo:color="#303030" style:font-name="DejaVu Sans1" fo:letter-spacing="normal" fo:font-style="normal" fo:font-weight="normal" officeooo:rsid="004361aa"/>
    </style:style>
    <style:style style:name="T97" style:family="text">
      <style:text-properties fo:font-variant="normal" fo:text-transform="none" fo:color="#303030" style:font-name="DejaVu Sans1" fo:letter-spacing="normal" fo:font-style="normal" fo:font-weight="normal" officeooo:rsid="0074298d"/>
    </style:style>
    <style:style style:name="T98" style:family="text">
      <style:text-properties fo:font-variant="normal" fo:text-transform="none" fo:color="#303030" style:font-name="DejaVu Sans1"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1" fo:letter-spacing="normal" fo:font-style="normal" fo:font-weight="normal" officeooo:rsid="004361aa"/>
    </style:style>
    <style:style style:name="T104" style:family="text">
      <style:text-properties fo:font-variant="normal" fo:text-transform="none" fo:color="#303030" style:text-position="super 58%" style:font-name="DejaVu Sans1"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1"/>
    </style:style>
    <style:style style:name="T111" style:family="text">
      <style:text-properties style:font-name="DejaVu Sans1" fo:font-size="11pt" style:font-size-asian="11pt" style:font-size-complex="11pt"/>
    </style:style>
    <style:style style:name="T112" style:family="text">
      <style:text-properties style:font-name="DejaVu Sans1" fo:font-size="11pt" officeooo:rsid="0010087a" style:font-size-asian="11pt" style:font-size-complex="11pt"/>
    </style:style>
    <style:style style:name="T113" style:family="text">
      <style:text-properties style:font-name="DejaVu Sans1" officeooo:rsid="004b8e2a"/>
    </style:style>
    <style:style style:name="T114" style:family="text">
      <style:text-properties style:font-name="DejaVu Sans1" officeooo:rsid="000af88d"/>
    </style:style>
    <style:style style:name="T115" style:family="text">
      <style:text-properties style:font-name="DejaVu Sans1" officeooo:rsid="005ed836"/>
    </style:style>
    <style:style style:name="T116" style:family="text">
      <style:text-properties style:font-name="DejaVu Sans1" officeooo:rsid="00662fed"/>
    </style:style>
    <style:style style:name="T117" style:family="text">
      <style:text-properties style:font-name="DejaVu Sans1" officeooo:rsid="003d30b8"/>
    </style:style>
    <style:style style:name="T118" style:family="text">
      <style:text-properties style:font-name="DejaVu Sans1" officeooo:rsid="006bbdbb"/>
    </style:style>
    <style:style style:name="T119" style:family="text">
      <style:text-properties style:font-name="DejaVu Sans1" officeooo:rsid="00365916"/>
    </style:style>
    <style:style style:name="T120" style:family="text">
      <style:text-properties style:font-name="DejaVu Sans1" fo:font-style="italic" style:font-style-asian="italic" style:font-style-complex="italic"/>
    </style:style>
    <style:style style:name="T121" style:family="text">
      <style:text-properties style:font-name="DejaVu Sans1" fo:font-style="italic" officeooo:rsid="00c6bda3" style:font-style-asian="italic" style:font-style-complex="italic"/>
    </style:style>
    <style:style style:name="T122" style:family="text">
      <style:text-properties style:font-name="DejaVu Sans1" officeooo:rsid="00c6bda3"/>
    </style:style>
    <style:style style:name="T123" style:family="text">
      <style:text-properties style:font-name="DejaVu Sans1" fo:font-style="normal" officeooo:rsid="00c6bda3" style:font-style-asian="normal" style:font-style-complex="normal"/>
    </style:style>
    <style:style style:name="T124" style:family="text">
      <style:text-properties style:font-name="DejaVu Sans1" officeooo:rsid="005c4c73"/>
    </style:style>
    <style:style style:name="T125" style:family="text">
      <style:text-properties style:font-name="DejaVu Sans1" officeooo:rsid="012ed0bd"/>
    </style:style>
    <style:style style:name="T126" style:family="text">
      <style:text-properties style:font-name="DejaVu Sans1" officeooo:rsid="00f73f02"/>
    </style:style>
    <style:style style:name="T127" style:family="text">
      <style:text-properties style:font-name="DejaVu Sans1" officeooo:rsid="00763be2"/>
    </style:style>
    <style:style style:name="T128" style:family="text">
      <style:text-properties style:font-name="DejaVu Sans1" officeooo:rsid="00756c34"/>
    </style:style>
    <style:style style:name="T129" style:family="text">
      <style:text-properties style:font-name="DejaVu Sans1" officeooo:rsid="013bef74"/>
    </style:style>
    <style:style style:name="T130" style:family="text">
      <style:text-properties style:font-name="DejaVu Sans1" officeooo:rsid="0176e6ba"/>
    </style:style>
    <style:style style:name="T131" style:family="text">
      <style:text-properties style:font-name="DejaVu Sans1" officeooo:rsid="01831d5b"/>
    </style:style>
    <style:style style:name="T132" style:family="text">
      <style:text-properties style:font-name="DejaVu Sans1" officeooo:rsid="0094d0d1"/>
    </style:style>
    <style:style style:name="T133" style:family="text">
      <style:text-properties style:font-name="DejaVu Sans1" officeooo:rsid="019912b2"/>
    </style:style>
    <style:style style:name="T134" style:family="text">
      <style:text-properties style:font-name="DejaVu Sans1" officeooo:rsid="019de272"/>
    </style:style>
    <style:style style:name="T135" style:family="text">
      <style:text-properties officeooo:rsid="00505656"/>
    </style:style>
    <style:style style:name="T136" style:family="text">
      <style:text-properties officeooo:rsid="005582ec"/>
    </style:style>
    <style:style style:name="T137" style:family="text">
      <style:text-properties officeooo:rsid="005606ed"/>
    </style:style>
    <style:style style:name="T138" style:family="text">
      <style:text-properties officeooo:rsid="005c4c73"/>
    </style:style>
    <style:style style:name="T139" style:family="text">
      <style:text-properties officeooo:rsid="005ed836"/>
    </style:style>
    <style:style style:name="T140" style:family="text">
      <style:text-properties officeooo:rsid="007d0c80"/>
    </style:style>
    <style:style style:name="T141" style:family="text">
      <style:text-properties officeooo:rsid="007e58ac"/>
    </style:style>
    <style:style style:name="T142" style:family="text">
      <style:text-properties officeooo:rsid="007f1e10"/>
    </style:style>
    <style:style style:name="T143" style:family="text">
      <style:text-properties officeooo:rsid="0088edcd"/>
    </style:style>
    <style:style style:name="T144" style:family="text">
      <style:text-properties officeooo:rsid="008e1dcb"/>
    </style:style>
    <style:style style:name="T145" style:family="text">
      <style:text-properties officeooo:rsid="008ec557"/>
    </style:style>
    <style:style style:name="T146" style:family="text">
      <style:text-properties officeooo:rsid="00904ecb"/>
    </style:style>
    <style:style style:name="T147" style:family="text">
      <style:text-properties officeooo:rsid="00906758"/>
    </style:style>
    <style:style style:name="T148" style:family="text">
      <style:text-properties officeooo:rsid="00922417"/>
    </style:style>
    <style:style style:name="T149" style:family="text">
      <style:text-properties fo:font-weight="bold" style:font-weight-asian="bold" style:font-weight-complex="bold"/>
    </style:style>
    <style:style style:name="T150" style:family="text">
      <style:text-properties fo:font-weight="bold" officeooo:rsid="0043de58" style:font-weight-asian="bold" style:font-weight-complex="bold"/>
    </style:style>
    <style:style style:name="T151" style:family="text">
      <style:text-properties fo:font-weight="bold" officeooo:rsid="010ba3ef" style:font-weight-asian="bold" style:font-weight-complex="bold"/>
    </style:style>
    <style:style style:name="T152" style:family="text">
      <style:text-properties fo:font-weight="bold" officeooo:rsid="011f959a" style:font-weight-asian="bold" style:font-weight-complex="bold"/>
    </style:style>
    <style:style style:name="T153" style:family="text">
      <style:text-properties fo:font-weight="bold" officeooo:rsid="01f8691f" style:font-weight-asian="bold" style:font-weight-complex="bold"/>
    </style:style>
    <style:style style:name="T154" style:family="text">
      <style:text-properties officeooo:rsid="00984019"/>
    </style:style>
    <style:style style:name="T155" style:family="text">
      <style:text-properties officeooo:rsid="00997c49"/>
    </style:style>
    <style:style style:name="T156" style:family="text">
      <style:text-properties officeooo:rsid="00a3dd8d"/>
    </style:style>
    <style:style style:name="T157" style:family="text">
      <style:text-properties officeooo:rsid="00a4ba72"/>
    </style:style>
    <style:style style:name="T158" style:family="text">
      <style:text-properties officeooo:rsid="00b7c6ef"/>
    </style:style>
    <style:style style:name="T159" style:family="text">
      <style:text-properties officeooo:rsid="00c58a14"/>
    </style:style>
    <style:style style:name="T160" style:family="text">
      <style:text-properties officeooo:rsid="00c64ba4"/>
    </style:style>
    <style:style style:name="T161" style:family="text">
      <style:text-properties officeooo:rsid="00d415e7"/>
    </style:style>
    <style:style style:name="T162" style:family="text">
      <style:text-properties officeooo:rsid="00d78b67"/>
    </style:style>
    <style:style style:name="T163" style:family="text">
      <style:text-properties officeooo:rsid="00d7be49"/>
    </style:style>
    <style:style style:name="T164" style:family="text">
      <style:text-properties fo:font-size="8pt" officeooo:rsid="00c64ba4" style:font-size-asian="8pt" style:font-size-complex="8pt"/>
    </style:style>
    <style:style style:name="T165" style:family="text">
      <style:text-properties fo:font-size="8pt" officeooo:rsid="00dafd2a" style:font-size-asian="8pt" style:font-size-complex="8pt"/>
    </style:style>
    <style:style style:name="T166" style:family="text">
      <style:text-properties fo:font-size="8pt" officeooo:rsid="0150e4ad" style:font-size-asian="8pt" style:font-size-complex="8pt"/>
    </style:style>
    <style:style style:name="T167" style:family="text">
      <style:text-properties officeooo:rsid="00de4d4c"/>
    </style:style>
    <style:style style:name="T168" style:family="text">
      <style:text-properties officeooo:rsid="00e0f38b"/>
    </style:style>
    <style:style style:name="T169" style:family="text">
      <style:text-properties officeooo:rsid="00786397"/>
    </style:style>
    <style:style style:name="T170" style:family="text">
      <style:text-properties officeooo:rsid="00ec1a06"/>
    </style:style>
    <style:style style:name="T171" style:family="text">
      <style:text-properties officeooo:rsid="0043de58"/>
    </style:style>
    <style:style style:name="T172" style:family="text">
      <style:text-properties officeooo:rsid="0108e8c1"/>
    </style:style>
    <style:style style:name="T173" style:family="text">
      <style:text-properties officeooo:rsid="01118c8a"/>
    </style:style>
    <style:style style:name="T174" style:family="text">
      <style:text-properties officeooo:rsid="011f959a"/>
    </style:style>
    <style:style style:name="T175" style:family="text">
      <style:text-properties officeooo:rsid="0092cadf"/>
    </style:style>
    <style:style style:name="T176" style:family="text">
      <style:text-properties fo:font-weight="normal" officeooo:rsid="011f959a" style:font-weight-asian="normal" style:font-weight-complex="normal"/>
    </style:style>
    <style:style style:name="T177" style:family="text">
      <style:text-properties officeooo:rsid="012090d6"/>
    </style:style>
    <style:style style:name="T178" style:family="text">
      <style:text-properties officeooo:rsid="0126a825"/>
    </style:style>
    <style:style style:name="T179" style:family="text">
      <style:text-properties officeooo:rsid="013005a8"/>
    </style:style>
    <style:style style:name="T180" style:family="text">
      <style:text-properties officeooo:rsid="0137bed1"/>
    </style:style>
    <style:style style:name="T181" style:family="text">
      <style:text-properties officeooo:rsid="013a01ea"/>
    </style:style>
    <style:style style:name="T182" style:family="text">
      <style:text-properties officeooo:rsid="013ff340"/>
    </style:style>
    <style:style style:name="T183" style:family="text">
      <style:text-properties officeooo:rsid="01448c8c"/>
    </style:style>
    <style:style style:name="T184" style:family="text">
      <style:text-properties officeooo:rsid="01466a21"/>
    </style:style>
    <style:style style:name="T185" style:family="text">
      <style:text-properties officeooo:rsid="0146aca1"/>
    </style:style>
    <style:style style:name="T186" style:family="text">
      <style:text-properties officeooo:rsid="014e8517"/>
    </style:style>
    <style:style style:name="T187" style:family="text">
      <style:text-properties officeooo:rsid="015807be"/>
    </style:style>
    <style:style style:name="T188" style:family="text">
      <style:text-properties officeooo:rsid="015d46f0"/>
    </style:style>
    <style:style style:name="T189" style:family="text">
      <style:text-properties style:text-position="super 58%"/>
    </style:style>
    <style:style style:name="T190" style:family="text">
      <style:text-properties style:text-position="super 58%" officeooo:rsid="015d46f0"/>
    </style:style>
    <style:style style:name="T191" style:family="text">
      <style:text-properties style:text-position="super 58%" officeooo:rsid="01f703bc"/>
    </style:style>
    <style:style style:name="T192" style:family="text">
      <style:text-properties officeooo:rsid="00421cbd"/>
    </style:style>
    <style:style style:name="T193" style:family="text">
      <style:text-properties officeooo:rsid="003e968d"/>
    </style:style>
    <style:style style:name="T194" style:family="text">
      <style:text-properties officeooo:rsid="0160f20e"/>
    </style:style>
    <style:style style:name="T195" style:family="text">
      <style:text-properties officeooo:rsid="01625204"/>
    </style:style>
    <style:style style:name="T196" style:family="text">
      <style:text-properties officeooo:rsid="01631a54"/>
    </style:style>
    <style:style style:name="T197" style:family="text">
      <style:text-properties officeooo:rsid="004631a1"/>
    </style:style>
    <style:style style:name="T198" style:family="text">
      <style:text-properties officeooo:rsid="0195bd32"/>
    </style:style>
    <style:style style:name="T199" style:family="text">
      <style:text-properties officeooo:rsid="019912b2"/>
    </style:style>
    <style:style style:name="T200" style:family="text">
      <style:text-properties fo:font-size="11pt" style:font-size-asian="11pt" style:font-size-complex="11pt"/>
    </style:style>
    <style:style style:name="T201" style:family="text">
      <style:text-properties fo:font-size="11pt" officeooo:rsid="01b604aa" style:font-size-asian="11pt" style:font-size-complex="11pt"/>
    </style:style>
    <style:style style:name="T202" style:family="text">
      <style:text-properties fo:font-size="11pt" fo:font-weight="bold" style:font-size-asian="11pt" style:font-weight-asian="bold" style:font-size-complex="11pt" style:font-weight-complex="bold"/>
    </style:style>
    <style:style style:name="T203" style:family="text">
      <style:text-properties fo:font-size="11pt" fo:font-weight="bold" officeooo:rsid="019de272" style:font-size-asian="11pt" style:font-weight-asian="bold" style:font-size-complex="11pt" style:font-weight-complex="bold"/>
    </style:style>
    <style:style style:name="T204" style:family="text">
      <style:text-properties officeooo:rsid="019a0ba1"/>
    </style:style>
    <style:style style:name="T205" style:family="text">
      <style:text-properties officeooo:rsid="019b432a"/>
    </style:style>
    <style:style style:name="T206" style:family="text">
      <style:text-properties officeooo:rsid="019c6891"/>
    </style:style>
    <style:style style:name="T207" style:family="text">
      <style:text-properties officeooo:rsid="019de272"/>
    </style:style>
    <style:style style:name="T208" style:family="text">
      <style:text-properties officeooo:rsid="01b604aa"/>
    </style:style>
    <style:style style:name="T209" style:family="text">
      <style:text-properties officeooo:rsid="00608ab4"/>
    </style:style>
    <style:style style:name="T210" style:family="text">
      <style:text-properties officeooo:rsid="01b8e91c"/>
    </style:style>
    <style:style style:name="T211" style:family="text">
      <style:text-properties officeooo:rsid="01ba9b64"/>
    </style:style>
    <style:style style:name="T212" style:family="text">
      <style:text-properties officeooo:rsid="01bd6289"/>
    </style:style>
    <style:style style:name="T213" style:family="text">
      <style:text-properties officeooo:rsid="01cfac20"/>
    </style:style>
    <style:style style:name="T214" style:family="text">
      <style:text-properties officeooo:rsid="01d3051d"/>
    </style:style>
    <style:style style:name="T215" style:family="text">
      <style:text-properties officeooo:rsid="01d983ec"/>
    </style:style>
    <style:style style:name="T216" style:family="text">
      <style:text-properties officeooo:rsid="01da8a6b"/>
    </style:style>
    <style:style style:name="T217" style:family="text">
      <style:text-properties officeooo:rsid="01dc23f5"/>
    </style:style>
    <style:style style:name="T218" style:family="text">
      <style:text-properties officeooo:rsid="01e53f4c"/>
    </style:style>
    <style:style style:name="T219" style:family="text">
      <style:text-properties officeooo:rsid="01e9a10b"/>
    </style:style>
    <style:style style:name="T220" style:family="text">
      <style:text-properties style:font-name="DejaVu Sans2"/>
    </style:style>
    <style:style style:name="T221" style:family="text">
      <style:text-properties officeooo:rsid="01efcaec"/>
    </style:style>
    <style:style style:name="T222" style:family="text">
      <style:text-properties officeooo:rsid="01f703bc"/>
    </style:style>
    <style:style style:name="T223" style:family="text">
      <style:text-properties officeooo:rsid="01fa4e3c"/>
    </style:style>
    <style:style style:name="T224" style:family="text">
      <style:text-properties style:font-name="DejaVu Sans2"/>
    </style:style>
    <style:style style:name="T225" style:family="text">
      <style:text-properties style:font-name="DejaVu Sans1" fo:font-size="10pt" style:font-size-asian="10pt" style:font-size-complex="10pt"/>
    </style:style>
    <style:style style:name="T226" style:family="text">
      <style:text-properties style:font-name="DejaVu Sans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5.4008in" svg:y="0in" svg:width="1.5252in" svg:height="0.8846in" draw:z-index="0"><draw:image xlink:href="Pictures/1000000000000B89000006B15190B1C8F20CD4C3.jpg" xlink:type="simple" xlink:show="embed" xlink:actuate="onLoad"/></draw:frame></text:p>
      <text:p text:style-name="P7"/>
      <text:p text:style-name="P7"/>
      <text:p text:style-name="P7"/>
      <text:p text:style-name="P7"/>
      <text:p text:style-name="P7"/>
      <text:p text:style-name="P7"/>
      <text:p text:style-name="P7"/>
      <text:p text:style-name="P7"/>
      <text:p text:style-name="P8">Functional design</text:p>
      <text:p text:style-name="P9">Hivos IATI for The Netherlands </text:p>
      <text:p text:style-name="P9">Ministry of Foreign Affai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Barry de Graaff</text:p>
      <text:p text:style-name="P11">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2">Table of Contents</text:p>
          </text:index-title>
          <text:p text:style-name="P349"><text:a xlink:type="simple" xlink:href="#__RefHeading___Toc622_1110452204" text:style-name="Index_20_Link" text:visited-style-name="Index_20_Link">Introduction<text:tab/>4</text:a></text:p>
          <text:p text:style-name="P349"><text:a xlink:type="simple" xlink:href="#__RefHeading___Toc624_1110452204" text:style-name="Index_20_Link" text:visited-style-name="Index_20_Link">Scope<text:tab/>5</text:a></text:p>
          <text:p text:style-name="P349"><text:a xlink:type="simple" xlink:href="#__RefHeading___Toc626_1110452204" text:style-name="Index_20_Link" text:visited-style-name="Index_20_Link">Requirements<text:tab/>5</text:a></text:p>
          <text:p text:style-name="P349"><text:a xlink:type="simple" xlink:href="#__RefHeading___Toc2291_508472133" text:style-name="Index_20_Link" text:visited-style-name="Index_20_Link">Program Funding Use Case<text:tab/>6</text:a></text:p>
          <text:p text:style-name="P349"><text:a xlink:type="simple" xlink:href="#__RefHeading___Toc1361_1615168837" text:style-name="Index_20_Link" text:visited-style-name="Index_20_Link">Osiris contracts<text:tab/>7</text:a></text:p>
          <text:p text:style-name="P349"><text:a xlink:type="simple" xlink:href="#__RefHeading___Toc1365_1615168837" text:style-name="Index_20_Link" text:visited-style-name="Index_20_Link">Osiris Business Partners<text:tab/>7</text:a></text:p>
          <text:p text:style-name="P349"><text:a xlink:type="simple" xlink:href="#__RefHeading___Toc2332_1995571191" text:style-name="Index_20_Link" text:visited-style-name="Index_20_Link">IATI Identifier<text:tab/>7</text:a></text:p>
          <text:p text:style-name="P349"><text:a xlink:type="simple" xlink:href="#__RefHeading___Toc628_1110452204" text:style-name="Index_20_Link" text:visited-style-name="Index_20_Link">IATI Activity file<text:tab/>8</text:a></text:p>
          <text:p text:style-name="P351"><text:a xlink:type="simple" xlink:href="#__RefHeading___Toc1733_1134215455" text:style-name="Index_20_Link" text:visited-style-name="Index_20_Link">Activities<text:tab/>8</text:a></text:p>
          <text:p text:style-name="P350"><text:a xlink:type="simple" xlink:href="#__RefHeading___Toc630_1110452204" text:style-name="Index_20_Link" text:visited-style-name="Index_20_Link">(4.1.1) iati-activities<text:tab/>8</text:a></text:p>
          <text:p text:style-name="P350"><text:a xlink:type="simple" xlink:href="#__RefHeading___Toc632_1110452204" text:style-name="Index_20_Link" text:visited-style-name="Index_20_Link">(4.1.2) iati-activities→iati-activity<text:tab/>8</text:a></text:p>
          <text:p text:style-name="P350"><text:a xlink:type="simple" xlink:href="#__RefHeading___Toc634_1110452204" text:style-name="Index_20_Link" text:visited-style-name="Index_20_Link">(4.1.3) iati-activities→iati-activity→reporting-org<text:tab/>8</text:a></text:p>
          <text:p text:style-name="P350"><text:a xlink:type="simple" xlink:href="#__RefHeading___Toc636_1110452204" text:style-name="Index_20_Link" text:visited-style-name="Index_20_Link">(4.1.3) iati-activities→iati-activity→iati-identifier<text:tab/>9</text:a></text:p>
          <text:p text:style-name="P350"><text:a xlink:type="simple" xlink:href="#__RefHeading___Toc638_1110452204" text:style-name="Index_20_Link" text:visited-style-name="Index_20_Link">(4.1.4) iati-activities→iati-activity→title<text:tab/>9</text:a></text:p>
          <text:p text:style-name="P350"><text:a xlink:type="simple" xlink:href="#__RefHeading___Toc640_1110452204" text:style-name="Index_20_Link" text:visited-style-name="Index_20_Link">(4.1.4) iati-activities→iati-activity→description-&gt;narrative<text:tab/>9</text:a></text:p>
          <text:p text:style-name="P350"><text:a xlink:type="simple" xlink:href="#__RefHeading___Toc642_1110452204" text:style-name="Index_20_Link" text:visited-style-name="Index_20_Link">(4.1.4) iati-activities→iati-activity→activity-status<text:tab/>9</text:a></text:p>
          <text:p text:style-name="P350"><text:a xlink:type="simple" xlink:href="#__RefHeading___Toc644_1110452204" text:style-name="Index_20_Link" text:visited-style-name="Index_20_Link">(4.1.4) iati-activities→iati-activity→activity-date<text:tab/>10</text:a></text:p>
          <text:p text:style-name="P350"><text:a xlink:type="simple" xlink:href="#__RefHeading___Toc646_1110452204" text:style-name="Index_20_Link" text:visited-style-name="Index_20_Link">(4.1.4) iati-activities→iati-activity→contact-info<text:tab/>10</text:a></text:p>
          <text:p text:style-name="P350"><text:a xlink:type="simple" xlink:href="#__RefHeading___Toc648_1110452204" text:style-name="Index_20_Link" text:visited-style-name="Index_20_Link">(4.1.4) iati-activities→iati-activity→contact-info-&gt;telephone<text:tab/>10</text:a></text:p>
          <text:p text:style-name="P350"><text:a xlink:type="simple" xlink:href="#__RefHeading___Toc650_1110452204" text:style-name="Index_20_Link" text:visited-style-name="Index_20_Link">(4.1.4) iati-activities→iati-activity→contact-info-&gt;email<text:tab/>10</text:a></text:p>
          <text:p text:style-name="P351"><text:a xlink:type="simple" xlink:href="#__RefHeading___Toc1603_1134215455" text:style-name="Index_20_Link" text:visited-style-name="Index_20_Link">Assessment (webform)<text:tab/>11</text:a></text:p>
          <text:p text:style-name="P350"><text:a xlink:type="simple" xlink:href="#__RefHeading___Toc3343_2073727962" text:style-name="Index_20_Link" text:visited-style-name="Index_20_Link">IATI all baseline data<text:tab/>11</text:a></text:p>
          <text:p text:style-name="P350"><text:a xlink:type="simple" xlink:href="#__RefHeading___Toc3345_2073727962" text:style-name="Index_20_Link" text:visited-style-name="Index_20_Link">IATI result data<text:tab/>11</text:a></text:p>
          <text:p text:style-name="P350"><text:a xlink:type="simple" xlink:href="#__RefHeading___Toc3347_2073727962" text:style-name="Index_20_Link" text:visited-style-name="Index_20_Link">Report for staff overview<text:tab/>11</text:a></text:p>
          <text:p text:style-name="P350"><text:a xlink:type="simple" xlink:href="#__RefHeading___Toc652_1110452204" text:style-name="Index_20_Link" text:visited-style-name="Index_20_Link">(4.1.5) iati-activities→iati-activity→participating-org<text:tab/>12</text:a></text:p>
          <text:p text:style-name="P350"><text:a xlink:type="simple" xlink:href="#__RefHeading___Toc654_1110452204" text:style-name="Index_20_Link" text:visited-style-name="Index_20_Link">(4.1.6) iati-activities→iati-activity→recipient-country<text:tab/>14</text:a></text:p>
          <text:p text:style-name="P350"><text:a xlink:type="simple" xlink:href="#__RefHeading___Toc3157_1089058760" text:style-name="Index_20_Link" text:visited-style-name="Index_20_Link">(4.1.6) iati-activities→iati-activity→recipient-region<text:tab/>14</text:a></text:p>
          <text:p text:style-name="P350"><text:a xlink:type="simple" xlink:href="#__RefHeading___Toc1152_1615168837" text:style-name="Index_20_Link" text:visited-style-name="Index_20_Link">(4.1.7) iati-activities→iati-activity→sector<text:tab/>15</text:a></text:p>
          <text:p text:style-name="P350"><text:a xlink:type="simple" xlink:href="#__RefHeading___Toc1154_1615168837" text:style-name="Index_20_Link" text:visited-style-name="Index_20_Link">(4.1.7) iati-activities→iati-activity→policy-marker<text:tab/>16</text:a></text:p>
          <text:p text:style-name="P350"><text:a xlink:type="simple" xlink:href="#__RefHeading___Toc1156_1615168837" text:style-name="Index_20_Link" text:visited-style-name="Index_20_Link">(4.1.7) iati-activities→iati-activity→default-flow-type<text:tab/>17</text:a></text:p>
          <text:p text:style-name="P350"><text:a xlink:type="simple" xlink:href="#__RefHeading___Toc1158_1615168837" text:style-name="Index_20_Link" text:visited-style-name="Index_20_Link">(4.1.7) iati-activities→iati-activity→default-finance-type<text:tab/>17</text:a></text:p>
          <text:p text:style-name="P350"><text:a xlink:type="simple" xlink:href="#__RefHeading___Toc1162_1615168837" text:style-name="Index_20_Link" text:visited-style-name="Index_20_Link">(4.1.7) iati-activities→iati-activity→default-aid-type<text:tab/>18</text:a></text:p>
          <text:p text:style-name="P350"><text:a xlink:type="simple" xlink:href="#__RefHeading___Toc1164_1615168837" text:style-name="Index_20_Link" text:visited-style-name="Index_20_Link">(4.1.7) iati-activities→iati-activity→default-tied-status<text:tab/>18</text:a></text:p>
          <text:p text:style-name="P351"><text:a xlink:type="simple" xlink:href="#__RefHeading___Toc1166_1615168837" text:style-name="Index_20_Link" text:visited-style-name="Index_20_Link">Budget<text:tab/>19</text:a></text:p>
          <text:p text:style-name="P350"><text:a xlink:type="simple" xlink:href="#__RefHeading___Toc1168_1615168837" text:style-name="Index_20_Link" text:visited-style-name="Index_20_Link">(4.1.8) iati-activities→iati-activity→budget<text:tab/>20</text:a></text:p>
          <text:p text:style-name="P350"><text:a xlink:type="simple" xlink:href="#__RefHeading___Toc1170_1615168837" text:style-name="Index_20_Link" text:visited-style-name="Index_20_Link">(4.1.8) iati-activities→iati-activity→budget→value<text:tab/>20</text:a></text:p>
          <text:p text:style-name="P351"><text:a xlink:type="simple" xlink:href="#__RefHeading___Toc1855_410629091" text:style-name="Index_20_Link" text:visited-style-name="Index_20_Link">Transactions<text:tab/>21</text:a></text:p>
          <text:p text:style-name="P350"><text:a xlink:type="simple" xlink:href="#__RefHeading___Toc3303_1995571191" text:style-name="Index_20_Link" text:visited-style-name="Index_20_Link">4.1.8) iati-activities→iati-activity→transaction (type 1)<text:tab/>22</text:a></text:p>
          <text:p text:style-name="P350"><text:a xlink:type="simple" xlink:href="#__RefHeading___Toc1859_410629091111" text:style-name="Index_20_Link" text:visited-style-name="Index_20_Link">4.1.8) iati-activities→iati-activity→transaction→value<text:tab/>22</text:a></text:p>
          <text:p text:style-name="P350"><text:a xlink:type="simple" xlink:href="#__RefHeading___Toc3307_1995571191" text:style-name="Index_20_Link" text:visited-style-name="Index_20_Link">4.1.8) iati-activities→iati-activity→transaction (type 11)<text:tab/>23</text:a></text:p>
          <text:p text:style-name="P350"><text:a xlink:type="simple" xlink:href="#__RefHeading___Toc1859_41062909111" text:style-name="Index_20_Link" text:visited-style-name="Index_20_Link">4.1.8) iati-activities→iati-activity→transaction→value<text:tab/>23</text:a></text:p>
          <text:p text:style-name="P350"><text:a xlink:type="simple" xlink:href="#__RefHeading___Toc3311_1995571191" text:style-name="Index_20_Link" text:visited-style-name="Index_20_Link">4.1.8) iati-activities→iati-activity→transaction (type 3 or 4)<text:tab/>24</text:a></text:p>
          <text:p text:style-name="P350"><text:a xlink:type="simple" xlink:href="#__RefHeading___Toc1863_4106290911" text:style-name="Index_20_Link" text:visited-style-name="Index_20_Link">4.1.8) iati-activities→iati-activity→transaction→value<text:tab/>24</text:a></text:p>
          <text:p text:style-name="P350"><text:a xlink:type="simple" xlink:href="#__RefHeading___Toc1857_410629091" text:style-name="Index_20_Link" text:visited-style-name="Index_20_Link">4.1.8) iati-activities→iati-activity→transaction (type 11)<text:tab/>25</text:a></text:p>
          <text:p text:style-name="P350"><text:a xlink:type="simple" xlink:href="#__RefHeading___Toc1859_410629091" text:style-name="Index_20_Link" text:visited-style-name="Index_20_Link">4.1.8) iati-activities→iati-activity→transaction→value<text:tab/>25</text:a></text:p>
          <text:p text:style-name="P350"><text:a xlink:type="simple" xlink:href="#__RefHeading___Toc2293_508472133" text:style-name="Index_20_Link" text:visited-style-name="Index_20_Link">4.1.9) iati-activities→iati-activity→document-link<text:tab/>26</text:a></text:p>
          <text:p text:style-name="P350"><text:a xlink:type="simple" xlink:href="#__RefHeading___Toc2295_508472133" text:style-name="Index_20_Link" text:visited-style-name="Index_20_Link">4.1.10) iati-activities→iati-activity→related-activity<text:tab/>27</text:a></text:p>
          <text:p text:style-name="P351"><text:a xlink:type="simple" xlink:href="#__RefHeading___Toc2297_508472133" text:style-name="Index_20_Link" text:visited-style-name="Index_20_Link">Result<text:tab/>28</text:a></text:p>
          <text:p text:style-name="P350"><text:soft-page-break/><text:a xlink:type="simple" xlink:href="#__RefHeading___Toc3535_851305276" text:style-name="Index_20_Link" text:visited-style-name="Index_20_Link">4.1.11) iati-activities→iati-activity→result<text:tab/>28</text:a></text:p>
          <text:p text:style-name="P350"><text:a xlink:type="simple" xlink:href="#__RefHeading___Toc3490_851305276" text:style-name="Index_20_Link" text:visited-style-name="Index_20_Link">4.1.11) iati-activities→iati-activity→result-&gt;indicator<text:tab/>29</text:a></text:p>
          <text:p text:style-name="P350"><text:a xlink:type="simple" xlink:href="#__RefHeading___Toc3492_851305276" text:style-name="Index_20_Link" text:visited-style-name="Index_20_Link">4.1.11) iati..iati-activity→result-&gt;indicator-&gt;baseline<text:tab/>29</text:a></text:p>
          <text:p text:style-name="P350"><text:a xlink:type="simple" xlink:href="#__RefHeading___Toc3494_851305276" text:style-name="Index_20_Link" text:visited-style-name="Index_20_Link">4.1.11) iati..iati-activity→result→indicator→period (target)<text:tab/>30</text:a></text:p>
          <text:p text:style-name="P350"><text:a xlink:type="simple" xlink:href="#__RefHeading___Toc3496_851305276" text:style-name="Index_20_Link" text:visited-style-name="Index_20_Link">4.1.11) iati..iati-activity→result→indicator→period (actual)<text:tab/>30</text:a></text:p>
          <text:p text:style-name="P349"><text:a xlink:type="simple" xlink:href="#__RefHeading___Toc3627_473243081" text:style-name="Index_20_Link" text:visited-style-name="Index_20_Link">IATI Organisation file<text:tab/>31</text:a></text:p>
          <text:p text:style-name="P351"><text:a xlink:type="simple" xlink:href="#__RefHeading___Toc1733_11342154551" text:style-name="Index_20_Link" text:visited-style-name="Index_20_Link">Organisation<text:tab/>31</text:a></text:p>
        </text:index-body>
      </text:table-of-content>
      <text:h text:style-name="P382" text:outline-level="1"><text:bookmark-start text:name="__RefHeading___Toc622_1110452204"/>Introduction<text:bookmark-end text:name="__RefHeading___Toc622_1110452204"/></text:h>
      <text:p text:style-name="P85">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6"/>
      <text:p text:style-name="P86">The guidelines <text:span text:style-name="T4">are available online via:</text:span></text:p>
      <text:p text:style-name="P199"><text:bookmark-start text:name="__DdeLink__3839_748426085"/><text:bookmark-start text:name="__DdeLink__3533_1737539453"/><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839_748426085"/><text:bookmark-end text:name="__DdeLink__3533_1737539453"/></text:p>
      <text:p text:style-name="P87"/>
      <text:p text:style-name="P87">Hivos already publishes an IATI activity file for the entire organisation, but for the Dutch government data must be represented in a different form and also different performance indicators must be added.</text:p>
      <text:p text:style-name="P87"/>
      <text:p text:style-name="P88">The head of the current <text:s/><text:span text:style-name="T4">IATI activit</text:span>y<text:span text:style-name="T4"> </text:span>file implemented in PL/SQL looks like this</text:p>
      <text:p text:style-name="P346"><draw:frame draw:style-name="fr2" draw:name="Image2" text:anchor-type="paragraph" svg:width="6.9252in" svg:height="3.3736in" draw:z-index="1"><draw:image xlink:href="Pictures/100002010000041D0000020165C5AD464FFEA680.png" xlink:type="simple" xlink:show="embed" xlink:actuate="onLoad"/></draw:frame><text:bookmark-start text:name="__DdeLink__3631_473243081"/><text:span text:style-name="T157">Figure 1: </text:span>Hivos IATI 1.01 XML<text:bookmark-end text:name="__DdeLink__3631_473243081"/></text:p>
      <text:p text:style-name="P89"/>
      <text:h text:style-name="P382" text:outline-level="1"><text:bookmark-start text:name="__RefHeading___Toc624_1110452204"/>Scope<text:bookmark-end text:name="__RefHeading___Toc624_1110452204"/></text:h>
      <text:p text:style-name="P88">Hivos will provide one activity file <text:span text:style-name="T7">that is limited to</text:span> the following Osiris <text:span text:style-name="T8">project clusters </text:span><text:span text:style-name="T7">also known as strategic partnerships:</text:span></text:p>
      <text:list xml:id="list5883670341672871208" text:style-name="L1">
        <text:list-item>
          <text:p text:style-name="P372">Green and inclusive energy (<text:span text:style-name="T167">id: </text:span>1006710)</text:p>
        </text:list-item>
        <text:list-item>
          <text:p text:style-name="P372">Sustainable diets 4 all (<text:span text:style-name="T167">id: </text:span>1006709)</text:p>
        </text:list-item>
        <text:list-item>
          <text:p text:style-name="P372">Open contracting (<text:span text:style-name="T167">id: </text:span>1006708)</text:p>
        </text:list-item>
        <text:list-item>
          <text:p text:style-name="P372">Women at work (<text:span text:style-name="T167">id: </text:span>1006707)</text:p>
        </text:list-item>
      </text:list>
      <text:p text:style-name="P373"/>
      <text:p text:style-name="P373">And the following <text:span text:style-name="T5">project clusters:</text:span></text:p>
      <text:list xml:id="list7407157124431659778" text:style-name="L2">
        <text:list-item>
          <text:p text:style-name="P374">Flow <text:span text:style-name="T11">Women Empowered</text:span><text:span text:style-name="T167"> </text:span>(<text:span text:style-name="T167">id: </text:span>1006719)</text:p>
        </text:list-item>
        <text:list-item>
          <text:p text:style-name="P374">Lead <text:span text:style-name="T11">Mideast Creatives - Youth Entrepreneurship</text:span><text:span text:style-name="T167"> (id: </text:span><text:bookmark-start text:name="__DdeLink__3620_709742960"/><text:span text:style-name="T167">1006701</text:span><text:bookmark-end text:name="__DdeLink__3620_709742960"/><text:span text:style-name="T167">)</text:span></text:p>
        </text:list-item>
        <text:list-item>
          <text:p text:style-name="P375">RHRN Right here Right now (id: <text:bookmark-start text:name="__DdeLink__3618_709742960"/>1007200<text:bookmark-end text:name="__DdeLink__3618_709742960"/>)</text:p>
        </text:list-item>
        <text:list-item>
          <text:p text:style-name="P376">Women on the Frontline, extension Phase I (id:1006717)</text:p>
        </text:list-item>
        <text:list-item>
          <text:p text:style-name="P376"><text:span text:style-name="T223">Central American Human Rights Program (CAHRP) (id:1008706)</text:span></text:p>
        </text:list-item>
        <text:list-item>
          <text:p text:style-name="P377">Syrian Women Peace and Security (id:1008718)</text:p>
        </text:list-item>
        <text:list-item>
          <text:p text:style-name="P377">Sumba Iconic Island Solar Services (1009105)</text:p>
        </text:list-item>
        <text:list-item>
          <text:p text:style-name="P377">Getting down to Business (id:1009701)</text:p>
        </text:list-item>
      </text:list>
      <text:p text:style-name="P90"/>
      <text:p text:style-name="P90">And the following funds:</text:p>
      <text:list xml:id="list8555940892818846303" text:style-name="L3">
        <text:list-item>
          <text:p text:style-name="P352"><text:bookmark-start text:name="__DdeLink__2897_566390248"/>Strategic Partnerships fund (documentno: 1000517, id: 1010612)</text:p>
        </text:list-item>
        <text:list-item>
          <text:p text:style-name="P353"><text:span text:style-name="T162">Flow fund (documentno:</text:span> 1000518, <text:span text:style-name="T162">id: </text:span>1010613<text:span text:style-name="T163">)</text:span></text:p>
        </text:list-item>
        <text:list-item>
          <text:p text:style-name="P353"><text:span text:style-name="T162">L</text:span>ead f<text:span text:style-name="T162">u</text:span>nd <text:span text:style-name="T163">(documentno:</text:span> 100051<text:span text:style-name="T182">9</text:span>, <text:span text:style-name="T162">id: </text:span>1010614<text:span text:style-name="T163">)</text:span><text:bookmark-end text:name="__DdeLink__2897_566390248"/></text:p>
        </text:list-item>
        <text:list-item>
          <text:p text:style-name="P354">RHRN fund (documentno: 1000543, id: <text:bookmark-start text:name="__DdeLink__3616_709742960"/>1011100<text:bookmark-end text:name="__DdeLink__3616_709742960"/>)</text:p>
        </text:list-item>
        <text:list-item>
          <text:p text:style-name="P355">WoF fund (documentno 1000575 id:1011900 )</text:p>
        </text:list-item>
        <text:list-item>
          <text:p text:style-name="P355"><text:span text:style-name="T223">CAHRP fund (documentno 1000588 id:1012303)</text:span></text:p>
        </text:list-item>
        <text:list-item>
          <text:p text:style-name="P359">NAP fund (documentno 1000598 id:1012313)</text:p>
        </text:list-item>
        <text:list-item>
          <text:p text:style-name="P359">Sumba Iconic Island Solar Services fund (documentno 1000629 id:10128201)</text:p>
        </text:list-item>
        <text:list-item>
          <text:p text:style-name="P359">Stop Child Labour fund (documentno 1000641 id:1013200)</text:p>
          <text:p text:style-name="P360"/>
        </text:list-item>
      </text:list>
      <text:h text:style-name="P379" text:outline-level="1"><text:bookmark-start text:name="__RefHeading___Toc626_1110452204"/>Requirements<text:bookmark-end text:name="__RefHeading___Toc626_1110452204"/></text:h>
      <text:list xml:id="list3450745064754328280" text:style-name="L4">
        <text:list-item>
          <text:p text:style-name="P366"><text:span text:style-name="T220">IATI standard version 2.02 or higher.</text:span></text:p>
        </text:list-item>
        <text:list-item>
          <text:p text:style-name="P366"><text:span text:style-name="T220">Valid XML </text:span><text:a xlink:type="simple" xlink:href="http://validator.iatistandard.org/" text:style-name="Internet_20_link" text:visited-style-name="Visited_20_Internet_20_Link"><text:span text:style-name="T220">http://validator.iatistandard.org/</text:span></text:a></text:p>
        </text:list-item>
        <text:list-item>
          <text:p text:style-name="P369">Frequency – uploaded on a quarterly basis</text:p>
        </text:list-item>
        <text:list-item>
          <text:p text:style-name="P369">Preferably English</text:p>
        </text:list-item>
      </text:list>
      <text:p text:style-name="P91">Organisations with more than one agreement with the ministry may choose to publish all activities in one comprehensive IATI publication</text:p>
      <text:p text:style-name="P91">Your IATI activity file should at least contain all the activities which are funded by the Ministry of Foreign Affairs. If the support to these activities is used to implement (underlying) activities, you should also publish these in your data.</text:p>
      <text:h text:style-name="P380" text:outline-level="1"><text:bookmark-start text:name="__RefHeading___Toc2291_508472133"/><text:soft-page-break/>Program Funding Use Case<text:line-break/><text:bookmark-end text:name="__RefHeading___Toc2291_508472133"/></text:h>
      <text:p text:style-name="P92">The following 2 paragraphs are taken from the Guidelines directly:<text:line-break/></text:p>
      <text:p text:style-name="P92"><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3">Program Funding</text:p>
      <text:p text:style-name="P94">Definition: an organisation is funded to carry out a specific program or series of activities. As a result of this funding, a series of activities are planned. Those activities lead to outflows from the organisation.</text:p>
      <text:p text:style-name="P92"/>
      <text:p text:style-name="P92">We conclude that Hivos falls in the program funding category. The following figure illustrates the situation:</text:p>
      <text:p text:style-name="P92"/>
      <text:p text:style-name="P345"><draw:frame draw:style-name="fr3" draw:name="Image6" text:anchor-type="paragraph" svg:width="6.9252in" svg:height="3.0689in" draw:z-index="4"><draw:image xlink:href="Pictures/10000201000003790000018AA169465B1E343640.png" xlink:type="simple" xlink:show="embed" xlink:actuate="onLoad"/></draw:frame><text:span text:style-name="T156">Figure 2: </text:span>Program Funding Use case for Hivos and Osiris</text:p>
      <text:p text:style-name="P111"><text:line-break/>As a result of this use case, published IATI activities will be based on both funding and project clusters in Osiris. </text:p>
      <text:p text:style-name="P111"/>
      <text:h text:style-name="P381" text:outline-level="1"><text:bookmark-start text:name="__RefHeading___Toc1361_1615168837"/><text:soft-page-break/>Osiris contracts<text:bookmark-end text:name="__RefHeading___Toc1361_1615168837"/></text:h>
      <text:p text:style-name="P84"/>
      <text:p text:style-name="P84"><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4">CREATE OR REPLACE VIEW JASPER.HV_AFGO_COMMITMENT AS</text:p>
      <text:p text:style-name="P343">SELECT * FROM AFGO_COMMITMENT </text:p>
      <text:p text:style-name="P343">WHERE CONFIDENTIALITYSTATUS = 'P' <text:s text:c="14"/>-- filter confidential records</text:p>
      <text:p text:style-name="P343">AND AFGO_COMMITMENT.MASTERCOMMITMENT_ID IS NULL -- filter extension contracts</text:p>
      <text:p text:style-name="P343">AND AFGO_COMMITMENT.DOCSTATUS <text:span text:style-name="T146">IN</text:span> <text:span text:style-name="T146">(</text:span>'CO',<text:span text:style-name="T146">'CL')</text:span>; <text:s text:c="2"/>-- filter draft, invalid, void <text:span text:style-name="T136">etc.<text:line-break/></text:span></text:p>
      <text:h text:style-name="P381" text:outline-level="1"><text:bookmark-start text:name="__RefHeading___Toc1365_1615168837"/>Osiris Business Partners<text:bookmark-end text:name="__RefHeading___Toc1365_1615168837"/></text:h>
      <text:p text:style-name="P84"><text:bookmark-start text:name="__RefHeading___Toc1367_1615168837"/><text:line-break/>We create a view for the <text:span text:style-name="T137">Business Partners</text:span> table in Osiris that filters out data that we do not want to have in the IATI publication. Where in the remainder of this document is referred to <text:span text:style-name="T137">C_BPARTNER or Business Partner </text:span>the following view is intended:<text:bookmark-end text:name="__RefHeading___Toc1367_1615168837"/></text:p>
      <text:p text:style-name="P344">CREATE OR REPLACE VIEW JASPER.HV_C_BPARTNER AS</text:p>
      <text:p text:style-name="P344">SELECT * FROM C_BPARTNER </text:p>
      <text:p text:style-name="P344">WHERE CONFIDENTIALITYSTATUS = 'P'; <text:s text:c="13"/>-- filter confidential records</text:p>
      <text:h text:style-name="P362" text:outline-level="1"/>
      <text:h text:style-name="P379" text:outline-level="1"><text:bookmark-start text:name="__RefHeading___Toc2332_1995571191"/>IATI Identifier<text:bookmark-end text:name="__RefHeading___Toc2332_1995571191"/></text:h>
      <text:p text:style-name="P84"><text:line-break/>It is important that IATI identifier<text:span text:style-name="T159">s </text:span>are used consistently between publications. This means that we must use the same IATI identifiers as used in previous publications and <text:span text:style-name="T159">if applicable </text:span>choose <text:span text:style-name="T159">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31">Priority</text:p>
          </table:table-cell>
          <table:table-cell table:style-name="Table20.B1" office:value-type="string">
            <text:p text:style-name="P232">ref attribute</text:p>
          </table:table-cell>
        </table:table-row>
        <table:table-row>
          <table:table-cell table:style-name="Table20.A2" office:value-type="string">
            <text:p text:style-name="P233">0</text:p>
          </table:table-cell>
          <table:table-cell table:style-name="Table20.B2" office:value-type="string">
            <text:p text:style-name="P112">NL-KVK-41198677-<text:span text:style-name="T160">TABLENAME-</text:span>REFERENCENO <text:s/>(special field for IATI)<text:line-break/><text:span text:style-name="T164">example: NL-KVK-41198677-AFGO_</text:span><text:span text:style-name="T166">FUND</text:span><text:span text:style-name="T164">-1234567</text:span></text:p>
          </table:table-cell>
        </table:table-row>
        <table:table-row>
          <table:table-cell table:style-name="Table20.A2" office:value-type="string">
            <text:p text:style-name="P230">1</text:p>
          </table:table-cell>
          <table:table-cell table:style-name="Table20.B2" office:value-type="string">
            <text:p text:style-name="P113">NL-KVK-41198677-<text:span text:style-name="T160">TABLENAME-DOCUMENTNO<text:line-break/></text:span><text:span text:style-name="T164">example: NL-KVK-41198677-AFGO_COMMITMENT-1234567</text:span></text:p>
          </table:table-cell>
        </table:table-row>
        <table:table-row>
          <table:table-cell table:style-name="Table20.A2" office:value-type="string">
            <text:p text:style-name="P234">2</text:p>
          </table:table-cell>
          <table:table-cell table:style-name="Table20.B2" office:value-type="string">
            <text:p text:style-name="P113">NL-KVK-41198677-<text:span text:style-name="T160">TABLENAME-TABLE_ID<text:line-break/></text:span><text:span text:style-name="T164">example: NL-KVK-41198677-</text:span><text:span text:style-name="T165">AFGO_PROJECTCLUSTER</text:span><text:span text:style-name="T164">-</text:span><text:span text:style-name="T165">1234567</text:span></text:p>
          </table:table-cell>
        </table:table-row>
      </table:table>
      <text:p text:style-name="P83"><text:span text:style-name="T110"><text:line-break/></text:span><text:span text:style-name="T122">For activities based on contract, commitment IATI element </text:span><text:span text:style-name="T120">other-identifier</text:span><text:span text:style-name="T110"> </text:span><text:span text:style-name="T122">must be added with the </text:span><text:span text:style-name="T121">ref attribute </text:span><text:span text:style-name="T123">NL-2-documentno (example: NL-2-1012759) </text:span><text:a xlink:type="simple" xlink:href="http://iatistandard.org/202/activity-standard/iati-activities/iati-activity/other-identifier/" text:style-name="Internet_20_link" text:visited-style-name="Visited_20_Internet_20_Link"><text:span text:style-name="T122">http://iatistandard.org/202/activity-standard/iati-activities/iati-activity/other-identifier/</text:span></text:a></text:p>
      <text:h text:style-name="P382" text:outline-level="1"><text:bookmark-start text:name="__RefHeading___Toc628_1110452204"/>IATI Activity file<text:bookmark-end text:name="__RefHeading___Toc628_1110452204"/></text:h>
      <text:p text:style-name="P114"/>
      <text:p text:style-name="P116">The technical IATI <text:span text:style-name="T10">standard</text:span> can be accessed via the following URL, its contents are invaluable for implementing IATI publications:</text:p>
      <text:p text:style-name="P31"><text:bookmark-start text:name="__DdeLink__849_1615168837"/><text:a xlink:type="simple" xlink:href="http://iatistandard.org/202/activity-standard/summary-table/" text:style-name="Internet_20_link" text:visited-style-name="Visited_20_Internet_20_Link"><text:span text:style-name="T110">http://iatistandard.org/202/activity-standard/summary-table/</text:span></text:a><text:bookmark-end text:name="__DdeLink__849_1615168837"/></text:p>
      <text:p text:style-name="P90"/>
      <text:h text:style-name="P385" text:outline-level="2"><text:bookmark-start text:name="__RefHeading___Toc1733_1134215455"/>Activities<text:bookmark-end text:name="__RefHeading___Toc1733_1134215455"/></text:h>
      <text:p text:style-name="P118">The parent and child activities are described in this document as being the same. If/when information applies to only the parent or child, (P) or (C) is added for making the destinction.</text:p>
      <text:h text:style-name="P392"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5">XML <text:span text:style-name="T20">attribute</text:span></text:p>
          </table:table-cell>
          <table:table-cell table:style-name="Table32.B1" office:value-type="string">
            <text:p text:style-name="P238">value</text:p>
          </table:table-cell>
        </table:table-row>
        <table:table-row>
          <table:table-cell table:style-name="Table32.A2" office:value-type="string">
            <text:p text:style-name="P208">version</text:p>
          </table:table-cell>
          <table:table-cell table:style-name="Table32.B2" office:value-type="string">
            <text:p text:style-name="P238">2.02</text:p>
          </table:table-cell>
        </table:table-row>
        <table:table-row>
          <table:table-cell table:style-name="Table32.A2" office:value-type="string">
            <text:p text:style-name="P238">generated-datetime</text:p>
          </table:table-cell>
          <table:table-cell table:style-name="Table32.B2" office:value-type="string">
            <text:p text:style-name="P209">SYSDATE</text:p>
          </table:table-cell>
        </table:table-row>
      </table:table>
      <text:p text:style-name="P84"><text:line-break/></text:p>
      <text:h text:style-name="P393"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6">XML <text:span text:style-name="T20">attribute</text:span></text:p>
          </table:table-cell>
          <table:table-cell table:style-name="Table1.B1" office:value-type="string">
            <text:p text:style-name="P238">value</text:p>
          </table:table-cell>
        </table:table-row>
        <table:table-row>
          <table:table-cell table:style-name="Table1.A2" office:value-type="string">
            <text:p text:style-name="P210"><text:bookmark-start text:name="__DdeLink__3648_1432815435"/>last-updated-datetime<text:bookmark-end text:name="__DdeLink__3648_1432815435"/></text:p>
          </table:table-cell>
          <table:table-cell table:style-name="Table1.B2" office:value-type="string">
            <text:p text:style-name="P318"><text:span text:style-name="T38">S</text:span><text:span text:style-name="T21">YSDATE</text:span></text:p>
          </table:table-cell>
        </table:table-row>
        <table:table-row>
          <table:table-cell table:style-name="Table1.A2" office:value-type="string">
            <text:p text:style-name="P211">xml:lang</text:p>
          </table:table-cell>
          <table:table-cell table:style-name="Table1.B2" office:value-type="string">
            <text:p text:style-name="P210">en</text:p>
          </table:table-cell>
        </table:table-row>
      </table:table>
      <text:p text:style-name="P195"><text:span text:style-name="T222">Updated-datetime reflects generated datetime to force 3</text:span><text:span text:style-name="T191">rd</text:span><text:span text:style-name="T222"> parties to update underlying data.</text:span><text:line-break/></text:p>
      <text:h text:style-name="P393"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7">XML <text:span text:style-name="T20">attribute</text:span></text:p>
          </table:table-cell>
          <table:table-cell table:style-name="Table2.B1" office:value-type="string">
            <text:p text:style-name="P239">value</text:p>
          </table:table-cell>
        </table:table-row>
        <table:table-row>
          <table:table-cell table:style-name="Table2.A2" office:value-type="string">
            <text:p text:style-name="P210">type</text:p>
          </table:table-cell>
          <table:table-cell table:style-name="Table2.B2" office:value-type="string">
            <text:p text:style-name="P210">21</text:p>
          </table:table-cell>
        </table:table-row>
        <table:table-row>
          <table:table-cell table:style-name="Table2.A2" office:value-type="string">
            <text:p text:style-name="P212">ref</text:p>
          </table:table-cell>
          <table:table-cell table:style-name="Table2.B2" office:value-type="string">
            <text:p text:style-name="P34"><text:bookmark-start text:name="__DdeLink__2867_566390248"/>NL-KVK-41198677<text:bookmark-end text:name="__DdeLink__2867_566390248"/></text:p>
          </table:table-cell>
        </table:table-row>
        <table:table-row>
          <table:table-cell table:style-name="Table2.A2" office:value-type="string">
            <text:p text:style-name="P213">-<text:span text:style-name="T180">&gt;narrative</text:span></text:p>
          </table:table-cell>
          <table:table-cell table:style-name="Table2.B2" office:value-type="string">
            <text:p text:style-name="P39">HIVOS</text:p>
          </table:table-cell>
        </table:table-row>
      </table:table>
      <text:p text:style-name="P78"><text:span text:style-name="T110"><text:line-break/></text:span><text:span text:style-name="T124">t</text:span><text:span text:style-name="T110">ype: Hardcoded to </text:span><text:span text:style-name="T111">21 International NGO.</text:span><text:span text:style-name="T110"><text:line-break/></text:span><text:span text:style-name="T115">Argumentation (type): </text:span><text:a xlink:type="simple" xlink:href="http://iatistandard.org/201/codelists/OrganisationType/" text:style-name="Internet_20_link" text:visited-style-name="Visited_20_Internet_20_Link"><text:span text:style-name="T112">http://iatistandard.org/201/codelists/OrganisationType/</text:span></text:a><text:span text:style-name="T112"> <text:s/></text:span><text:span text:style-name="T110"><text:s/></text:span></text:p>
      <text:p text:style-name="P120"/>
      <text:h text:style-name="P395"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40">XML <text:span text:style-name="T20">attribute</text:span></text:p>
          </table:table-cell>
          <table:table-cell table:style-name="Table3.B1" office:value-type="string">
            <text:p text:style-name="P266">value</text:p>
          </table:table-cell>
        </table:table-row>
        <table:table-row>
          <table:table-cell table:style-name="Table3.A2" office:value-type="string">
            <text:p text:style-name="P240"/>
          </table:table-cell>
          <table:table-cell table:style-name="Table3.B2" office:value-type="string">
            <text:p text:style-name="P121"><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22"><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40"/>
      <text:p text:style-name="P40"/>
      <text:h text:style-name="P395"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41">XML <text:span text:style-name="T20">attribute</text:span></text:p>
          </table:table-cell>
          <table:table-cell table:style-name="Table4.B1" office:value-type="string">
            <text:p text:style-name="P267">value</text:p>
          </table:table-cell>
        </table:table-row>
        <table:table-row>
          <table:table-cell table:style-name="Table4.A2" office:value-type="string">
            <text:p text:style-name="P241"/>
          </table:table-cell>
          <table:table-cell table:style-name="Table4.B2" office:value-type="string">
            <text:p text:style-name="P123"><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1"/>
      <text:p text:style-name="P41"/>
      <text:h text:style-name="P395"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42">XML <text:span text:style-name="T20">attribute</text:span></text:p>
          </table:table-cell>
          <table:table-cell table:style-name="Table5.B1" office:value-type="string">
            <text:p text:style-name="P268">value</text:p>
          </table:table-cell>
        </table:table-row>
        <table:table-row>
          <table:table-cell table:style-name="Table5.A2" office:value-type="string">
            <text:p text:style-name="P242"/>
          </table:table-cell>
          <table:table-cell table:style-name="Table5.B2" office:value-type="string">
            <text:p text:style-name="P198"><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82"><text:span text:style-name="T189">1 </text:span><text:span text:style-name="T206">textscore</text:span> <text:span text:style-name="T218">is a CLOB field, the output is currently limited to 32000 characters.</text:span></text:p>
      <text:p text:style-name="P182"/>
      <text:h text:style-name="P395"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43">XML <text:span text:style-name="T20">attribute</text:span></text:p>
          </table:table-cell>
          <table:table-cell table:style-name="Table6.B1" office:value-type="string">
            <text:p text:style-name="P269">value</text:p>
          </table:table-cell>
        </table:table-row>
        <table:table-row>
          <table:table-cell table:style-name="Table6.A2" office:value-type="string">
            <text:p text:style-name="P292">code</text:p>
          </table:table-cell>
          <table:table-cell table:style-name="Table6.B2" office:value-type="string">
            <text:p text:style-name="P61">2</text:p>
          </table:table-cell>
        </table:table-row>
        <table:table-row>
          <table:table-cell table:style-name="Table6.A2" office:value-type="string">
            <text:p text:style-name="P292"/>
          </table:table-cell>
          <table:table-cell table:style-name="Table6.B2" office:value-type="string">
            <text:p text:style-name="P124"><text:span text:style-name="T105">i</text:span>mplementation</text:p>
          </table:table-cell>
        </table:table-row>
      </table:table>
      <text:p text:style-name="P42"/>
      <text:p text:style-name="P42"/>
      <text:p text:style-name="P42"/>
      <text:p text:style-name="P42"/>
      <text:p text:style-name="P42"/>
      <text:h text:style-name="P395"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44">XML <text:span text:style-name="T20">attribute</text:span></text:p>
          </table:table-cell>
          <table:table-cell table:style-name="Table7.B1" office:value-type="string">
            <text:p text:style-name="P270">value</text:p>
          </table:table-cell>
        </table:table-row>
        <table:table-row>
          <table:table-cell table:style-name="Table7.A2" office:value-type="string">
            <text:p text:style-name="P293">type</text:p>
          </table:table-cell>
          <table:table-cell table:style-name="Table7.B2" office:value-type="string">
            <text:p text:style-name="P62">1</text:p>
          </table:table-cell>
        </table:table-row>
        <table:table-row>
          <table:table-cell table:style-name="Table7.A2" office:value-type="string">
            <text:p text:style-name="P293">iso-date</text:p>
          </table:table-cell>
          <table:table-cell table:style-name="Table7.B2" office:value-type="string">
            <text:p text:style-name="P35"><text:bookmark-start text:name="__DdeLink__2913_566390248"/><text:span text:style-name="T181">AFGO_FUND.STARTDATE (p)</text:span><text:bookmark-end text:name="__DdeLink__2913_566390248"/><text:line-break/>AFGO_PROJECTCLUSTER.STARTDATE <text:span text:style-name="T158">(c)</text:span></text:p>
          </table:table-cell>
        </table:table-row>
      </table:table>
      <text:p text:style-name="P43"/>
      <table:table table:name="Table8" table:style-name="Table8">
        <table:table-column table:style-name="Table8.A"/>
        <table:table-column table:style-name="Table8.B"/>
        <table:table-row>
          <table:table-cell table:style-name="Table8.A1" office:value-type="string">
            <text:p text:style-name="P244">XML <text:span text:style-name="T20">attribute</text:span></text:p>
          </table:table-cell>
          <table:table-cell table:style-name="Table8.B1" office:value-type="string">
            <text:p text:style-name="P270">value</text:p>
          </table:table-cell>
        </table:table-row>
        <table:table-row>
          <table:table-cell table:style-name="Table8.A2" office:value-type="string">
            <text:p text:style-name="P293">type</text:p>
          </table:table-cell>
          <table:table-cell table:style-name="Table8.B2" office:value-type="string">
            <text:p text:style-name="P62">3</text:p>
          </table:table-cell>
        </table:table-row>
        <table:table-row>
          <table:table-cell table:style-name="Table8.A2" office:value-type="string">
            <text:p text:style-name="P293">iso-date</text:p>
          </table:table-cell>
          <table:table-cell table:style-name="Table8.B2" office:value-type="string">
            <text:p text:style-name="P36"><text:span text:style-name="T181">AFGO_FUND.ENDDATE (p)</text:span><text:line-break/>AFGO_PROJECTCLUSTER.ENDDATE <text:span text:style-name="T158">(c)</text:span></text:p>
          </table:table-cell>
        </table:table-row>
      </table:table>
      <text:p text:style-name="P12"/>
      <text:p text:style-name="P1"><text:span text:style-name="T113">type: 1 =&gt; </text:span><text:span text:style-name="T78">Planned start, </text:span><text:span text:style-name="T79">3 =&gt; Planned end.<text:line-break/></text:span><text:span text:style-name="T81">A</text:span><text:span text:style-name="T80">rgumentation (type): </text:span><text:a xlink:type="simple" xlink:href="http://iatistandard.org/202/codelists/ActivityDateType/" text:style-name="Internet_20_link" text:visited-style-name="Visited_20_Internet_20_Link"><text:span text:style-name="T79">http://iatistandard.org/202/codelists/ActivityDateType/</text:span></text:a></text:p>
      <text:p text:style-name="P2"/>
      <text:p text:style-name="P3"/>
      <text:h text:style-name="P395"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5">XML <text:span text:style-name="T20">attribute</text:span></text:p>
          </table:table-cell>
          <table:table-cell table:style-name="Table9.B1" office:value-type="string">
            <text:p text:style-name="P271">value</text:p>
          </table:table-cell>
        </table:table-row>
        <table:table-row>
          <table:table-cell table:style-name="Table9.A2" office:value-type="string">
            <text:p text:style-name="P294">type</text:p>
          </table:table-cell>
          <table:table-cell table:style-name="Table9.B2" office:value-type="string">
            <text:p text:style-name="P63">1</text:p>
          </table:table-cell>
        </table:table-row>
      </table:table>
      <text:p text:style-name="P79"><text:span text:style-name="T56"><text:line-break/>type: </text:span><text:span text:style-name="T55">1 =&gt; </text:span><text:span text:style-name="T52">General Enquiries<text:line-break/></text:span><text:span text:style-name="T59">A</text:span><text:span text:style-name="T56">rgumentation (type): </text:span><text:a xlink:type="simple" xlink:href="http://iatistandard.org/202/codelists/ContactType/" text:style-name="Internet_20_link" text:visited-style-name="Visited_20_Internet_20_Link"><text:span text:style-name="T52">http://iatistandard.org/202/codelists/ContactType/</text:span></text:a></text:p>
      <text:p text:style-name="P45"/>
      <text:h text:style-name="P403"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6">XML <text:span text:style-name="T20">attribute</text:span></text:p>
          </table:table-cell>
          <table:table-cell table:style-name="Table10.B1" office:value-type="string">
            <text:p text:style-name="P272">value</text:p>
          </table:table-cell>
        </table:table-row>
        <table:table-row>
          <table:table-cell table:style-name="Table10.A2" office:value-type="string">
            <text:p text:style-name="P295"/>
          </table:table-cell>
          <table:table-cell table:style-name="Table10.B2" office:value-type="string">
            <text:p text:style-name="P64"><text:bookmark-start text:name="__DdeLink__2883_566390248"/>0031703765500<text:bookmark-end text:name="__DdeLink__2883_566390248"/></text:p>
          </table:table-cell>
        </table:table-row>
      </table:table>
      <text:p text:style-name="P44"><text:line-break/></text:p>
      <text:h text:style-name="P395"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6">XML <text:span text:style-name="T20">attribute</text:span></text:p>
          </table:table-cell>
          <table:table-cell table:style-name="Table11.B1" office:value-type="string">
            <text:p text:style-name="P272">value</text:p>
          </table:table-cell>
        </table:table-row>
        <table:table-row>
          <table:table-cell table:style-name="Table11.A2" office:value-type="string">
            <text:p text:style-name="P295"/>
          </table:table-cell>
          <table:table-cell table:style-name="Table11.B2" office:value-type="string">
            <text:p text:style-name="P64"><text:bookmark-start text:name="__DdeLink__2881_566390248"/>info@hivos.org<text:bookmark-end text:name="__DdeLink__2881_566390248"/></text:p>
          </table:table-cell>
        </table:table-row>
      </table:table>
      <text:p text:style-name="P30"><text:span text:style-name="T53"><text:line-break/></text:span><text:span text:style-name="T58">D</text:span><text:span text:style-name="T57">ocumentation: <text:line-break/></text:span><text:a xlink:type="simple" xlink:href="http://iatistandard.org/202/activity-standard/iati-activities/iati-activity/contact-info/" text:style-name="Internet_20_link" text:visited-style-name="Visited_20_Internet_20_Link"><text:span text:style-name="T53">http://iatistandard.org/202/activity-standard/iati-activities/iati-activity/contact-info/</text:span></text:a></text:p>
      <text:h text:style-name="P384" text:outline-level="2"><text:bookmark-start text:name="__RefHeading___Toc1603_1134215455"/><text:soft-page-break/>Assessment <text:span text:style-name="T194">(webform)</text:span><text:bookmark-end text:name="__RefHeading___Toc1603_1134215455"/></text:h>
      <text:p text:style-name="P125"/>
      <text:p text:style-name="P125">Some information needed for the IATI publication is registered via Assessment<text:span text:style-name="T194">s</text:span> on the Project Cluster in Osiris. <text:span text:style-name="T195">Assessments can be seen as webforms.<text:line-break/></text:span></text:p>
      <text:h text:style-name="Heading_20_3" text:outline-level="3"><text:bookmark-start text:name="__RefHeading___Toc3343_2073727962"/>IATI all baseline data<text:bookmark-end text:name="__RefHeading___Toc3343_2073727962"/></text:h>
      <text:p text:style-name="P167">This assessment is the same for all projectclusters and can be obtained with the following SQL query:<text:line-break/></text:p>
      <text:p text:style-name="P167"><text:span text:style-name="T149">SELECT</text:span> * <text:span text:style-name="T149">FROM</text:span> AFGO_SCHEDULEITEM<text:line-break/> <text:s text:c="2"/><text:span text:style-name="T149">LEFT OUTER JOIN</text:span> AFGO_ASSESSMENT <text:span text:style-name="T149">ON</text:span> <text:s text:c="4"/><text:line-break/> <text:s text:c="14"/>AFGO_SCHEDULEITEM.AFGO_SCHEDULEITEM_ID =<text:line-break/> <text:s text:c="14"/>AFGO_ASSESSMENT.AFGO_SCHEDULEITEM_ID<text:line-break/> <text:s text:c="2"/><text:span text:style-name="T149">LEFT OUTER JOIN</text:span> AFGO_ASSESSMENTLINE <text:span text:style-name="T149">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9">LEFT OUTER JOIN</text:span> AFGO_CRITERIUM <text:span text:style-name="T149">ON</text:span> <text:line-break/> <text:s text:c="14"/>AFGO_ASSESSMENTLINE.AFGO_CRITERIUM_ID =<text:line-break/> <text:s text:c="14"/>AFGO_CRITERIUM.AFGO_CRITERIUM_ID<text:line-break/> <text:s text:c="2"/><text:span text:style-name="T149">LEFT OUTER JOIN</text:span> AD_REF_LIST <text:span text:style-name="T149">ON</text:span> <text:line-break/> <text:s text:c="14"/>AFGO_ASSESSMENTLINE.LISTSCORE_ID = <text:line-break/> <text:s text:c="14"/>AD_REF_LIST.AD_REF_LIST_ID<text:line-break/><text:span text:style-name="T149">WHERE</text:span> <text:line-break/> --AFGO_ASSESSMENT.AFGO_ASSESSMENT_ID = 1043850 AFGO_SCHEDULEITEM.AFGO_SCHEDULEITEM_ID = '1088162'</text:p>
      <text:p text:style-name="P167">Of course the relation with project cluster needs to be added to implement the IATI publication.<text:line-break/></text:p>
      <text:h text:style-name="P410" text:outline-level="3"><text:bookmark-start text:name="__RefHeading___Toc3345_2073727962"/>IATI result data<text:bookmark-end text:name="__RefHeading___Toc3345_2073727962"/></text:h>
      <text:p text:style-name="P197"><text:span text:style-name="T127">tbd a</text:span><text:span text:style-name="T128">ssessment for QR indicators every </text:span><text:span text:style-name="T129">quarter</text:span><text:span text:style-name="T128">/year?<text:line-break/></text:span><text:span text:style-name="T130">tdb a</text:span><text:span text:style-name="T128">ssessment for attaching documents (like annual </text:span><text:span text:style-name="T129">narrative</text:span><text:span text:style-name="T128">) yearly?<text:line-break/></text:span></text:p>
      <text:h text:style-name="Heading_20_3" text:outline-level="3"><text:bookmark-start text:name="__RefHeading___Toc3347_2073727962"/>Report for staff overview<text:bookmark-end text:name="__RefHeading___Toc3347_2073727962"/></text:h>
      <text:p text:style-name="P168">Osiris will not show results publised in the past when completing new assessments, therefore an overview QR report most be implemented in Jasperserver. ETA: Q3 2016.</text:p>
      <text:h text:style-name="P413" text:outline-level="3"><text:bookmark-start text:name="__RefHeading___Toc652_1110452204"/>(4.1.5) iati-activities→iati-activity→participating-org<text:bookmark-end text:name="__RefHeading___Toc652_1110452204"/></text:h>
      <text:p text:style-name="P126"/>
      <text:p text:style-name="P127">Following the guidelines there should always be 2 participating organisations for parent activities. One being The Netherlands Ministry of Foreign Affairs and one being Hivos. </text:p>
      <text:p text:style-name="P95"><text:span text:style-name="T135">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47">XML <text:span text:style-name="T20">attribute</text:span></text:p>
          </table:table-cell>
          <table:table-cell table:style-name="Table12.B1" office:value-type="string">
            <text:p text:style-name="P273">value</text:p>
          </table:table-cell>
        </table:table-row>
        <table:table-row>
          <table:table-cell table:style-name="Table12.A2" office:value-type="string">
            <text:p text:style-name="P296">ref</text:p>
          </table:table-cell>
          <table:table-cell table:style-name="Table12.B2" office:value-type="string">
            <text:p text:style-name="P65"><text:bookmark-start text:name="__DdeLink__2939_566390248"/>XM-DAC-7<text:bookmark-end text:name="__DdeLink__2939_566390248"/></text:p>
          </table:table-cell>
        </table:table-row>
        <table:table-row>
          <table:table-cell table:style-name="Table12.A2" office:value-type="string">
            <text:p text:style-name="P296">role</text:p>
          </table:table-cell>
          <table:table-cell table:style-name="Table12.B2" office:value-type="string">
            <text:p text:style-name="P129">1</text:p>
          </table:table-cell>
        </table:table-row>
        <table:table-row>
          <table:table-cell table:style-name="Table12.A2" office:value-type="string">
            <text:p text:style-name="P296">type</text:p>
          </table:table-cell>
          <table:table-cell table:style-name="Table12.B2" office:value-type="string">
            <text:p text:style-name="P129">10</text:p>
          </table:table-cell>
        </table:table-row>
      </table:table>
      <text:p text:style-name="P46"><text:line-break/>Documentation: </text:p>
      <text:list xml:id="list443584548929118798" text:style-name="L5">
        <text:list-item>
          <text:p text:style-name="P367"><text:a xlink:type="simple" xlink:href="http://iatistandard.org/202/codelists/OrganisationRole/" text:style-name="Internet_20_link" text:visited-style-name="Visited_20_Internet_20_Link"><text:span text:style-name="T54">http://iatistandard.org/202/codelists/OrganisationRole/</text:span></text:a></text:p>
        </text:list-item>
        <text:list-item>
          <text:p text:style-name="P367"><text:a xlink:type="simple" xlink:href="http://iatistandard.org/202/codelists/OrganisationType/" text:style-name="Internet_20_link" text:visited-style-name="Visited_20_Internet_20_Link"><text:span text:style-name="T54">http://iatistandard.org/202/codelists/OrganisationType/</text:span></text:a></text:p>
        </text:list-item>
        <text:list-item>
          <text:p text:style-name="P367"><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69">Hivos</text:p>
      <table:table table:name="Table13" table:style-name="Table13">
        <table:table-column table:style-name="Table13.A"/>
        <table:table-column table:style-name="Table13.B"/>
        <table:table-row>
          <table:table-cell table:style-name="Table13.A1" office:value-type="string">
            <text:p text:style-name="P248">XML <text:span text:style-name="T20">attribute</text:span></text:p>
          </table:table-cell>
          <table:table-cell table:style-name="Table13.B1" office:value-type="string">
            <text:p text:style-name="P274">value</text:p>
          </table:table-cell>
        </table:table-row>
        <table:table-row>
          <table:table-cell table:style-name="Table13.A2" office:value-type="string">
            <text:p text:style-name="P296">ref</text:p>
          </table:table-cell>
          <table:table-cell table:style-name="Table13.B2" office:value-type="string">
            <text:p text:style-name="P65">NL-KVK-41198677</text:p>
          </table:table-cell>
        </table:table-row>
        <table:table-row>
          <table:table-cell table:style-name="Table13.A2" office:value-type="string">
            <text:p text:style-name="P296">role</text:p>
          </table:table-cell>
          <table:table-cell table:style-name="Table13.B2" office:value-type="string">
            <text:p text:style-name="P130">2</text:p>
          </table:table-cell>
        </table:table-row>
        <table:table-row>
          <table:table-cell table:style-name="Table13.A2" office:value-type="string">
            <text:p text:style-name="P296">type</text:p>
          </table:table-cell>
          <table:table-cell table:style-name="Table13.B2" office:value-type="string">
            <text:p text:style-name="P130">21</text:p>
          </table:table-cell>
        </table:table-row>
      </table:table>
      <text:p text:style-name="P57"/>
      <text:p text:style-name="P70">Hivos</text:p>
      <table:table table:name="Table47" table:style-name="Table47">
        <table:table-column table:style-name="Table47.A"/>
        <table:table-column table:style-name="Table47.B"/>
        <table:table-row>
          <table:table-cell table:style-name="Table47.A1" office:value-type="string">
            <text:p text:style-name="P265">XML <text:span text:style-name="T20">attribute</text:span></text:p>
          </table:table-cell>
          <table:table-cell table:style-name="Table47.B1" office:value-type="string">
            <text:p text:style-name="P291">value</text:p>
          </table:table-cell>
        </table:table-row>
        <table:table-row>
          <table:table-cell table:style-name="Table47.A2" office:value-type="string">
            <text:p text:style-name="P298">ref</text:p>
          </table:table-cell>
          <table:table-cell table:style-name="Table47.B2" office:value-type="string">
            <text:p text:style-name="P68">NL-KVK-41198677</text:p>
          </table:table-cell>
        </table:table-row>
        <table:table-row>
          <table:table-cell table:style-name="Table47.A2" office:value-type="string">
            <text:p text:style-name="P298">role</text:p>
          </table:table-cell>
          <table:table-cell table:style-name="Table47.B2" office:value-type="string">
            <text:p text:style-name="P133">4</text:p>
          </table:table-cell>
        </table:table-row>
        <table:table-row>
          <table:table-cell table:style-name="Table47.A2" office:value-type="string">
            <text:p text:style-name="P298">type</text:p>
          </table:table-cell>
          <table:table-cell table:style-name="Table47.B2" office:value-type="string">
            <text:p text:style-name="P131">21</text:p>
          </table:table-cell>
        </table:table-row>
      </table:table>
      <text:p text:style-name="P56"/>
      <text:p text:style-name="P47">Documentation:</text:p>
      <text:list xml:id="list339022927727558600" text:style-name="L6">
        <text:list-item>
          <text:p text:style-name="P368"><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6"/>
      <text:p text:style-name="P71"><text:soft-page-break/>C_BPARTNER 1...*</text:p>
      <text:p text:style-name="P20">For child activities Hivos is a participating organisation and one or more participating organisations are added for all Hivos Business Partners that are linked under all contracts in the project cluster. <text:line-break/></text:p>
      <text:list xml:id="list1170037535639249423" text:style-name="L7">
        <text:list-item>
          <text:p text:style-name="P356">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9">XML <text:span text:style-name="T20">attribute</text:span></text:p>
          </table:table-cell>
          <table:table-cell table:style-name="Table14.B1" office:value-type="string">
            <text:p text:style-name="P275">value</text:p>
          </table:table-cell>
        </table:table-row>
        <table:table-row>
          <table:table-cell table:style-name="Table14.A2" office:value-type="string">
            <text:p text:style-name="P297">role</text:p>
          </table:table-cell>
          <table:table-cell table:style-name="Table14.B2" office:value-type="string">
            <text:p text:style-name="P132">4</text:p>
          </table:table-cell>
        </table:table-row>
        <table:table-row>
          <table:table-cell table:style-name="Table14.A2" office:value-type="string">
            <text:p text:style-name="P297">-<text:span text:style-name="T106">&gt;narrative</text:span></text:p>
          </table:table-cell>
          <table:table-cell table:style-name="Table14.B2" office:value-type="string">
            <text:p text:style-name="P132">C_BPARTNER.NAME</text:p>
          </table:table-cell>
        </table:table-row>
      </table:table>
      <text:list xml:id="list7914864139106807640" text:style-name="L8">
        <text:list-header>
          <text:p text:style-name="P363"/>
        </text:list-header>
      </text:list>
      <text:p text:style-name="P134">Additional considerations:</text:p>
      <text:list xml:id="list133003169968909" text:continue-numbering="true" text:style-name="L8">
        <text:list-item>
          <text:p text:style-name="P357">AFGO_PROJECTCLUSTER_ID is now a field on AFGO_COMMITMENT</text:p>
        </text:list-item>
        <text:list-item>
          <text:p text:style-name="P357">C_BPARTNER_ID is a field on AFGO_COMMITMENT</text:p>
        </text:list-item>
        <text:list-item>
          <text:p text:style-name="P357">Check for unique records (SELECT DISTINCT)</text:p>
        </text:list-item>
      </text:list>
      <text:p text:style-name="P84"/>
      <text:h text:style-name="P396" text:outline-level="3"/>
      <text:h text:style-name="P414" text:outline-level="3"><text:bookmark-start text:name="__RefHeading___Toc654_1110452204"/>(4.1.6) iati-activities→iati-activity→recipient-country<text:bookmark-end text:name="__RefHeading___Toc654_1110452204"/></text:h>
      <text:p text:style-name="P97"><text:span text:style-name="T108">O</text:span><text:span text:style-name="T114">nly for child activities.</text:span></text:p>
      <table:table table:name="Table15" table:style-name="Table15">
        <table:table-column table:style-name="Table15.A"/>
        <table:table-column table:style-name="Table15.B"/>
        <table:table-row>
          <table:table-cell table:style-name="Table15.A1" office:value-type="string">
            <text:p text:style-name="P250">XML <text:span text:style-name="T20">attribute</text:span></text:p>
          </table:table-cell>
          <table:table-cell table:style-name="Table15.B1" office:value-type="string">
            <text:p text:style-name="P276">value</text:p>
          </table:table-cell>
        </table:table-row>
        <table:table-row>
          <table:table-cell table:style-name="Table15.A2" office:value-type="string">
            <text:p text:style-name="P313">code</text:p>
          </table:table-cell>
          <table:table-cell table:style-name="Table15.B2" office:value-type="string">
            <text:p text:style-name="P200"><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13">percentage</text:p>
          </table:table-cell>
          <table:table-cell table:style-name="Table15.B2" office:value-type="string">
            <text:p text:style-name="P20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5"><text:line-break/>Documentation:</text:p>
      <text:p text:style-name="P80"><text:a xlink:type="simple" xlink:href="http://iatistandard.org/202/activity-standard/iati-activities/iati-activity/recipient-country/" text:style-name="Internet_20_link" text:visited-style-name="Visited_20_Internet_20_Link"><text:span text:style-name="T110">http://iatistandard.org/202/activity-standard/iati-activities/iati-activity/recipient-country/</text:span></text:a><text:span text:style-name="T119"><text:line-break/></text:span></text:p>
      <text:h text:style-name="P394"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64">XML <text:span text:style-name="T20">attribute</text:span></text:p>
          </table:table-cell>
          <table:table-cell table:style-name="Table30.B1" office:value-type="string">
            <text:p text:style-name="P290">value</text:p>
          </table:table-cell>
        </table:table-row>
        <table:table-row>
          <table:table-cell table:style-name="Table30.A2" office:value-type="string">
            <text:p text:style-name="P314">code</text:p>
          </table:table-cell>
          <table:table-cell table:style-name="Table30.B2" office:value-type="string">
            <text:p text:style-name="P201"><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14">percentage</text:p>
          </table:table-cell>
          <table:table-cell table:style-name="Table30.B2" office:value-type="string">
            <text:p text:style-name="P201"><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19"><text:span text:style-name="T208">Parent hardcoded </text:span>to <text:span text:style-name="T208">998</text:span><text:span text:style-name="T200"> - </text:span><text:span text:style-name="T201">Developing countries, unspecified for 100%.<text:line-break/><text:line-break/></text:span><text:span text:style-name="T209">Documentation:<text:line-break/></text:span><text:a xlink:type="simple" xlink:href="http://iatistandard.org/202/codelists/Region/" text:style-name="Internet_20_link" text:visited-style-name="Visited_20_Internet_20_Link"><text:span text:style-name="T209">http://iatistandard.org/202/codelists/Region/</text:span></text:a></text:p>
      <text:p text:style-name="P171"><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1"/>
      <text:h text:style-name="P397" text:outline-level="3"/>
      <text:h text:style-name="P415" text:outline-level="3"><text:bookmark-start text:name="__RefHeading___Toc1152_1615168837"/>(4.1.<text:span text:style-name="T108">7</text:span>) iati-activities→iati-activity→<text:span text:style-name="T108">sector</text:span><text:bookmark-end text:name="__RefHeading___Toc1152_1615168837"/></text:h>
      <text:p text:style-name="P96"><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51">XML <text:span text:style-name="T20">attribute</text:span></text:p>
          </table:table-cell>
          <table:table-cell table:style-name="Table16.B1" office:value-type="string">
            <text:p text:style-name="P277">value</text:p>
          </table:table-cell>
        </table:table-row>
        <table:table-row>
          <table:table-cell table:style-name="Table16.A2" office:value-type="string">
            <text:p text:style-name="P218">vocabulary</text:p>
          </table:table-cell>
          <table:table-cell table:style-name="Table16.B2" office:value-type="string">
            <text:p text:style-name="P136">1</text:p>
          </table:table-cell>
        </table:table-row>
        <table:table-row>
          <table:table-cell table:style-name="Table16.A2" office:value-type="string">
            <text:p text:style-name="P299">code</text:p>
          </table:table-cell>
          <table:table-cell table:style-name="Table16.B2" office:value-type="string">
            <text:p text:style-name="P170"><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99">percentage</text:p>
          </table:table-cell>
          <table:table-cell table:style-name="Table16.B2" office:value-type="string">
            <text:p text:style-name="P72">xsd:decimal</text:p>
          </table:table-cell>
        </table:table-row>
        <table:table-row>
          <table:table-cell table:style-name="Table16.A2" office:value-type="string">
            <text:p text:style-name="P251"/>
          </table:table-cell>
          <table:table-cell table:style-name="Table16.B2" office:value-type="string">
            <text:p text:style-name="P202"><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9"><text:span text:style-name="T138"><text:line-break/>vocabulary: 1 =&gt; </text:span>OECD DAC CRS Purpose Codes (5 digit) </text:p>
      <text:p text:style-name="P220">Documentation (vocabulary): required by Guidelines</text:p>
      <text:p text:style-name="P77"><text:a xlink:type="simple" xlink:href="http://www.oecd.org/dac/stats/dacandcrscodelists.htm" text:style-name="Internet_20_link" text:visited-style-name="Visited_20_Internet_20_Link"><text:span text:style-name="T110">http://www.oecd.org/dac/stats/dacandcrscodelists.htm</text:span></text:a></text:p>
      <text:p text:style-name="P77"><text:span text:style-name="T115">code: </text:span><text:span text:style-name="T110">CRS CODE on tab Purpose code </text:span><text:span text:style-name="T115">Documentation (code): </text:span><text:a xlink:type="simple" xlink:href="http://www.oecd.org/dac/stats/documentupload/Codelist_Dec_2015.xls" text:style-name="Internet_20_link" text:visited-style-name="Visited_20_Internet_20_Link"><text:span text:style-name="T115">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397" text:outline-level="3"/>
      <text:h text:style-name="P415" text:outline-level="3"><text:bookmark-start text:name="__RefHeading___Toc1154_1615168837"/>(4.1.<text:span text:style-name="T108">7</text:span>) iati-activities→iati-activity→<text:span text:style-name="T108">policy-marker</text:span><text:bookmark-end text:name="__RefHeading___Toc1154_1615168837"/></text:h>
      <text:p text:style-name="P98">Only for child activities.</text:p>
      <table:table table:name="Table17" table:style-name="Table17">
        <table:table-column table:style-name="Table17.A"/>
        <table:table-column table:style-name="Table17.B"/>
        <table:table-row>
          <table:table-cell table:style-name="Table17.A1" office:value-type="string">
            <text:p text:style-name="P251">XML <text:span text:style-name="T20">attribute</text:span></text:p>
          </table:table-cell>
          <table:table-cell table:style-name="Table17.B1" office:value-type="string">
            <text:p text:style-name="P277">value</text:p>
          </table:table-cell>
        </table:table-row>
        <table:table-row>
          <table:table-cell table:style-name="Table17.A2" office:value-type="string">
            <text:p text:style-name="P218">vocabulary</text:p>
          </table:table-cell>
          <table:table-cell table:style-name="Table17.B2" office:value-type="string">
            <text:p text:style-name="P136">1</text:p>
          </table:table-cell>
        </table:table-row>
        <table:table-row>
          <table:table-cell table:style-name="Table17.A2" office:value-type="string">
            <text:p text:style-name="P299">code</text:p>
          </table:table-cell>
          <table:table-cell table:style-name="Table17.B2" office:value-type="string">
            <text:p text:style-name="P172"><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99">percentage</text:p>
          </table:table-cell>
          <table:table-cell table:style-name="Table17.B2" office:value-type="string">
            <text:p text:style-name="P72">xsd:decimal</text:p>
          </table:table-cell>
        </table:table-row>
        <table:table-row>
          <table:table-cell table:style-name="Table17.A2" office:value-type="string">
            <text:p text:style-name="P303">significance</text:p>
          </table:table-cell>
          <table:table-cell table:style-name="Table17.B2" office:value-type="string">
            <text:p text:style-name="P203"><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21"><text:span text:style-name="T139">vocabulary: 1 =&gt; </text:span>OECD DAC vocabulary <text:span text:style-name="T108">required by Guidelines</text:span></text:p>
      <text:p text:style-name="P73">Documentation:</text:p>
      <text:p text:style-name="P32"><text:a xlink:type="simple" xlink:href="http://iatistandard.org/202/codelists/PolicyMarkerVocabulary/" text:style-name="Internet_20_link" text:visited-style-name="Visited_20_Internet_20_Link"><text:span text:style-name="T110">http://iatistandard.org/202/codelists/PolicyMarkerVocabulary/</text:span></text:a></text:p>
      <text:p text:style-name="P33"><text:a xlink:type="simple" xlink:href="http://iatistandard.org/202/codelists/PolicyMarker/" text:style-name="Internet_20_link" text:visited-style-name="Visited_20_Internet_20_Link"><text:span text:style-name="T110">http://iatistandard.org/202/codelists/PolicyMarker/</text:span></text:a></text:p>
      <text:p text:style-name="P33"><text:a xlink:type="simple" xlink:href="http://iatistandard.org/202/codelists/PolicySignificance/" text:style-name="Internet_20_link" text:visited-style-name="Visited_20_Internet_20_Link"><text:span text:style-name="T110">http://iatistandard.org/202/codelists/PolicySignificance/</text:span></text:a></text:p>
      <text:h text:style-name="P398" text:outline-level="3"/>
      <text:h text:style-name="P416" text:outline-level="3"><text:bookmark-start text:name="__RefHeading___Toc1156_1615168837"/>(4.1.<text:span text:style-name="T108">7</text:span>) iati-activities→iati-activity→<text:span text:style-name="T109">default-flow-type</text:span><text:bookmark-end text:name="__RefHeading___Toc1156_1615168837"/></text:h>
      <text:p text:style-name="P99">Only for child activities.</text:p>
      <table:table table:name="Table18" table:style-name="Table18">
        <table:table-column table:style-name="Table18.A"/>
        <table:table-column table:style-name="Table18.B"/>
        <table:table-row>
          <table:table-cell table:style-name="Table18.A1" office:value-type="string">
            <text:p text:style-name="P252">XML <text:span text:style-name="T20">attribute</text:span></text:p>
          </table:table-cell>
          <table:table-cell table:style-name="Table18.B1" office:value-type="string">
            <text:p text:style-name="P278">value</text:p>
          </table:table-cell>
        </table:table-row>
        <table:table-row>
          <table:table-cell table:style-name="Table18.A2" office:value-type="string">
            <text:p text:style-name="P300">code</text:p>
          </table:table-cell>
          <table:table-cell table:style-name="Table18.B2" office:value-type="string">
            <text:p text:style-name="P164"><text:span text:style-name="T22">3</text:span><text:span text:style-name="T21">0</text:span></text:p>
          </table:table-cell>
        </table:table-row>
      </table:table>
      <text:p text:style-name="P222"/>
      <text:p text:style-name="P319"><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iatistandard.org/202/codelists/FlowType/" text:style-name="Internet_20_link" text:visited-style-name="Visited_20_Internet_20_Link"><text:span text:style-name="T85">http://iatistandard.org/202/codelists/FlowType/</text:span></text:a></text:p>
      <text:p text:style-name="P225"/>
      <text:p text:style-name="P225"/>
      <text:h text:style-name="P401" text:outline-level="3"><text:bookmark-start text:name="__RefHeading___Toc1158_1615168837"/>(4.1.<text:span text:style-name="T108">7</text:span>) iati-activities→iati-activity→<text:span text:style-name="T109">default-finance-type</text:span><text:bookmark-end text:name="__RefHeading___Toc1158_1615168837"/></text:h>
      <text:p text:style-name="P100">Only for child activities.</text:p>
      <table:table table:name="Table19" table:style-name="Table19">
        <table:table-column table:style-name="Table19.A"/>
        <table:table-column table:style-name="Table19.B"/>
        <table:table-row>
          <table:table-cell table:style-name="Table19.A1" office:value-type="string">
            <text:p text:style-name="P253">XML <text:span text:style-name="T20">attribute</text:span></text:p>
          </table:table-cell>
          <table:table-cell table:style-name="Table19.B1" office:value-type="string">
            <text:p text:style-name="P279">value</text:p>
          </table:table-cell>
        </table:table-row>
        <table:table-row>
          <table:table-cell table:style-name="Table19.A2" office:value-type="string">
            <text:p text:style-name="P301">code</text:p>
          </table:table-cell>
          <table:table-cell table:style-name="Table19.B2" office:value-type="string">
            <text:p text:style-name="P165">110</text:p>
          </table:table-cell>
        </table:table-row>
      </table:table>
      <text:p text:style-name="P223"/>
      <text:p text:style-name="P320"><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iatistandard.org/202/codelists/FinanceType/" text:style-name="Internet_20_link" text:visited-style-name="Visited_20_Internet_20_Link"><text:span text:style-name="T86">http://iatistandard.org/202/codelists/FinanceType/</text:span></text:a></text:p>
      <text:p text:style-name="P229"><text:line-break/></text:p>
      <text:h text:style-name="P399" text:outline-level="3"/>
      <text:h text:style-name="P417" text:outline-level="3"><text:bookmark-start text:name="__RefHeading___Toc1162_1615168837"/>(4.1.<text:span text:style-name="T108">7</text:span>) iati-activities→iati-activity→<text:span text:style-name="T109">default-aid-type</text:span><text:bookmark-end text:name="__RefHeading___Toc1162_1615168837"/></text:h>
      <text:p text:style-name="P84"><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30">XML attribute</text:p>
          </table:table-cell>
          <table:table-cell table:style-name="Table21.B1" office:value-type="string">
            <text:p text:style-name="P230">value</text:p>
          </table:table-cell>
        </table:table-row>
        <table:table-row>
          <table:table-cell table:style-name="Table21.A2" office:value-type="string">
            <text:p text:style-name="P230">code</text:p>
          </table:table-cell>
          <table:table-cell table:style-name="Table21.B2" office:value-type="string">
            <text:p text:style-name="P166">C01</text:p>
          </table:table-cell>
        </table:table-row>
      </table:table>
      <text:p text:style-name="P230"/>
      <text:p text:style-name="P315">code: C01 =&gt; From the guidelines: Type of assistance provided.</text:p>
      <text:p text:style-name="P315">For NGOs this is typically:</text:p>
      <text:p text:style-name="P315">C01 – Project-type interventions<text:line-break/><text:line-break/><text:span text:style-name="T101">Hardcoded now because at the level of activity, there might be at transactionlevel some other codes applicable but Ministry takes info from activity level.</text:span></text:p>
      <text:p text:style-name="P230"/>
      <text:p text:style-name="Table_20_Contents"><text:span text:style-name="T110">Documentation: </text:span><text:a xlink:type="simple" xlink:href="http://iatistandard.org/202/codelists/AidType/" text:style-name="Internet_20_link" text:visited-style-name="Visited_20_Internet_20_Link"><text:span text:style-name="T110">http://iatistandard.org/202/codelists/AidType/</text:span></text:a></text:p>
      <text:p text:style-name="P230"/>
      <text:p text:style-name="P230"/>
      <text:p text:style-name="P304"/>
      <text:h text:style-name="P402" text:outline-level="3"><text:bookmark-start text:name="__RefHeading___Toc1164_1615168837"/>(4.1.<text:span text:style-name="T108">7</text:span>) iati-activities→iati-activity→<text:span text:style-name="T109">default-tied-status</text:span><text:bookmark-end text:name="__RefHeading___Toc1164_1615168837"/></text:h>
      <text:p text:style-name="P101">Only for child activities.</text:p>
      <table:table table:name="Table22" table:style-name="Table22">
        <table:table-column table:style-name="Table22.A"/>
        <table:table-column table:style-name="Table22.B"/>
        <table:table-row>
          <table:table-cell table:style-name="Table22.A1" office:value-type="string">
            <text:p text:style-name="P254">XML <text:span text:style-name="T20">attribute</text:span></text:p>
          </table:table-cell>
          <table:table-cell table:style-name="Table22.B1" office:value-type="string">
            <text:p text:style-name="P280">value</text:p>
          </table:table-cell>
        </table:table-row>
        <table:table-row>
          <table:table-cell table:style-name="Table22.A2" office:value-type="string">
            <text:p text:style-name="P302">code</text:p>
          </table:table-cell>
          <table:table-cell table:style-name="Table22.B2" office:value-type="string">
            <text:p text:style-name="P48">5</text:p>
          </table:table-cell>
        </table:table-row>
      </table:table>
      <text:p text:style-name="P224"/>
      <text:p text:style-name="P228">code: 5 =&gt; Untied, hardcoded for now as Hivos does not use the other types.</text:p>
      <text:p text:style-name="P207"><text:span text:style-name="T116">D</text:span><text:span text:style-name="T110">ocumentation (code): </text:span><text:a xlink:type="simple" xlink:href="http://iatistandard.org/202/codelists/AidType/" text:style-name="Internet_20_link" text:visited-style-name="Visited_20_Internet_20_Link"><text:span text:style-name="T117">http://iatistandard.org/202/codelists/AidType/</text:span></text:a></text:p>
      <text:p text:style-name="P226"/>
      <text:h text:style-name="P386" text:outline-level="2"/>
      <text:h text:style-name="P388" text:outline-level="2"><text:bookmark-start text:name="__RefHeading___Toc1166_1615168837"/>Budget<text:bookmark-end text:name="__RefHeading___Toc1166_1615168837"/></text:h>
      <text:p text:style-name="P169"><text:span text:style-name="T10">Only for parent activities.<text:line-break/></text:span><text:span text:style-name="T197"><text:line-break/>The budget reported to IATI is registered in Osiris in the Fund Schedule screen and corresponding AFGO_FUNDSCHEDULE, </text:span><text:bookmark-start text:name="__DdeLink__2380_1995571191"/><text:span text:style-name="T197">AFGO_FUNDSCHEDULE_LINE</text:span><text:bookmark-end text:name="__DdeLink__2380_1995571191"/><text:span text:style-name="T197"> tables. </text:span></text:p>
      <text:p text:style-name="P137">Requirements:</text:p>
      <text:list xml:id="list4145940160146377800" text:style-name="L9">
        <text:list-item>
          <text:p text:style-name="P364">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58">Views are created to filter out invalid AFGO_FUNDSCHEDULE_ID's (1011123, 24, 26, 27, 28, 29,30, 31,38, 39, 40, 41, 42, 43, 45, 46)</text:p>
        </text:list-item>
      </text:list>
      <text:p text:style-name="P138"><draw:frame draw:style-name="fr4" draw:name="Image3" text:anchor-type="paragraph" svg:y="0.1874in" svg:width="5.9626in" svg:height="5.028in" draw:z-index="3"><draw:image xlink:href="Pictures/10000201000004230000037D32E9DF69E576DA9C.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348"><text:span text:style-name="T161">Fund b</text:span>udget <text:span text:style-name="T161">w</text:span>indow in Osiris</text:p>
      <text:h text:style-name="P400" text:outline-level="3"/>
      <text:h text:style-name="P418" text:outline-level="3"><text:bookmark-start text:name="__RefHeading___Toc1168_1615168837"/>(4.1.8) iati-activities→iati-activity→budget<text:bookmark-end text:name="__RefHeading___Toc1168_1615168837"/></text:h>
      <text:p text:style-name="P107">Only for parent activities. </text:p>
      <table:table table:name="Table23" table:style-name="Table23">
        <table:table-column table:style-name="Table23.A"/>
        <table:table-column table:style-name="Table23.B"/>
        <table:table-row>
          <table:table-cell table:style-name="Table23.A1" office:value-type="string">
            <text:p text:style-name="P255">XML <text:span text:style-name="T20">attribute</text:span></text:p>
          </table:table-cell>
          <table:table-cell table:style-name="Table23.B1" office:value-type="string">
            <text:p text:style-name="P281">value</text:p>
          </table:table-cell>
        </table:table-row>
        <table:table-row>
          <table:table-cell table:style-name="Table23.A2" office:value-type="string">
            <text:p text:style-name="P305">type</text:p>
          </table:table-cell>
          <table:table-cell table:style-name="Table23.B2" office:value-type="string">
            <text:p text:style-name="P55">1</text:p>
          </table:table-cell>
        </table:table-row>
        <table:table-row>
          <table:table-cell table:style-name="Table23.A2" office:value-type="string">
            <text:p text:style-name="P310"><text:span text:style-name="T6">→period-start </text:span>iso-date</text:p>
          </table:table-cell>
          <table:table-cell table:style-name="Table23.B2" office:value-type="string">
            <text:p text:style-name="P84">AFGO_FUNDSCHEDULE.AFGO_QUARTER_ID<text:line-break/><text:span text:style-name="T192">round to 1st of January</text:span></text:p>
          </table:table-cell>
        </table:table-row>
        <table:table-row>
          <table:table-cell table:style-name="Table23.A2" office:value-type="string">
            <text:p text:style-name="P305"><text:span text:style-name="T6">→period-</text:span>end<text:span text:style-name="T6"> </text:span>iso-date</text:p>
          </table:table-cell>
          <table:table-cell table:style-name="Table23.B2" office:value-type="string">
            <text:p text:style-name="P84">AFGO_FUNDSCHEDULE.AFGO_QUARTER_ID<text:span text:style-name="T193"><text:line-break/>round to 31st of December</text:span></text:p>
          </table:table-cell>
        </table:table-row>
      </table:table>
      <text:p text:style-name="P81"><text:span text:style-name="T118">type: </text:span><text:span text:style-name="T131">1</text:span><text:span text:style-name="T82"> =&gt; </text:span><text:span text:style-name="T88">Orignal</text:span><text:span text:style-name="T82">. <text:line-break/></text:span><text:span text:style-name="T83">Documentation (type): </text:span><text:a xlink:type="simple" xlink:href="http://iatistandard.org/202/codelists/BudgetType/" text:style-name="Internet_20_link" text:visited-style-name="Visited_20_Internet_20_Link"><text:span text:style-name="T110">http://iatistandard.org/202/codelists/BudgetType/</text:span></text:a><text:span text:style-name="T83"> </text:span></text:p>
      <text:p text:style-name="P140"/>
      <text:h text:style-name="P391" text:outline-level="3"><text:bookmark-start text:name="__RefHeading___Toc1170_1615168837"/><text:span text:style-name="T6">(4.1.8) iati-activities→iati-activity→budget→</text:span>value<text:bookmark-end text:name="__RefHeading___Toc1170_1615168837"/></text:h>
      <text:p text:style-name="P102">Only for parent activities. </text:p>
      <table:table table:name="Table24" table:style-name="Table24">
        <table:table-column table:style-name="Table24.A"/>
        <table:table-column table:style-name="Table24.B"/>
        <table:table-row>
          <table:table-cell table:style-name="Table24.A1" office:value-type="string">
            <text:p text:style-name="P255">XML <text:span text:style-name="T20">attribute</text:span></text:p>
          </table:table-cell>
          <table:table-cell table:style-name="Table24.B1" office:value-type="string">
            <text:p text:style-name="P281">value</text:p>
          </table:table-cell>
        </table:table-row>
        <table:table-row>
          <table:table-cell table:style-name="Table24.A2" office:value-type="string">
            <text:p text:style-name="P305">currency</text:p>
          </table:table-cell>
          <table:table-cell table:style-name="Table24.B2" office:value-type="string">
            <text:p text:style-name="P141"><text:span text:style-name="T22">AFGO_FUNDSCHEDULE.</text:span><text:span text:style-name="T26">C_CURRENCY_ID</text:span></text:p>
          </table:table-cell>
        </table:table-row>
        <table:table-row>
          <table:table-cell table:style-name="Table24.A2" office:value-type="string">
            <text:p text:style-name="P305">value-date</text:p>
          </table:table-cell>
          <table:table-cell table:style-name="Table24.B2" office:value-type="string">
            <text:p text:style-name="P144">= <text:span text:style-name="T6">period-start </text:span>iso-date</text:p>
          </table:table-cell>
        </table:table-row>
        <table:table-row>
          <table:table-cell table:style-name="Table24.A2" office:value-type="string">
            <text:p text:style-name="P49"/>
          </table:table-cell>
          <table:table-cell table:style-name="Table24.B2" office:value-type="string">
            <text:p text:style-name="P145"><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7"/>
      <text:h text:style-name="P389" text:outline-level="2"><text:bookmark-start text:name="__RefHeading___Toc1855_410629091"/>Transactions<text:bookmark-end text:name="__RefHeading___Toc1855_410629091"/></text:h>
      <text:p text:style-name="P146">The Guidelines emphasis lays on transactions of the following types:<text:line-break/></text:p>
      <text:list xml:id="list4288615483156843419" text:style-name="L10">
        <text:list-item>
          <text:p text:style-name="P370">Incoming Funds</text:p>
        </text:list-item>
        <text:list-item>
          <text:p text:style-name="P371">Commitment</text:p>
        </text:list-item>
        <text:list-item>
          <text:p text:style-name="P371">Disbursement</text:p>
        </text:list-item>
        <text:list-item>
          <text:p text:style-name="P371">Expenditure</text:p>
        </text:list-item>
      </text:list>
      <text:p text:style-name="P148">11. <text:s text:c="4"/>Incoming Commitment<text:line-break/></text:p>
      <text:p text:style-name="P82"><text:span text:style-name="T110">The numbered list corresponds with </text:span><text:a xlink:type="simple" xlink:href="http://iatistandard.org/202/codelists/TransactionType/" text:style-name="Internet_20_link" text:visited-style-name="Visited_20_Internet_20_Link"><text:span text:style-name="T110">http://iatistandard.org/202/codelists/TransactionType/</text:span></text:a></text:p>
      <text:p text:style-name="P84"><text:span text:style-name="T169">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69">in IATI.</text:span></text:p>
      <text:p text:style-name="P345"><draw:frame draw:style-name="fr5" draw:name="Image7" text:anchor-type="paragraph" svg:width="6.9252in" svg:height="3.522in" draw:z-index="2"><draw:image xlink:href="Pictures/10000201000002B6000001612F105C93D08C0BC6.png" xlink:type="simple" xlink:show="embed" xlink:actuate="onLoad"/></draw:frame>Contractline <text:span text:style-name="T140">tab in Osiris</text:span></text:p>
      <text:p text:style-name="P189"/>
      <text:p text:style-name="P147"/>
      <text:p text:style-name="P147"/>
      <text:h text:style-name="P419" text:outline-level="3"><text:bookmark-start text:name="__RefHeading___Toc3303_1995571191"/>4.1.8) iati-activities→iati-activity→transaction (type <text:span text:style-name="T172">1</text:span>)<text:bookmark-end text:name="__RefHeading___Toc3303_1995571191"/></text:h>
      <text:p text:style-name="P149"><text:span text:style-name="T18">Only for parent activities. </text:span>For each <text:span text:style-name="T173">fundschedule</text:span>:</text:p>
      <table:table table:name="Table34" table:style-name="Table34">
        <table:table-column table:style-name="Table34.A"/>
        <table:table-column table:style-name="Table34.B"/>
        <table:table-row>
          <table:table-cell table:style-name="Table34.A1" office:value-type="string">
            <text:p text:style-name="P256">XML <text:span text:style-name="T20">attribute</text:span></text:p>
          </table:table-cell>
          <table:table-cell table:style-name="Table34.B1" office:value-type="string">
            <text:p text:style-name="P282">value</text:p>
          </table:table-cell>
        </table:table-row>
        <table:table-row>
          <table:table-cell table:style-name="Table34.A2" office:value-type="string">
            <text:p text:style-name="P323"><text:bookmark-start text:name="__DdeLink__1936_1134215455211"/>→<text:span text:style-name="T141">transaction-</text:span><text:bookmark-end text:name="__DdeLink__1936_1134215455211"/><text:span text:style-name="T141">type code</text:span></text:p>
          </table:table-cell>
          <table:table-cell table:style-name="Table34.B2" office:value-type="string">
            <text:p text:style-name="P50">1</text:p>
          </table:table-cell>
        </table:table-row>
        <table:table-row>
          <table:table-cell table:style-name="Table34.A2" office:value-type="string">
            <text:p text:style-name="P306">→<text:span text:style-name="T141">transaction-</text:span>date <text:span text:style-name="T141">iso-date</text:span></text:p>
          </table:table-cell>
          <table:table-cell table:style-name="Table34.B2" office:value-type="string">
            <text:p text:style-name="P186"><text:bookmark-start text:name="__DdeLink__3138_411140135"/>C_INVOICE.DATEINVOICED<text:bookmark-end text:name="__DdeLink__3138_411140135"/></text:p>
          </table:table-cell>
        </table:table-row>
        <table:table-row>
          <table:table-cell table:style-name="Table34.A2" office:value-type="string">
            <text:p text:style-name="P325"><text:span text:style-name="T49">→</text:span><text:span text:style-name="T50">provider-org→</text:span><text:span text:style-name="T51">ref</text:span></text:p>
          </table:table-cell>
          <table:table-cell table:style-name="Table34.B2" office:value-type="string">
            <text:p text:style-name="P66">XM-DAC-7</text:p>
          </table:table-cell>
        </table:table-row>
        <table:table-row>
          <table:table-cell table:style-name="Table34.A2" office:value-type="string">
            <text:p text:style-name="P326"><text:span text:style-name="T49">→</text:span><text:span text:style-name="T50">provider-org→</text:span>provider<text:span text:style-name="T99">-</text:span>activity<text:span text:style-name="T99">-id</text:span></text:p>
          </table:table-cell>
          <table:table-cell table:style-name="Table34.B2" office:value-type="string">
            <text:p text:style-name="P84">AFGO_FUND.REFERENCENO</text:p>
          </table:table-cell>
        </table:table-row>
      </table:table>
      <text:h text:style-name="P404" text:outline-level="3"/>
      <text:h text:style-name="P404" text:outline-level="3"><text:bookmark-start text:name="__RefHeading___Toc1859_410629091111"/>4.1.8) iati-activities→iati-activity→transaction→<text:span text:style-name="T142">value</text:span><text:bookmark-end text:name="__RefHeading___Toc1859_410629091111"/></text:h>
      <text:p text:style-name="P103">Only for parent activities. </text:p>
      <table:table table:name="Table40" table:style-name="Table40">
        <table:table-column table:style-name="Table40.A"/>
        <table:table-column table:style-name="Table40.B"/>
        <table:table-row>
          <table:table-cell table:style-name="Table40.A1" office:value-type="string">
            <text:p text:style-name="P256">XML <text:span text:style-name="T20">attribute</text:span></text:p>
          </table:table-cell>
          <table:table-cell table:style-name="Table40.B1" office:value-type="string">
            <text:p text:style-name="P282">value</text:p>
          </table:table-cell>
        </table:table-row>
        <table:table-row>
          <table:table-cell table:style-name="Table40.A2" office:value-type="string">
            <text:p text:style-name="P13">currency</text:p>
          </table:table-cell>
          <table:table-cell table:style-name="Table40.B2" office:value-type="string">
            <text:p text:style-name="P142"><text:span text:style-name="T22">AFGO_FUNDSCHEDULE.</text:span><text:span text:style-name="T26">C_CURRENCY_ID</text:span></text:p>
          </table:table-cell>
        </table:table-row>
        <table:table-row>
          <table:table-cell table:style-name="Table40.A2" office:value-type="string">
            <text:p text:style-name="P214"/>
          </table:table-cell>
          <table:table-cell table:style-name="Table40.B2" office:value-type="string">
            <text:p text:style-name="P52"><text:span text:style-name="T212">C_INVOICE.GRANDTOTAL</text:span><text:span text:style-name="T151"><text:line-break/></text:span>WHERE <text:span text:style-name="T168">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4"><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11"><text:span text:style-name="T184">type </text:span>1</text:p>
          </table:table-cell>
          <table:table-cell table:style-name="Table42.B1" office:value-type="string">
            <text:p text:style-name="P311">Incoming Funds</text:p>
          </table:table-cell>
          <table:table-cell table:style-name="Table42.C1" office:value-type="string">
            <text:p text:style-name="P311">Funds recieved for use on the activity, which can be from an external or internal source.</text:p>
          </table:table-cell>
        </table:table-row>
      </table:table>
      <text:p text:style-name="P204"><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iatistandard.org/202/codelists/TransactionType/" text:style-name="Internet_20_link" text:visited-style-name="Visited_20_Internet_20_Link"><text:span text:style-name="T114">http://iatistandard.org/202/codelists/TransactionType/</text:span></text:a></text:p>
      <text:h text:style-name="P420" text:outline-level="3"><text:bookmark-start text:name="__RefHeading___Toc3307_1995571191"/>4.1.8) iati-activities→iati-activity→transaction (type <text:span text:style-name="T210">11</text:span>)<text:bookmark-end text:name="__RefHeading___Toc3307_1995571191"/></text:h>
      <text:p text:style-name="P150"><text:span text:style-name="T18">Only for parent activities. </text:span>For each <text:span text:style-name="T173">fundschedule</text:span>:</text:p>
      <table:table table:name="Table37" table:style-name="Table37">
        <table:table-column table:style-name="Table37.A"/>
        <table:table-column table:style-name="Table37.B"/>
        <table:table-row>
          <table:table-cell table:style-name="Table37.A1" office:value-type="string">
            <text:p text:style-name="P257">XML <text:span text:style-name="T20">attribute</text:span></text:p>
          </table:table-cell>
          <table:table-cell table:style-name="Table37.B1" office:value-type="string">
            <text:p text:style-name="P283">value</text:p>
          </table:table-cell>
        </table:table-row>
        <table:table-row>
          <table:table-cell table:style-name="Table37.A2" office:value-type="string">
            <text:p text:style-name="P327"><text:bookmark-start text:name="__DdeLink__1936_113421545521"/>→<text:span text:style-name="T141">transaction-</text:span><text:bookmark-end text:name="__DdeLink__1936_113421545521"/><text:span text:style-name="T141">type code</text:span></text:p>
          </table:table-cell>
          <table:table-cell table:style-name="Table37.B2" office:value-type="string">
            <text:p text:style-name="P58">11</text:p>
          </table:table-cell>
        </table:table-row>
        <table:table-row>
          <table:table-cell table:style-name="Table37.A2" office:value-type="string">
            <text:p text:style-name="P307">→<text:span text:style-name="T141">transaction-</text:span>date <text:span text:style-name="T141">iso-date</text:span></text:p>
          </table:table-cell>
          <table:table-cell table:style-name="Table37.B2" office:value-type="string">
            <text:p text:style-name="P153">AFGO_FUNDSCHEDULE<text:bookmark-start text:name="__DdeLink__1938_113421545521"/>.<text:bookmark-end text:name="__DdeLink__1938_113421545521"/><text:span text:style-name="T183">DATEINVOICED</text:span></text:p>
          </table:table-cell>
        </table:table-row>
        <table:table-row>
          <table:table-cell table:style-name="Table37.A2" office:value-type="string">
            <text:p text:style-name="P325"><text:span text:style-name="T49">→</text:span><text:span text:style-name="T50">provider-org→</text:span><text:span text:style-name="T51">ref</text:span></text:p>
          </table:table-cell>
          <table:table-cell table:style-name="Table37.B2" office:value-type="string">
            <text:p text:style-name="P66">XM-DAC-7</text:p>
          </table:table-cell>
        </table:table-row>
        <table:table-row>
          <table:table-cell table:style-name="Table37.A2" office:value-type="string">
            <text:p text:style-name="P326"><text:span text:style-name="T49">→</text:span><text:span text:style-name="T50">provider-org→</text:span>provider<text:span text:style-name="T99">-</text:span>activity<text:span text:style-name="T99">-id</text:span></text:p>
          </table:table-cell>
          <table:table-cell table:style-name="Table37.B2" office:value-type="string">
            <text:p text:style-name="P84">AFGO_FUND.REFERENCENO</text:p>
          </table:table-cell>
        </table:table-row>
      </table:table>
      <text:h text:style-name="P405" text:outline-level="3"/>
      <text:h text:style-name="P405" text:outline-level="3"><text:bookmark-start text:name="__RefHeading___Toc1859_41062909111"/>4.1.8) iati-activities→iati-activity→transaction→<text:span text:style-name="T142">value</text:span><text:bookmark-end text:name="__RefHeading___Toc1859_41062909111"/></text:h>
      <text:p text:style-name="P104">Only for parent activities. </text:p>
      <table:table table:name="Table38" table:style-name="Table38">
        <table:table-column table:style-name="Table38.A"/>
        <table:table-column table:style-name="Table38.B"/>
        <table:table-row>
          <table:table-cell table:style-name="Table38.A1" office:value-type="string">
            <text:p text:style-name="P257">XML <text:span text:style-name="T20">attribute</text:span></text:p>
          </table:table-cell>
          <table:table-cell table:style-name="Table38.B1" office:value-type="string">
            <text:p text:style-name="P283">value</text:p>
          </table:table-cell>
        </table:table-row>
        <table:table-row>
          <table:table-cell table:style-name="Table38.A2" office:value-type="string">
            <text:p text:style-name="P15">currency</text:p>
          </table:table-cell>
          <table:table-cell table:style-name="Table38.B2" office:value-type="string">
            <text:p text:style-name="P143"><text:span text:style-name="T22">AFGO_FUNDSCHEDULE.</text:span><text:span text:style-name="T26">C_CURRENCY_ID</text:span></text:p>
          </table:table-cell>
        </table:table-row>
        <table:table-row>
          <table:table-cell table:style-name="Table38.A2" office:value-type="string">
            <text:p text:style-name="P215"/>
          </table:table-cell>
          <table:table-cell table:style-name="Table38.B2" office:value-type="string">
            <text:p text:style-name="P51"><text:span text:style-name="T171">SUM (AFGO_FUNDSCHEDULE.</text:span><text:span text:style-name="T150">GRANDTOTAL</text:span><text:span text:style-name="T171">) GROUP BY <text:s/>AFGO_QUARTER_ID </text:span>WHERE <text:span text:style-name="T168">AFGO_FUND_ID</text:span>_ID...</text:p>
          </table:table-cell>
        </table:table-row>
      </table:table>
      <text:p text:style-name="P15"/>
      <table:table table:name="Table39" table:style-name="Table39">
        <table:table-column table:style-name="Table39.A"/>
        <table:table-column table:style-name="Table39.B"/>
        <table:table-column table:style-name="Table39.C"/>
        <table:table-row>
          <table:table-cell table:style-name="Table39.A1" office:value-type="string">
            <text:p text:style-name="P317">type 11</text:p>
          </table:table-cell>
          <table:table-cell table:style-name="Table39.B1" office:value-type="string">
            <text:p text:style-name="P316">Incoming Commitment</text:p>
          </table:table-cell>
          <table:table-cell table:style-name="Table39.C1" office:value-type="string">
            <text:p text:style-name="P316">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09_1995571191"/></text:p>
      <text:h text:style-name="P421" text:outline-level="3"><text:bookmark-start text:name="__RefHeading___Toc3311_1995571191"/>4.1.8) iati-activities→iati-activity→transaction (type 3 <text:span text:style-name="T213">or 4</text:span>)<text:bookmark-end text:name="__RefHeading___Toc3311_1995571191"/></text:h>
      <text:p text:style-name="P151"><text:span text:style-name="T18">Only for </text:span><text:span text:style-name="T19">child</text:span><text:span text:style-name="T18"> activities. </text:span>For each <text:span text:style-name="T143">payment request (C_INVOICE)</text:span>:</text:p>
      <table:table table:name="Table27" table:style-name="Table27">
        <table:table-column table:style-name="Table27.A"/>
        <table:table-column table:style-name="Table27.B"/>
        <table:table-row>
          <table:table-cell table:style-name="Table27.A1" office:value-type="string">
            <text:p text:style-name="P258">XML <text:span text:style-name="T20">attribute</text:span></text:p>
          </table:table-cell>
          <table:table-cell table:style-name="Table27.B1" office:value-type="string">
            <text:p text:style-name="P284">value</text:p>
          </table:table-cell>
        </table:table-row>
        <table:table-row>
          <table:table-cell table:style-name="Table27.A2" office:value-type="string">
            <text:p text:style-name="P328"><text:bookmark-start text:name="__DdeLink__1936_113421545511"/>→<text:span text:style-name="T141">transaction-</text:span><text:bookmark-end text:name="__DdeLink__1936_113421545511"/><text:span text:style-name="T141">type code</text:span></text:p>
          </table:table-cell>
          <table:table-cell table:style-name="Table27.B2" office:value-type="string">
            <text:p text:style-name="P59">3 default<text:line-break/>4 In case <text:span text:style-name="T214">business partner name</text:span> is Hivos</text:p>
          </table:table-cell>
        </table:table-row>
        <table:table-row>
          <table:table-cell table:style-name="Table27.A2" office:value-type="string">
            <text:p text:style-name="P308">→<text:span text:style-name="T141">transaction-</text:span>date <text:span text:style-name="T141">iso-date</text:span></text:p>
          </table:table-cell>
          <table:table-cell table:style-name="Table27.B2" office:value-type="string">
            <text:p text:style-name="P187">C_INVOICE.DATEACCT</text:p>
          </table:table-cell>
        </table:table-row>
        <table:table-row>
          <table:table-cell table:style-name="Table27.A2" office:value-type="string">
            <text:p text:style-name="P321"><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4">C_BPARTNER.NAME</text:p>
          </table:table-cell>
        </table:table-row>
      </table:table>
      <text:h text:style-name="P406" text:outline-level="3"/>
      <text:h text:style-name="P406" text:outline-level="3"><text:bookmark-start text:name="__RefHeading___Toc1863_4106290911"/>4.1.8) iati-activities→iati-activity→transaction→<text:span text:style-name="T142">value</text:span><text:bookmark-end text:name="__RefHeading___Toc1863_4106290911"/></text:h>
      <text:p text:style-name="P105">Only for <text:span text:style-name="T178">child</text:span> activities. </text:p>
      <table:table table:name="Table28" table:style-name="Table28">
        <table:table-column table:style-name="Table28.A"/>
        <table:table-column table:style-name="Table28.B"/>
        <table:table-row>
          <table:table-cell table:style-name="Table28.A1" office:value-type="string">
            <text:p text:style-name="P258">XML <text:span text:style-name="T20">attribute</text:span></text:p>
          </table:table-cell>
          <table:table-cell table:style-name="Table28.B1" office:value-type="string">
            <text:p text:style-name="P284">value</text:p>
          </table:table-cell>
        </table:table-row>
        <table:table-row>
          <table:table-cell table:style-name="Table28.A2" office:value-type="string">
            <text:p text:style-name="P329">currency</text:p>
          </table:table-cell>
          <table:table-cell table:style-name="Table28.B2" office:value-type="string">
            <text:p text:style-name="P187">C_INVOICE.C_CURRENCY_ID</text:p>
          </table:table-cell>
        </table:table-row>
        <table:table-row>
          <table:table-cell table:style-name="Table28.A2" office:value-type="string">
            <text:p text:style-name="P216"/>
          </table:table-cell>
          <table:table-cell table:style-name="Table28.B2" office:value-type="string">
            <text:p text:style-name="P152"><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8"><text:span text:style-name="T42">A</text:span><text:span text:style-name="T21">ND C_INVOICE.DOCSTATUS = 'CO'</text:span></text:p>
          </table:table-cell>
        </table:table-row>
      </table:table>
      <text:p text:style-name="P16"/>
      <table:table table:name="Table33" table:style-name="Table33">
        <table:table-column table:style-name="Table33.A"/>
        <table:table-column table:style-name="Table33.B"/>
        <table:table-column table:style-name="Table33.C"/>
        <table:table-row>
          <table:table-cell table:style-name="Table33.A1" office:value-type="string">
            <text:p text:style-name="P311"><text:span text:style-name="T184">type </text:span>3</text:p>
          </table:table-cell>
          <table:table-cell table:style-name="Table33.B1" office:value-type="string">
            <text:p text:style-name="P311">Disbursement</text:p>
          </table:table-cell>
          <table:table-cell table:style-name="Table33.C1" office:value-type="string">
            <text:p text:style-name="P311">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12"><text:span text:style-name="T184">type </text:span>4</text:p>
          </table:table-cell>
          <table:table-cell table:style-name="Table36.B1" office:value-type="string">
            <text:p text:style-name="P312">Expenditure</text:p>
          </table:table-cell>
          <table:table-cell table:style-name="Table36.C1" office:value-type="string">
            <text:p text:style-name="P312">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13_1995571191"/></text:p>
      <text:h text:style-name="P422" text:outline-level="3"><text:bookmark-start text:name="__RefHeading___Toc1857_410629091"/>4.1.8) iati-activities→iati-activity→transaction (type <text:span text:style-name="T170">11</text:span>)<text:bookmark-end text:name="__RefHeading___Toc1857_410629091"/></text:h>
      <text:p text:style-name="P151"><text:span text:style-name="T18">Only for </text:span><text:span text:style-name="T19">child</text:span><text:span text:style-name="T18"> activities. </text:span>For each contract<text:span text:style-name="T187">line</text:span>:</text:p>
      <table:table table:name="Table25" table:style-name="Table25">
        <table:table-column table:style-name="Table25.A"/>
        <table:table-column table:style-name="Table25.B"/>
        <table:table-row>
          <table:table-cell table:style-name="Table25.A1" office:value-type="string">
            <text:p text:style-name="P259">XML <text:span text:style-name="T20">attribute</text:span></text:p>
          </table:table-cell>
          <table:table-cell table:style-name="Table25.B1" office:value-type="string">
            <text:p text:style-name="P285">value</text:p>
          </table:table-cell>
        </table:table-row>
        <table:table-row>
          <table:table-cell table:style-name="Table25.A2" office:value-type="string">
            <text:p text:style-name="P322"><text:bookmark-start text:name="__DdeLink__1936_1134215455"/>→<text:span text:style-name="T141">transaction-</text:span><text:bookmark-end text:name="__DdeLink__1936_1134215455"/><text:span text:style-name="T141">type code</text:span></text:p>
          </table:table-cell>
          <table:table-cell table:style-name="Table25.B2" office:value-type="string">
            <text:p text:style-name="P53">11</text:p>
          </table:table-cell>
        </table:table-row>
        <table:table-row>
          <table:table-cell table:style-name="Table25.A2" office:value-type="string">
            <text:p text:style-name="P309">→<text:span text:style-name="T141">transaction-</text:span>date <text:span text:style-name="T141">iso-date</text:span></text:p>
          </table:table-cell>
          <table:table-cell table:style-name="Table25.B2" office:value-type="string">
            <text:p text:style-name="P155">AFGO_COMMITMENTLINE.UPDATED</text:p>
          </table:table-cell>
        </table:table-row>
        <table:table-row>
          <table:table-cell table:style-name="Table25.A2" office:value-type="string">
            <text:p text:style-name="P324"><text:span text:style-name="T49">→</text:span><text:span text:style-name="T50">provider-org→</text:span><text:span text:style-name="T51">ref</text:span></text:p>
          </table:table-cell>
          <table:table-cell table:style-name="Table25.B2" office:value-type="string">
            <text:p text:style-name="P67">NL-KVK-41198677</text:p>
          </table:table-cell>
        </table:table-row>
        <table:table-row>
          <table:table-cell table:style-name="Table25.A2" office:value-type="string">
            <text:p text:style-name="P128"><text:span text:style-name="T49">→</text:span><text:span text:style-name="T50">provider-org→</text:span>provider<text:span text:style-name="T99">-</text:span>activity<text:span text:style-name="T99">-id</text:span></text:p>
          </table:table-cell>
          <table:table-cell table:style-name="Table25.B2" office:value-type="string">
            <text:p text:style-name="P75">NL-KVK-41198677-AFGO_FUND-AFGO_FUND.<text:span text:style-name="T186">REFERENCENO</text:span></text:p>
          </table:table-cell>
        </table:table-row>
      </table:table>
      <text:h text:style-name="P407" text:outline-level="3"/>
      <text:h text:style-name="P407" text:outline-level="3"><text:bookmark-start text:name="__RefHeading___Toc1859_410629091"/>4.1.8) iati-activities→iati-activity→transaction→<text:span text:style-name="T142">value</text:span><text:bookmark-end text:name="__RefHeading___Toc1859_410629091"/></text:h>
      <text:p text:style-name="P105">Only for <text:span text:style-name="T178">child</text:span> activities. </text:p>
      <table:table table:name="Table26" table:style-name="Table26">
        <table:table-column table:style-name="Table26.A"/>
        <table:table-column table:style-name="Table26.B"/>
        <table:table-row>
          <table:table-cell table:style-name="Table26.A1" office:value-type="string">
            <text:p text:style-name="P260">XML <text:span text:style-name="T20">attribute</text:span></text:p>
          </table:table-cell>
          <table:table-cell table:style-name="Table26.B1" office:value-type="string">
            <text:p text:style-name="P286">value</text:p>
          </table:table-cell>
        </table:table-row>
        <table:table-row>
          <table:table-cell table:style-name="Table26.A2" office:value-type="string">
            <text:p text:style-name="P6">currency</text:p>
          </table:table-cell>
          <table:table-cell table:style-name="Table26.B2" office:value-type="string">
            <text:p text:style-name="P156">AFGO_<text:span text:style-name="T30">COMMIT</text:span><text:span text:style-name="T39">MENT</text:span>.C_CURRENCY_ID</text:p>
          </table:table-cell>
        </table:table-row>
        <table:table-row>
          <table:table-cell table:style-name="Table26.A2" office:value-type="string">
            <text:p text:style-name="P217"/>
          </table:table-cell>
          <table:table-cell table:style-name="Table26.B2" office:value-type="string">
            <text:p text:style-name="P5">AFGO_COMMITMENTLINE.<text:span text:style-name="T196">LINENETAMT</text:span> <text:span text:style-name="T188">WHERE</text:span></text:p>
            <text:p text:style-name="P4"><text:span text:style-name="T188">AFGO_FUND_ID = … </text:span><text:span text:style-name="T190">1</text:span></text:p>
          </table:table-cell>
        </table:table-row>
      </table:table>
      <text:p text:style-name="P17"/>
      <table:table table:name="Table35" table:style-name="Table35">
        <table:table-column table:style-name="Table35.A"/>
        <table:table-column table:style-name="Table35.B"/>
        <table:table-column table:style-name="Table35.C"/>
        <table:table-row>
          <table:table-cell table:style-name="Table35.A1" office:value-type="string">
            <text:p text:style-name="P311"><text:span text:style-name="T185">type </text:span>11</text:p>
          </table:table-cell>
          <table:table-cell table:style-name="Table35.B1" office:value-type="string">
            <text:p text:style-name="P311">Incoming Commitment</text:p>
          </table:table-cell>
          <table:table-cell table:style-name="Table35.C1" office:value-type="string">
            <text:p text:style-name="P311">A firm, written obligation from a donor or provider to provide a specified amount of funds, under particular terms and conditions, reported by a recipient for this activity.</text:p>
          </table:table-cell>
        </table:table-row>
      </table:table>
      <text:p text:style-name="P74"/>
      <text:p text:style-name="P54">In case a contract has multiple donors, it is not possible to use grandtotal from the contract in the activity as this would sum the donated amounts of various donors. To avoid this we are using contractlines instead.</text:p>
      <text:p text:style-name="P196"><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6">from the Guidelines:</text:span></text:p>
      <text:p text:style-name="P163"><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1">http://iatistandard.org/202/codelists/TransactionType/</text:span></text:a></text:p>
      <text:h text:style-name="P423" text:outline-level="3"><text:bookmark-start text:name="__RefHeading___Toc2293_508472133"/>4.1.<text:span text:style-name="T148">9</text:span>) iati-activities→iati-activity→<text:span text:style-name="T144">document-link</text:span><text:bookmark-end text:name="__RefHeading___Toc2293_508472133"/></text:h>
      <text:p text:style-name="P157">A link to an online, publicly accessible web page or document. This implies some IT infrastructure should be in place. <text:span text:style-name="T147">The following documents are to be published:</text:span></text:p>
      <text:list xml:id="list4167716608379217685" text:style-name="L11">
        <text:list-item>
          <text:p text:style-name="P365">Annual analysis report on progress of the activity <text:span text:style-name="T155">(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61">XML <text:span text:style-name="T20">attribute</text:span></text:p>
          </table:table-cell>
          <table:table-cell table:style-name="Table29.B1" office:value-type="string">
            <text:p text:style-name="P287">value</text:p>
          </table:table-cell>
        </table:table-row>
        <table:table-row>
          <table:table-cell table:style-name="Table29.A2" office:value-type="string">
            <text:p text:style-name="P330">url</text:p>
          </table:table-cell>
          <table:table-cell table:style-name="Table29.B2" office:value-type="string">
            <text:p text:style-name="P192"><text:a xlink:type="simple" xlink:href="https://iati.hivos.org/docs/" text:style-name="Internet_20_link" text:visited-style-name="Visited_20_Internet_20_Link">https://iati.hivos.org/docs/</text:a> + <text:span text:style-name="T215">HV_ATT_QVW.</text:span>EXTA_ATTXT_URL<text:line-break/><text:span text:style-name="T217">where HV_ATT_QVW.EXTA_CATEGORY_ID='1000300' </text:span></text:p>
          </table:table-cell>
        </table:table-row>
        <table:table-row>
          <table:table-cell table:style-name="Table29.A2" office:value-type="string">
            <text:p text:style-name="P330">format</text:p>
          </table:table-cell>
          <table:table-cell table:style-name="Table29.B2" office:value-type="string">
            <text:p text:style-name="P158">application/octet-stream<text:span text:style-name="T216"><text:line-break/>http://iatistandard.org/202/codelists/FileFormat/</text:span></text:p>
          </table:table-cell>
        </table:table-row>
        <table:table-row>
          <table:table-cell table:style-name="Table29.A2" office:value-type="string">
            <text:p text:style-name="P330">→ title narrativ<text:span text:style-name="T216">e</text:span></text:p>
          </table:table-cell>
          <table:table-cell table:style-name="Table29.B2" office:value-type="string">
            <text:p text:style-name="P191"><text:bookmark-start text:name="__DdeLink__3572_1737539453"/><text:bookmark-start text:name="__DdeLink__3586_1737539453"/><text:span text:style-name="T215">HV_ATT_QVW.</text:span><text:bookmark-end text:name="__DdeLink__3586_1737539453"/><text:span text:style-name="T215">EXTA_ATTXT_NAME</text:span><text:bookmark-end text:name="__DdeLink__3572_1737539453"/></text:p>
          </table:table-cell>
        </table:table-row>
        <table:table-row>
          <table:table-cell table:style-name="Table29.A2" office:value-type="string">
            <text:p text:style-name="P6">→<text:span text:style-name="T145"> </text:span>category code</text:p>
          </table:table-cell>
          <table:table-cell table:style-name="Table29.B2" office:value-type="string">
            <text:p text:style-name="P159"><text:span text:style-name="T154">A07</text:span><text:line-break/>http://iatistandard.org/202/codelists/DocumentCategory/</text:p>
          </table:table-cell>
        </table:table-row>
        <table:table-row>
          <table:table-cell table:style-name="Table29.A2" office:value-type="string">
            <text:p text:style-name="P331">→<text:span text:style-name="T145"> language</text:span> code</text:p>
          </table:table-cell>
          <table:table-cell table:style-name="Table29.B2" office:value-type="string">
            <text:p text:style-name="P160">en</text:p>
          </table:table-cell>
        </table:table-row>
        <table:table-row>
          <table:table-cell table:style-name="Table29.A2" office:value-type="string">
            <text:p text:style-name="P6">→ document-date</text:p>
            <text:p text:style-name="P343"/>
          </table:table-cell>
          <table:table-cell table:style-name="Table29.B2" office:value-type="string">
            <text:p text:style-name="P193"><text:span text:style-name="T215">HV_ATT_QVW.</text:span>EXTA_ATTXT_POSTALDATE</text:p>
          </table:table-cell>
        </table:table-row>
      </table:table>
      <text:p text:style-name="P18"/>
      <text:p text:style-name="P190">All documents of <text:s/><text:span text:style-name="T217">EXTA_CATEGORY_ID 1000300 'A07' are copied to a Basic Web Server that can be reached via </text:span><text:a xlink:type="simple" xlink:href="https://iati.hivos.org/docs/" text:style-name="Internet_20_link" text:visited-style-name="Visited_20_Internet_20_Link"><text:span text:style-name="T217">https://iati.hivos.org/docs/</text:span></text:a><text:span text:style-name="T217">.</text:span></text:p>
      <text:p text:style-name="P190"/>
      <text:h text:style-name="P424" text:outline-level="3"><text:bookmark-start text:name="__RefHeading___Toc2295_508472133"/>4.1.<text:span text:style-name="T148">10</text:span>) iati-activities→iati-activity→<text:span text:style-name="T148">related-activity</text:span><text:bookmark-end text:name="__RefHeading___Toc2295_508472133"/></text:h>
      <text:p text:style-name="P106">Only for <text:span text:style-name="T178">child</text:span> activities. </text:p>
      <text:p text:style-name="P161">Reference from Osiris Project Cluster to Osiris Fund as described in <text:span text:style-name="T152">figure 2 </text:span><text:span text:style-name="T176">and the</text:span><text:span text:style-name="T175"> </text:span><text:span text:style-name="T152">Program Funding Use Case</text:span><text:span text:style-name="T174"> chapter.</text:span></text:p>
      <table:table table:name="Table41" table:style-name="Table41">
        <table:table-column table:style-name="Table41.A"/>
        <table:table-column table:style-name="Table41.B"/>
        <table:table-row>
          <table:table-cell table:style-name="Table41.A1" office:value-type="string">
            <text:p text:style-name="P262">XML <text:span text:style-name="T20">attribute</text:span></text:p>
          </table:table-cell>
          <table:table-cell table:style-name="Table41.B1" office:value-type="string">
            <text:p text:style-name="P288">value</text:p>
          </table:table-cell>
        </table:table-row>
        <table:table-row>
          <table:table-cell table:style-name="Table41.A2" office:value-type="string">
            <text:p text:style-name="P332">ref</text:p>
          </table:table-cell>
          <table:table-cell table:style-name="Table41.B2" office:value-type="string">
            <text:p text:style-name="P76">NL-KVK-41198677-AFGO_FUND-AFGO_FUND.<text:span text:style-name="T186">REFERENCENO</text:span></text:p>
          </table:table-cell>
        </table:table-row>
        <table:table-row>
          <table:table-cell table:style-name="Table41.A2" office:value-type="string">
            <text:p text:style-name="P332">type</text:p>
          </table:table-cell>
          <table:table-cell table:style-name="Table41.B2" office:value-type="string">
            <text:p text:style-name="P162">1</text:p>
          </table:table-cell>
        </table:table-row>
      </table:table>
      <text:p text:style-name="P19"/>
      <text:p text:style-name="P161"><text:span text:style-name="T177">t</text:span>ype: 1 <text:span text:style-name="T179">=&gt; p</text:span>arent<text:line-break/><text:span text:style-name="T177">Argumentation (type): from the Guidelines:</text:span></text:p>
      <text:p text:style-name="P108">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8">The ministry chooses to only use the ‘parent’ relation, pointing from the child to the parent.</text:p>
      <text:p text:style-name="P206"><text:span text:style-name="T110">Docu</text:span><text:span text:style-name="T125">mentation (type): </text:span><text:a xlink:type="simple" xlink:href="http://iatistandard.org/202/codelists/RelatedActivityType/" text:style-name="Internet_20_link" text:visited-style-name="Visited_20_Internet_20_Link"><text:span text:style-name="T125">http://iatistandard.org/202/codelists/RelatedActivityType/</text:span></text:a></text:p>
      <text:h text:style-name="P390" text:outline-level="2"><text:bookmark-start text:name="__DdeLink__3315_1573639204"/><text:bookmark-start text:name="__RefHeading___Toc2297_508472133"/>R<text:bookmark-end text:name="__DdeLink__3315_1573639204"/>esult<text:bookmark-end text:name="__RefHeading___Toc2297_508472133"/></text:h>
      <text:p text:style-name="P173"><draw:g text:anchor-type="paragraph" draw:z-index="5" draw:style-name="gr1"><draw:custom-shape draw:style-name="gr2" draw:text-style-name="P427" svg:width="2.3661in" svg:height="2.8114in" svg:x="3.8283in" svg:y="1.0181in"><text:p><text:span text:style-name="T225">afgo_criteriumset</text:span></text:p><draw:enhanced-geometry svg:viewBox="0 0 21600 21600" draw:type="rectangle" draw:enhanced-path="M 0 0 L 21600 0 21600 21600 0 21600 0 0 Z N"/></draw:custom-shape><draw:g draw:style-name="gr3"><draw:custom-shape draw:style-name="gr4" draw:text-style-name="P428" svg:width="2.1425in" svg:height="2.4835in" svg:x="3.9555in" svg:y="1.2339in"><text:p><text:span text:style-name="T225"><text:s/></text:span><text:span text:style-name="T225">afgo_criterium</text:span></text:p><draw:enhanced-geometry svg:viewBox="0 0 21600 21600" draw:type="rectangle" draw:enhanced-path="M 0 0 L 21600 0 21600 21600 0 21600 0 0 Z N"/></draw:custom-shape><draw:g draw:style-name="gr3"><draw:custom-shape draw:style-name="gr5" draw:text-style-name="P430" svg:width="1.8815in" svg:height="0.6252in" svg:x="4.0972in" svg:y="1.4717in"><text:p text:style-name="P429"><text:span text:style-name="T225">afgo_assessment</text:span></text:p><text:p text:style-name="P429"><text:span text:style-name="T225">→ </text:span><text:span text:style-name="T225">afgo_assessmentline, </text:span><text:span text:style-name="T225"><text:line-break/></text:span><text:span text:style-name="T225">afgo_criterium, ad_ref...</text:span></text:p><draw:enhanced-geometry svg:viewBox="0 0 21600 21600" draw:type="rectangle" draw:enhanced-path="M 0 0 L 21600 0 21600 21600 0 21600 0 0 Z N"/></draw:custom-shape><draw:custom-shape draw:style-name="gr5" draw:text-style-name="P430" svg:width="1.8815in" svg:height="0.6252in" svg:x="4.0972in" svg:y="2.2236in"><text:p text:style-name="P429"><text:span text:style-name="T225">afgo_assessment</text:span></text:p><text:p text:style-name="P429"><text:span text:style-name="T225">→ </text:span><text:span text:style-name="T225">afgo_assessmentline, </text:span><text:span text:style-name="T225"><text:line-break/></text:span><text:span text:style-name="T225">afgo_criterium, ad_ref...</text:span></text:p><draw:enhanced-geometry svg:viewBox="0 0 21600 21600" draw:type="rectangle" draw:enhanced-path="M 0 0 L 21600 0 21600 21600 0 21600 0 0 Z N"/></draw:custom-shape><draw:custom-shape draw:style-name="gr5" draw:text-style-name="P430" svg:width="1.8815in" svg:height="0.6252in" svg:x="4.0819in" svg:y="2.9626in"><text:p text:style-name="P429"><text:span text:style-name="T225">afgo_assessment</text:span></text:p><text:p text:style-name="P429"><text:span text:style-name="T225">→ </text:span><text:span text:style-name="T225">afgo_assessmentline, </text:span><text:span text:style-name="T225"><text:line-break/></text:span><text:span text:style-name="T225">afgo_criterium, ad_ref...</text:span></text:p><draw:enhanced-geometry svg:viewBox="0 0 21600 21600" draw:type="rectangle" draw:enhanced-path="M 0 0 L 21600 0 21600 21600 0 21600 0 0 Z N"/></draw:custom-shape></draw:g></draw:g><draw:g draw:style-name="gr3"><draw:custom-shape draw:style-name="gr6" draw:text-style-name="P432" svg:width="2.3661in" svg:height="0.3421in" svg:x="3.8283in" svg:y="0.6764in"><text:p text:style-name="P431"><text:span text:style-name="T225">Osiris</text:span><text:span text:style-name="T225"><text:line-break/></text:span><text:span text:style-name="T226">hv_iati202_buza_vw</text:span></text:p><draw:enhanced-geometry svg:viewBox="0 0 21600 21600" draw:type="rectangle" draw:enhanced-path="M 0 0 L 21600 0 21600 21600 0 21600 0 0 Z N"/></draw:custom-shape><draw:custom-shape draw:style-name="gr7" draw:text-style-name="P433"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35" svg:width="2.3661in" svg:height="0.3421in" svg:x="0.4346in" svg:y="0.6839in"><text:p text:style-name="P434"><text:span text:style-name="T225">IATI</text:span></text:p><draw:enhanced-geometry svg:viewBox="0 0 21600 21600" draw:type="rectangle" draw:enhanced-path="M 0 0 L 21600 0 21600 21600 0 21600 0 0 Z N"/></draw:custom-shape><draw:custom-shape draw:style-name="gr2" draw:text-style-name="P430" svg:width="2.3661in" svg:height="2.8114in" svg:x="0.4346in" svg:y="1.0256in"><text:p text:style-name="P429"><text:span text:style-name="T225"><text:s/></text:span><text:span text:style-name="T225">result</text:span></text:p><draw:enhanced-geometry svg:viewBox="0 0 21600 21600" draw:type="rectangle" draw:enhanced-path="M 0 0 L 21600 0 21600 21600 0 21600 0 0 Z N"/></draw:custom-shape><draw:custom-shape draw:style-name="gr4" draw:text-style-name="P430" svg:width="2.1425in" svg:height="2.4835in" svg:x="0.5618in" svg:y="1.2417in"><text:p text:style-name="P429"><text:span text:style-name="T225"><text:s/></text:span><text:span text:style-name="T225">indicator</text:span></text:p><draw:enhanced-geometry svg:viewBox="0 0 21600 21600" draw:type="rectangle" draw:enhanced-path="M 0 0 L 21600 0 21600 21600 0 21600 0 0 Z N"/></draw:custom-shape><draw:custom-shape draw:style-name="gr5" draw:text-style-name="P430" svg:width="1.8815in" svg:height="0.6252in" svg:x="0.7035in" svg:y="1.4791in"><text:p text:style-name="P429"><text:span text:style-name="T225">baseline</text:span></text:p><draw:enhanced-geometry svg:viewBox="0 0 21600 21600" draw:type="rectangle" draw:enhanced-path="M 0 0 L 21600 0 21600 21600 0 21600 0 0 Z N"/></draw:custom-shape><draw:custom-shape draw:style-name="gr5" draw:text-style-name="P430" svg:width="1.8815in" svg:height="0.6252in" svg:x="0.7035in" svg:y="2.213in"><text:p text:style-name="P429"><text:span text:style-name="T225">period</text:span></text:p><draw:enhanced-geometry svg:viewBox="0 0 21600 21600" draw:mirror-horizontal="false" draw:mirror-vertical="false" draw:type="rectangle" draw:enhanced-path="M 0 0 L 21600 0 21600 21600 0 21600 0 0 Z N"/></draw:custom-shape><draw:custom-shape draw:style-name="gr5" draw:text-style-name="P430" svg:width="1.8815in" svg:height="0.6252in" svg:x="0.6882in" svg:y="2.9701in"><text:p text:style-name="P429"><text:span text:style-name="T225">period</text:span></text:p><draw:enhanced-geometry svg:viewBox="0 0 21600 21600" draw:type="rectangle" draw:enhanced-path="M 0 0 L 21600 0 21600 21600 0 21600 0 0 Z N"/></draw:custom-shape><draw:custom-shape draw:style-name="gr8" draw:text-style-name="P430" svg:width="1.6217in" svg:height="0.2732in" svg:x="0.8228in" svg:y="2.4362in"><text:p text:style-name="P429"><text:span text:style-name="T225">target</text:span></text:p><draw:enhanced-geometry svg:viewBox="0 0 21600 21600" draw:mirror-horizontal="false" draw:mirror-vertical="false" draw:type="rectangle" draw:enhanced-path="M 0 0 L 21600 0 21600 21600 0 21600 0 0 Z N"/></draw:custom-shape><draw:custom-shape draw:style-name="gr8" draw:text-style-name="P430" svg:width="1.6217in" svg:height="0.2732in" svg:x="0.8228in" svg:y="3.163in"><text:p text:style-name="P429"><text:span text:style-name="T225">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4">IATI results allow reporting of </text:span>outputs, outcomes, impacts and other results that stem directly from the activity. <text:span text:style-name="T204">Implemented via an assessment form on project cluster.<text:line-break/><text:line-break/></text:span></text:p>
      <text:p text:style-name="P173"/>
      <text:p text:style-name="P173"/>
      <text:p text:style-name="P173"/>
      <text:p text:style-name="P173"/>
      <text:p text:style-name="P173"/>
      <text:p text:style-name="P173"/>
      <text:p text:style-name="P173"/>
      <text:p text:style-name="P173"/>
      <text:p text:style-name="P173"/>
      <text:h text:style-name="P408"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63">XML <text:span text:style-name="T20">attribute</text:span></text:p>
          </table:table-cell>
          <table:table-cell table:style-name="Table31.B1" office:value-type="string">
            <text:p text:style-name="P289">value</text:p>
          </table:table-cell>
        </table:table-row>
        <table:table-row>
          <table:table-cell table:style-name="Table31.A2" office:value-type="string">
            <text:p text:style-name="P333">type</text:p>
          </table:table-cell>
          <table:table-cell table:style-name="Table31.B2" office:value-type="string">
            <text:p text:style-name="P174"><text:bookmark-start text:name="__DdeLink__3388_1573639204"/>afgo_criteriumset<text:bookmark-end text:name="__DdeLink__3388_1573639204"/>.description</text:p>
          </table:table-cell>
        </table:table-row>
        <table:table-row>
          <table:table-cell table:style-name="Table31.A2" office:value-type="string">
            <text:p text:style-name="P337">aggregation-status</text:p>
          </table:table-cell>
          <table:table-cell table:style-name="Table31.B2" office:value-type="string">
            <text:p text:style-name="P174">0</text:p>
          </table:table-cell>
        </table:table-row>
        <table:table-row>
          <table:table-cell table:style-name="Table31.A2" office:value-type="string">
            <text:p text:style-name="P334"><text:bookmark-start text:name="__DdeLink__3313_1573639204"/>→ title narrative<text:bookmark-end text:name="__DdeLink__3313_1573639204"/></text:p>
          </table:table-cell>
          <table:table-cell table:style-name="Table31.B2" office:value-type="string">
            <text:p text:style-name="P175">afgo_criteriumset.help</text:p>
          </table:table-cell>
        </table:table-row>
        <table:table-row>
          <table:table-cell table:style-name="Table31.A2" office:value-type="string">
            <text:p text:style-name="P335"><text:bookmark-start text:name="__DdeLink__3319_1573639204"/>→ <text:span text:style-name="T199">description</text:span> narrative<text:bookmark-end text:name="__DdeLink__3319_1573639204"/></text:p>
          </table:table-cell>
          <table:table-cell table:style-name="Table31.B2" office:value-type="string">
            <text:p text:style-name="P175">afgo_criteriumset.documentnote</text:p>
          </table:table-cell>
        </table:table-row>
      </table:table>
      <text:h text:style-name="P409" text:outline-level="3"/>
      <text:h text:style-name="P425" text:outline-level="3"><text:bookmark-start text:name="__RefHeading___Toc3490_851305276"/><text:bookmark-start text:name="__DdeLink__3323_1573639204"/><text:span text:style-name="T110">4.1.</text:span><text:span text:style-name="T132">11</text:span><text:span text:style-name="T110">) iati-activities→iati-activity→</text:span><text:span text:style-name="T132">result-</text:span><text:span text:style-name="T133">&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8">measure</text:p>
          </table:table-cell>
          <table:table-cell table:style-name="Table43.B1" office:value-type="string">
            <text:p text:style-name="P176">ad_reference.description<text:line-break/>'Float Number' then '1', '10 Digit numeric' then '2' , <text:span text:style-name="T211">'Reference List' then '1'</text:span></text:p>
          </table:table-cell>
        </table:table-row>
        <table:table-row>
          <table:table-cell table:style-name="Table43.A2" office:value-type="string">
            <text:p text:style-name="P28">ascending</text:p>
          </table:table-cell>
          <table:table-cell table:style-name="Table43.B2" office:value-type="string">
            <text:p text:style-name="P175">1</text:p>
          </table:table-cell>
        </table:table-row>
        <table:table-row>
          <table:table-cell table:style-name="Table43.A2" office:value-type="string">
            <text:p text:style-name="P335">→ title narrative</text:p>
          </table:table-cell>
          <table:table-cell table:style-name="Table43.B2" office:value-type="string">
            <text:p text:style-name="P175">afgo_<text:bookmark-start text:name="__DdeLink__3678_1432815435"/>criterium<text:bookmark-end text:name="__DdeLink__3678_1432815435"/>.help </text:p>
          </table:table-cell>
        </table:table-row>
        <table:table-row table:style-name="Table43.4">
          <table:table-cell table:style-name="Table43.A2" office:value-type="string">
            <text:p text:style-name="P335">→ <text:span text:style-name="T199">description</text:span> narrative</text:p>
          </table:table-cell>
          <table:table-cell table:style-name="Table43.B2" office:value-type="string">
            <text:p text:style-name="P175">afgo_criterium.documentnote</text:p>
          </table:table-cell>
        </table:table-row>
        <table:table-row>
          <table:table-cell table:style-name="Table43.A2" office:value-type="string">
            <text:p text:style-name="P335"/>
          </table:table-cell>
          <table:table-cell table:style-name="Table43.B2" office:value-type="string">
            <text:p text:style-name="P110">select distinct … where<text:line-break/>result.afgo_criteriumset_id = indicator.afgo_criteriumset_id<text:line-break/><text:span text:style-name="T153">AND </text:span><text:span text:style-name="T149">criterium.</text:span><text:span text:style-name="T153">description = '</text:span><text:bookmark-start text:name="__DdeLink__3680_1432815435"/><text:span text:style-name="T153">IATI indicator</text:span><text:bookmark-end text:name="__DdeLink__3680_1432815435"/><text:span text:style-name="T153">'</text:span></text:p>
          </table:table-cell>
        </table:table-row>
      </table:table>
      <text:h text:style-name="P411" text:outline-level="3"><text:bookmark-start text:name="__RefHeading___Toc3492_851305276"/><text:bookmark-end text:name="__DdeLink__3323_1573639204"/><text:span text:style-name="T110">4.1.</text:span><text:span text:style-name="T132">11</text:span><text:span text:style-name="T110">) iati..iati-activity→</text:span><text:span text:style-name="T132">result-</text:span><text:span text:style-name="T133">&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9">year</text:p>
          </table:table-cell>
          <table:table-cell table:style-name="Table44.B1" office:value-type="string">
            <text:p text:style-name="P177">afgo_scheduleitem.datedoc</text:p>
          </table:table-cell>
        </table:table-row>
        <table:table-row>
          <table:table-cell table:style-name="Table44.A2" office:value-type="string">
            <text:p text:style-name="P341">value</text:p>
          </table:table-cell>
          <table:table-cell table:style-name="Table44.B2" office:value-type="string">
            <text:p text:style-name="P179"><text:span text:style-name="T205">afgo_assessmentline</text:span>.numericscore || <text:span text:style-name="T205">afgo_assessmentline</text:span>.integerscore</text:p>
          </table:table-cell>
        </table:table-row>
        <table:table-row>
          <table:table-cell table:style-name="Table44.A2" office:value-type="string">
            <text:p text:style-name="P335">→ <text:span text:style-name="T205">comment</text:span> narrative</text:p>
          </table:table-cell>
          <table:table-cell table:style-name="Table44.B2" office:value-type="string">
            <text:p text:style-name="P180">afgo_assessmentline.longdescription<text:span text:style-name="T189">1</text:span></text:p>
          </table:table-cell>
        </table:table-row>
        <table:table-row>
          <table:table-cell table:style-name="Table44.A2" office:value-type="string">
            <text:p text:style-name="P335"/>
          </table:table-cell>
          <table:table-cell table:style-name="Table44.B2" office:value-type="string">
            <text:p text:style-name="P109">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IATI all baseline data'</text:span></text:p>
          </table:table-cell>
        </table:table-row>
      </table:table>
      <text:p text:style-name="P22"/>
      <text:p text:style-name="P22"><text:a xlink:type="simple" xlink:href="http://iatistandard.org/202/codelists/ResultType/" text:style-name="Internet_20_link" text:visited-style-name="Visited_20_Internet_20_Link">http://iatistandard.org/202/codelists/ResultType/</text:a></text:p>
      <text:p text:style-name="P22"><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1"/>
      <text:p text:style-name="P21"/>
      <text:p text:style-name="P183"><text:span text:style-name="T189">1 </text:span>longdescription is a <text:span text:style-name="T219"><text:s/>is a CLOB field, the output is currently limited to 32000 characters.</text:span> </text:p>
      <text:p text:style-name="P24"/>
      <text:h text:style-name="P426" text:outline-level="3"><text:bookmark-start text:name="__RefHeading___Toc3494_851305276"/><text:span text:style-name="T110">4.1.</text:span><text:span text:style-name="T132">11</text:span><text:span text:style-name="T110">) iati..iati-activity→result→indicator→period</text:span><text:span text:style-name="T134">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40">period-start iso-date</text:p>
          </table:table-cell>
          <table:table-cell table:style-name="Table45.B1" office:value-type="string">
            <text:p text:style-name="P38">AFGO_PROJECTCLUSTER.STARTDATE <text:span text:style-name="T158">(from child)</text:span></text:p>
          </table:table-cell>
        </table:table-row>
        <table:table-row>
          <table:table-cell table:style-name="Table45.A2" office:value-type="string">
            <text:p text:style-name="P340">period-end iso-date</text:p>
          </table:table-cell>
          <table:table-cell table:style-name="Table45.B2" office:value-type="string">
            <text:p text:style-name="P37">AFGO_PROJECTCLUSTER.<text:span text:style-name="T207">END</text:span>DATE <text:span text:style-name="T158">(from child)</text:span></text:p>
          </table:table-cell>
        </table:table-row>
        <table:table-row>
          <table:table-cell table:style-name="Table45.A2" office:value-type="string">
            <text:p text:style-name="P336">→ <text:span text:style-name="T207">target value</text:span></text:p>
          </table:table-cell>
          <table:table-cell table:style-name="Table45.B2" office:value-type="string">
            <text:p text:style-name="P185">afgo_assessmentline.numericscore || afgo_assessmentline.integerscore</text:p>
          </table:table-cell>
        </table:table-row>
        <table:table-row>
          <table:table-cell table:style-name="Table45.A2" office:value-type="string">
            <text:p text:style-name="P336">→ <text:span text:style-name="T207">target </text:span>→ <text:span text:style-name="T205">comment</text:span> narrative</text:p>
          </table:table-cell>
          <table:table-cell table:style-name="Table45.B2" office:value-type="string">
            <text:p text:style-name="P180">afgo_assessmentline.longdescriptionb<text:span text:style-name="T189">1</text:span></text:p>
          </table:table-cell>
        </table:table-row>
        <table:table-row>
          <table:table-cell table:style-name="Table45.A2" office:value-type="string">
            <text:p text:style-name="P336"/>
          </table:table-cell>
          <table:table-cell table:style-name="Table45.B2" office:value-type="string">
            <text:p text:style-name="P109">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target data</text:span><text:span text:style-name="T202">'</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3"/>
      <text:p text:style-name="P178"/>
      <text:h text:style-name="P412" text:outline-level="3"><text:bookmark-start text:name="__RefHeading___Toc3496_851305276"/><text:span text:style-name="T110">4.1.</text:span><text:span text:style-name="T132">11</text:span><text:span text:style-name="T110">) iati..iati-activity→result→indicator→period</text:span><text:span text:style-name="T134">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40">period-start iso-date</text:p>
          </table:table-cell>
          <table:table-cell table:style-name="Table46.B1" office:value-type="string">
            <text:p text:style-name="P37">AFGO_PROJECTCLUSTER.STARTDATE <text:span text:style-name="T158">(from child)</text:span></text:p>
          </table:table-cell>
        </table:table-row>
        <table:table-row>
          <table:table-cell table:style-name="Table46.A2" office:value-type="string">
            <text:p text:style-name="P340">period-end iso-date</text:p>
          </table:table-cell>
          <table:table-cell table:style-name="Table46.B2" office:value-type="string">
            <text:p text:style-name="P60">sysdate</text:p>
          </table:table-cell>
        </table:table-row>
        <table:table-row>
          <table:table-cell table:style-name="Table46.A2" office:value-type="string">
            <text:p text:style-name="P336">→ <text:span text:style-name="T207">actual value</text:span></text:p>
          </table:table-cell>
          <table:table-cell table:style-name="Table46.B2" office:value-type="string">
            <text:p text:style-name="P185">afgo_assessmentline.numericscore || afgo_assessmentline.integerscore</text:p>
          </table:table-cell>
        </table:table-row>
        <table:table-row>
          <table:table-cell table:style-name="Table46.A2" office:value-type="string">
            <text:p text:style-name="P336">→ <text:span text:style-name="T207">actual </text:span>→ <text:span text:style-name="T205">comment</text:span> narrative</text:p>
          </table:table-cell>
          <table:table-cell table:style-name="Table46.B2" office:value-type="string">
            <text:p text:style-name="P181">afgo_assessmentline.longdescriptionb<text:span text:style-name="T189">1</text:span></text:p>
          </table:table-cell>
        </table:table-row>
        <table:table-row>
          <table:table-cell table:style-name="Table46.A2" office:value-type="string">
            <text:p text:style-name="P336"/>
          </table:table-cell>
          <table:table-cell table:style-name="Table46.B2" office:value-type="string">
            <text:p text:style-name="P109">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actual data</text:span><text:span text:style-name="T202">'</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3"/>
      <text:p text:style-name="P23"/>
      <text:p text:style-name="P181"><text:span text:style-name="T189">1 </text:span>longdescriptionb is a VARCHAR field converted from the CLOB field longdescription. Only available in the Hivos reporting database. </text:p>
      <text:p text:style-name="P26"><text:s text:c="3"/>ALTER TABLE afgo_assessmentline ADD (LONGDESCRIPTIONB varchar2(4000));</text:p>
      <text:p text:style-name="P26"><text:s text:c="3"/>UPDATE afgo_assessmentline SET LONGDESCRIPTIONB = dbms_lob.substr( LONGDESCRIPTION, 2000, 1);</text:p>
      <text:p text:style-name="P26"/>
      <text:p text:style-name="P25"/>
      <text:h text:style-name="P383" text:outline-level="1"><text:bookmark-start text:name="__RefHeading___Toc3627_473243081"/>IATI <text:span text:style-name="T2">Organisation file</text:span><text:bookmark-end text:name="__RefHeading___Toc3627_473243081"/></text:h>
      <text:p text:style-name="P115"/>
      <text:p text:style-name="P117">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5"><text:a xlink:type="simple" xlink:href="http://iatistandard.org/202/organisation-standard/overview/organisation-file/" text:style-name="Internet_20_link" text:visited-style-name="Visited_20_Internet_20_Link"><text:span text:style-name="T220">http://iatistandard.org/202/organisation-standard/overview/organisation-file/</text:span></text:a></text:p>
      <text:p text:style-name="P205"><text:span text:style-name="T220">The following online tool has been used to obtain more insights in how to set up an organisation file: </text:span><text:a xlink:type="simple" xlink:href="https://aidstream.org/" text:style-name="Internet_20_link" text:visited-style-name="Visited_20_Internet_20_Link"><text:span text:style-name="T220">https://aidstream.org/</text:span></text:a><text:span text:style-name="T220"><text:line-break/></text:span></text:p>
      <text:h text:style-name="P387" text:outline-level="2"><text:bookmark-start text:name="__RefHeading___Toc1733_11342154551"/>Organisation<text:bookmark-end text:name="__RefHeading___Toc1733_11342154551"/></text:h>
      <text:p text:style-name="P194"><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4"><draw:frame draw:style-name="fr3" draw:name="Image4" text:anchor-type="paragraph" svg:width="6.9252in" svg:height="3.7563in" draw:z-index="6"><draw:image xlink:href="Pictures/10000201000003A1000001F8C97153FFE138E7F4.png" xlink:type="simple" xlink:show="embed" xlink:actuate="onLoad"/></draw:frame></text:p>
      <text:p text:style-name="P184"><text:soft-page-break/></text:p>
      <text:p text:style-name="P184"/>
      <text:p text:style-name="P347"><draw:frame draw:style-name="fr6" draw:name="Image5" text:anchor-type="paragraph" svg:width="7.6598in" svg:height="6.4598in" draw:z-index="7"><draw:image xlink:href="Pictures/10000201000002DF0000026C888D94369BCCA066.png" xlink:type="simple" xlink:show="embed" xlink:actuate="onLoad"/></draw:frame><text:span text:style-name="T157">Figure 2: </text:span>Hivos IATI <text:span text:style-name="T221">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2" svg:font-family="'DejaVu Sans'"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2"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2"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1</text:span> - <text:date style:data-style-name="N76" text:date-value="2017-08-30T13:30:02.159859286">August 30, 2017</text:date><text:tab/><text:tab/><text:page-number text:select-page="current">6</text:page-number> of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7-08-30T13:30:02.144807091</dc:date>
    <meta:editing-duration>P2DT19H28M21S</meta:editing-duration>
    <meta:editing-cycles>475</meta:editing-cycles>
    <meta:generator>LibreOffice/5.2.7.2$Linux_X86_64 LibreOffice_project/20$Build-2</meta:generator>
    <meta:document-statistic meta:table-count="47" meta:image-count="7" meta:object-count="0" meta:page-count="32" meta:paragraph-count="590" meta:word-count="3131" meta:character-count="28131" meta:non-whitespace-character-count="25221"/>
  </office:meta>
</office:document-meta>
</file>